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sion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r</text:p>
          </table:table-cell>
          <table:table-cell table:number-columns-repeated="3"/>
          <table:table-cell office:value-type="string" calcext:value-type="string">
            <text:p>konstante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H$2]*(1-EXP(-[.A2]/[.$H$6]))" office:value-type="float" office:value="0" calcext:value-type="float">
            <text:p>0</text:p>
          </table:table-cell>
          <table:table-cell table:formula="of:=[.$H$2]-[.B2]" office:value-type="float" office:value="10.04" calcext:value-type="float">
            <text:p>10.04</text:p>
          </table:table-cell>
          <table:table-cell table:number-columns-repeated="3"/>
          <table:table-cell office:value-type="string" calcext:value-type="string">
            <text:p>Uq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table:formula="of:=[.A2]+[.$H$3]" office:value-type="float" office:value="1" calcext:value-type="float">
            <text:p>1</text:p>
          </table:table-cell>
          <table:table-cell table:formula="of:=[.$H$2]*(1-EXP(-[.A3]/[.$H$6]))" office:value-type="float" office:value="0.121695470618761" calcext:value-type="float">
            <text:p>0.121695470618761</text:p>
          </table:table-cell>
          <table:table-cell table:formula="of:=[.$H$2]-[.B3]" office:value-type="float" office:value="9.91830452938124" calcext:value-type="float">
            <text:p>9.91830452938124</text:p>
          </table:table-cell>
          <table:table-cell table:number-columns-repeated="3"/>
          <table:table-cell office:value-type="string" calcext:value-type="string">
            <text:p>del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]+[.$H$3]" office:value-type="float" office:value="2" calcext:value-type="float">
            <text:p>2</text:p>
          </table:table-cell>
          <table:table-cell table:formula="of:=[.$H$2]*(1-EXP(-[.A4]/[.$H$6]))" office:value-type="float" office:value="0.241915862794382" calcext:value-type="float">
            <text:p>0.241915862794382</text:p>
          </table:table-cell>
          <table:table-cell table:formula="of:=[.$H$2]-[.B4]" office:value-type="float" office:value="9.79808413720562" calcext:value-type="float">
            <text:p>9.7980841372056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table:formula="of:=[.A4]+[.$H$3]" office:value-type="float" office:value="3" calcext:value-type="float">
            <text:p>3</text:p>
          </table:table-cell>
          <table:table-cell table:formula="of:=[.$H$2]*(1-EXP(-[.A5]/[.$H$6]))" office:value-type="float" office:value="0.360679056045324" calcext:value-type="float">
            <text:p>0.360679056045324</text:p>
          </table:table-cell>
          <table:table-cell table:formula="of:=[.$H$2]-[.B5]" office:value-type="float" office:value="9.67932094395468" calcext:value-type="float">
            <text:p>9.67932094395468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formula="of:=[.A5]+[.$H$3]" office:value-type="float" office:value="4" calcext:value-type="float">
            <text:p>4</text:p>
          </table:table-cell>
          <table:table-cell table:formula="of:=[.$H$2]*(1-EXP(-[.A6]/[.$H$6]))" office:value-type="float" office:value="0.47800271317128" calcext:value-type="float">
            <text:p>0.47800271317128</text:p>
          </table:table-cell>
          <table:table-cell table:formula="of:=[.$H$2]-[.B6]" office:value-type="float" office:value="9.56199728682872" calcext:value-type="float">
            <text:p>9.56199728682872</text:p>
          </table:table-cell>
          <table:table-cell table:number-columns-repeated="3"/>
          <table:table-cell office:value-type="string" calcext:value-type="string">
            <text:p>theta</text:p>
          </table:table-cell>
          <table:table-cell table:formula="of:=[.H4]*[.H5]" office:value-type="float" office:value="82" calcext:value-type="float">
            <text:p>82</text:p>
          </table:table-cell>
        </table:table-row>
        <table:table-row table:style-name="ro1">
          <table:table-cell table:formula="of:=[.A6]+[.$H$3]" office:value-type="float" office:value="5" calcext:value-type="float">
            <text:p>5</text:p>
          </table:table-cell>
          <table:table-cell table:formula="of:=[.$H$2]*(1-EXP(-[.A7]/[.$H$6]))" office:value-type="float" office:value="0.593904282880039" calcext:value-type="float">
            <text:p>0.593904282880039</text:p>
          </table:table-cell>
          <table:table-cell table:formula="of:=[.$H$2]-[.B7]" office:value-type="float" office:value="9.44609571711996" calcext:value-type="float">
            <text:p>9.44609571711996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[.H2]/[.H4]" office:value-type="float" office:value="0.000122439024390244" calcext:value-type="float">
            <text:p>0.00012243902439</text:p>
          </table:table-cell>
        </table:table-row>
        <table:table-row table:style-name="ro1">
          <table:table-cell table:formula="of:=[.A7]+[.$H$3]" office:value-type="float" office:value="6" calcext:value-type="float">
            <text:p>6</text:p>
          </table:table-cell>
          <table:table-cell table:formula="of:=[.$H$2]*(1-EXP(-[.A8]/[.$H$6]))" office:value-type="float" office:value="0.708401002382506" calcext:value-type="float">
            <text:p>0.708401002382506</text:p>
          </table:table-cell>
          <table:table-cell table:formula="of:=[.$H$2]-[.B8]" office:value-type="float" office:value="9.33159899761749" calcext:value-type="float">
            <text:p>9.33159899761749</text:p>
          </table:table-cell>
          <table:table-cell table:number-columns-repeated="5"/>
        </table:table-row>
        <table:table-row table:style-name="ro1">
          <table:table-cell table:formula="of:=[.A8]+[.$H$3]" office:value-type="float" office:value="7" calcext:value-type="float">
            <text:p>7</text:p>
          </table:table-cell>
          <table:table-cell table:formula="of:=[.$H$2]*(1-EXP(-[.A9]/[.$H$6]))" office:value-type="float" office:value="0.821509899956273" calcext:value-type="float">
            <text:p>0.821509899956273</text:p>
          </table:table-cell>
          <table:table-cell table:formula="of:=[.$H$2]-[.B9]" office:value-type="float" office:value="9.21849010004373" calcext:value-type="float">
            <text:p>9.21849010004373</text:p>
          </table:table-cell>
          <table:table-cell table:number-columns-repeated="5"/>
        </table:table-row>
        <table:table-row table:style-name="ro1">
          <table:table-cell table:formula="of:=[.A9]+[.$H$3]" office:value-type="float" office:value="8" calcext:value-type="float">
            <text:p>8</text:p>
          </table:table-cell>
          <table:table-cell table:formula="of:=[.$H$2]*(1-EXP(-[.A10]/[.$H$6]))" office:value-type="float" office:value="0.933247797478107" calcext:value-type="float">
            <text:p>0.933247797478107</text:p>
          </table:table-cell>
          <table:table-cell table:formula="of:=[.$H$2]-[.B10]" office:value-type="float" office:value="9.10675220252189" calcext:value-type="float">
            <text:p>9.10675220252189</text:p>
          </table:table-cell>
          <table:table-cell table:number-columns-repeated="5"/>
        </table:table-row>
        <table:table-row table:style-name="ro1">
          <table:table-cell table:formula="of:=[.A10]+[.$H$3]" office:value-type="float" office:value="9" calcext:value-type="float">
            <text:p>9</text:p>
          </table:table-cell>
          <table:table-cell table:formula="of:=[.$H$2]*(1-EXP(-[.A11]/[.$H$6]))" office:value-type="float" office:value="1.04363131292575" calcext:value-type="float">
            <text:p>1.04363131292575</text:p>
          </table:table-cell>
          <table:table-cell table:formula="of:=[.$H$2]-[.B11]" office:value-type="float" office:value="8.99636868707425" calcext:value-type="float">
            <text:p>8.99636868707425</text:p>
          </table:table-cell>
          <table:table-cell table:number-columns-repeated="5"/>
        </table:table-row>
        <table:table-row table:style-name="ro1">
          <table:table-cell table:formula="of:=[.A11]+[.$H$3]" office:value-type="float" office:value="10" calcext:value-type="float">
            <text:p>10</text:p>
          </table:table-cell>
          <table:table-cell table:formula="of:=[.$H$2]*(1-EXP(-[.A12]/[.$H$6]))" office:value-type="float" office:value="1.15267686284939" calcext:value-type="float">
            <text:p>1.15267686284939</text:p>
          </table:table-cell>
          <table:table-cell table:formula="of:=[.$H$2]-[.B12]" office:value-type="float" office:value="8.8873231371506" calcext:value-type="float">
            <text:p>8.8873231371506</text:p>
          </table:table-cell>
          <table:table-cell table:number-columns-repeated="5"/>
        </table:table-row>
        <table:table-row table:style-name="ro1">
          <table:table-cell table:formula="of:=[.A12]+[.$H$3]" office:value-type="float" office:value="11" calcext:value-type="float">
            <text:p>11</text:p>
          </table:table-cell>
          <table:table-cell table:formula="of:=[.$H$2]*(1-EXP(-[.A13]/[.$H$6]))" office:value-type="float" office:value="1.26040066481319" calcext:value-type="float">
            <text:p>1.26040066481319</text:p>
          </table:table-cell>
          <table:table-cell table:formula="of:=[.$H$2]-[.B13]" office:value-type="float" office:value="8.7795993351868" calcext:value-type="float">
            <text:p>8.7795993351868</text:p>
          </table:table-cell>
          <table:table-cell table:number-columns-repeated="5"/>
        </table:table-row>
        <table:table-row table:style-name="ro1">
          <table:table-cell table:formula="of:=[.A13]+[.$H$3]" office:value-type="float" office:value="12" calcext:value-type="float">
            <text:p>12</text:p>
          </table:table-cell>
          <table:table-cell table:formula="of:=[.$H$2]*(1-EXP(-[.A14]/[.$H$6]))" office:value-type="float" office:value="1.36681873980719" calcext:value-type="float">
            <text:p>1.36681873980719</text:p>
          </table:table-cell>
          <table:table-cell table:formula="of:=[.$H$2]-[.B14]" office:value-type="float" office:value="8.67318126019281" calcext:value-type="float">
            <text:p>8.67318126019281</text:p>
          </table:table-cell>
          <table:table-cell table:number-columns-repeated="5"/>
        </table:table-row>
        <table:table-row table:style-name="ro1">
          <table:table-cell table:formula="of:=[.A14]+[.$H$3]" office:value-type="float" office:value="13" calcext:value-type="float">
            <text:p>13</text:p>
          </table:table-cell>
          <table:table-cell table:formula="of:=[.$H$2]*(1-EXP(-[.A15]/[.$H$6]))" office:value-type="float" office:value="1.47194691463" calcext:value-type="float">
            <text:p>1.47194691463</text:p>
          </table:table-cell>
          <table:table-cell table:formula="of:=[.$H$2]-[.B15]" office:value-type="float" office:value="8.56805308537" calcext:value-type="float">
            <text:p>8.56805308537</text:p>
          </table:table-cell>
          <table:table-cell table:number-columns-repeated="5"/>
        </table:table-row>
        <table:table-row table:style-name="ro1">
          <table:table-cell table:formula="of:=[.A15]+[.$H$3]" office:value-type="float" office:value="14" calcext:value-type="float">
            <text:p>14</text:p>
          </table:table-cell>
          <table:table-cell table:formula="of:=[.$H$2]*(1-EXP(-[.A16]/[.$H$6]))" office:value-type="float" office:value="1.57580082424261" calcext:value-type="float">
            <text:p>1.57580082424261</text:p>
          </table:table-cell>
          <table:table-cell table:formula="of:=[.$H$2]-[.B16]" office:value-type="float" office:value="8.46419917575739" calcext:value-type="float">
            <text:p>8.46419917575739</text:p>
          </table:table-cell>
          <table:table-cell table:number-columns-repeated="5"/>
        </table:table-row>
        <table:table-row table:style-name="ro1">
          <table:table-cell table:formula="of:=[.A16]+[.$H$3]" office:value-type="float" office:value="15" calcext:value-type="float">
            <text:p>15</text:p>
          </table:table-cell>
          <table:table-cell table:formula="of:=[.$H$2]*(1-EXP(-[.A17]/[.$H$6]))" office:value-type="float" office:value="1.67839591409368" calcext:value-type="float">
            <text:p>1.67839591409368</text:p>
          </table:table-cell>
          <table:table-cell table:formula="of:=[.$H$2]-[.B17]" office:value-type="float" office:value="8.36160408590632" calcext:value-type="float">
            <text:p>8.36160408590632</text:p>
          </table:table-cell>
          <table:table-cell table:number-columns-repeated="5"/>
        </table:table-row>
        <table:table-row table:style-name="ro1">
          <table:table-cell table:formula="of:=[.A17]+[.$H$3]" office:value-type="float" office:value="16" calcext:value-type="float">
            <text:p>16</text:p>
          </table:table-cell>
          <table:table-cell table:formula="of:=[.$H$2]*(1-EXP(-[.A18]/[.$H$6]))" office:value-type="float" office:value="1.7797474424166" calcext:value-type="float">
            <text:p>1.7797474424166</text:p>
          </table:table-cell>
          <table:table-cell table:formula="of:=[.$H$2]-[.B18]" office:value-type="float" office:value="8.2602525575834" calcext:value-type="float">
            <text:p>8.2602525575834</text:p>
          </table:table-cell>
          <table:table-cell table:number-columns-repeated="5"/>
        </table:table-row>
        <table:table-row table:style-name="ro1">
          <table:table-cell table:formula="of:=[.A18]+[.$H$3]" office:value-type="float" office:value="17" calcext:value-type="float">
            <text:p>17</text:p>
          </table:table-cell>
          <table:table-cell table:formula="of:=[.$H$2]*(1-EXP(-[.A19]/[.$H$6]))" office:value-type="float" office:value="1.87987048249876" calcext:value-type="float">
            <text:p>1.87987048249876</text:p>
          </table:table-cell>
          <table:table-cell table:formula="of:=[.$H$2]-[.B19]" office:value-type="float" office:value="8.16012951750123" calcext:value-type="float">
            <text:p>8.16012951750123</text:p>
          </table:table-cell>
          <table:table-cell table:number-columns-repeated="5"/>
        </table:table-row>
        <table:table-row table:style-name="ro1">
          <table:table-cell table:formula="of:=[.A19]+[.$H$3]" office:value-type="float" office:value="18" calcext:value-type="float">
            <text:p>18</text:p>
          </table:table-cell>
          <table:table-cell table:formula="of:=[.$H$2]*(1-EXP(-[.A20]/[.$H$6]))" office:value-type="float" office:value="1.9787799249233" calcext:value-type="float">
            <text:p>1.9787799249233</text:p>
          </table:table-cell>
          <table:table-cell table:formula="of:=[.$H$2]-[.B20]" office:value-type="float" office:value="8.0612200750767" calcext:value-type="float">
            <text:p>8.0612200750767</text:p>
          </table:table-cell>
          <table:table-cell table:number-columns-repeated="5"/>
        </table:table-row>
        <table:table-row table:style-name="ro1">
          <table:table-cell table:formula="of:=[.A20]+[.$H$3]" office:value-type="float" office:value="19" calcext:value-type="float">
            <text:p>19</text:p>
          </table:table-cell>
          <table:table-cell table:formula="of:=[.$H$2]*(1-EXP(-[.A21]/[.$H$6]))" office:value-type="float" office:value="2.07649047978365" calcext:value-type="float">
            <text:p>2.07649047978365</text:p>
          </table:table-cell>
          <table:table-cell table:formula="of:=[.$H$2]-[.B21]" office:value-type="float" office:value="7.96350952021635" calcext:value-type="float">
            <text:p>7.96350952021635</text:p>
          </table:table-cell>
          <table:table-cell table:number-columns-repeated="5"/>
        </table:table-row>
        <table:table-row table:style-name="ro1">
          <table:table-cell table:formula="of:=[.A21]+[.$H$3]" office:value-type="float" office:value="20" calcext:value-type="float">
            <text:p>20</text:p>
          </table:table-cell>
          <table:table-cell table:formula="of:=[.$H$2]*(1-EXP(-[.A22]/[.$H$6]))" office:value-type="float" office:value="2.17301667887127" calcext:value-type="float">
            <text:p>2.17301667887127</text:p>
          </table:table-cell>
          <table:table-cell table:formula="of:=[.$H$2]-[.B22]" office:value-type="float" office:value="7.86698332112873" calcext:value-type="float">
            <text:p>7.86698332112873</text:p>
          </table:table-cell>
          <table:table-cell table:number-columns-repeated="5"/>
        </table:table-row>
        <table:table-row table:style-name="ro1">
          <table:table-cell table:formula="of:=[.A22]+[.$H$3]" office:value-type="float" office:value="21" calcext:value-type="float">
            <text:p>21</text:p>
          </table:table-cell>
          <table:table-cell table:formula="of:=[.$H$2]*(1-EXP(-[.A23]/[.$H$6]))" office:value-type="float" office:value="2.26837287783688" calcext:value-type="float">
            <text:p>2.26837287783688</text:p>
          </table:table-cell>
          <table:table-cell table:formula="of:=[.$H$2]-[.B23]" office:value-type="float" office:value="7.77162712216312" calcext:value-type="float">
            <text:p>7.77162712216312</text:p>
          </table:table-cell>
          <table:table-cell table:number-columns-repeated="5"/>
        </table:table-row>
        <table:table-row table:style-name="ro1">
          <table:table-cell table:formula="of:=[.A23]+[.$H$3]" office:value-type="float" office:value="22" calcext:value-type="float">
            <text:p>22</text:p>
          </table:table-cell>
          <table:table-cell table:formula="of:=[.$H$2]*(1-EXP(-[.A24]/[.$H$6]))" office:value-type="float" office:value="2.36257325832544" calcext:value-type="float">
            <text:p>2.36257325832544</text:p>
          </table:table-cell>
          <table:table-cell table:formula="of:=[.$H$2]-[.B24]" office:value-type="float" office:value="7.67742674167456" calcext:value-type="float">
            <text:p>7.67742674167456</text:p>
          </table:table-cell>
          <table:table-cell table:number-columns-repeated="5"/>
        </table:table-row>
        <table:table-row table:style-name="ro1">
          <table:table-cell table:formula="of:=[.A24]+[.$H$3]" office:value-type="float" office:value="23" calcext:value-type="float">
            <text:p>23</text:p>
          </table:table-cell>
          <table:table-cell table:formula="of:=[.$H$2]*(1-EXP(-[.A25]/[.$H$6]))" office:value-type="float" office:value="2.45563183008531" calcext:value-type="float">
            <text:p>2.45563183008531</text:p>
          </table:table-cell>
          <table:table-cell table:formula="of:=[.$H$2]-[.B25]" office:value-type="float" office:value="7.58436816991469" calcext:value-type="float">
            <text:p>7.58436816991469</text:p>
          </table:table-cell>
          <table:table-cell table:number-columns-repeated="5"/>
        </table:table-row>
        <table:table-row table:style-name="ro1">
          <table:table-cell table:formula="of:=[.A25]+[.$H$3]" office:value-type="float" office:value="24" calcext:value-type="float">
            <text:p>24</text:p>
          </table:table-cell>
          <table:table-cell table:formula="of:=[.$H$2]*(1-EXP(-[.A26]/[.$H$6]))" office:value-type="float" office:value="2.54756243305182" calcext:value-type="float">
            <text:p>2.54756243305182</text:p>
          </table:table-cell>
          <table:table-cell table:formula="of:=[.$H$2]-[.B26]" office:value-type="float" office:value="7.49243756694818" calcext:value-type="float">
            <text:p>7.49243756694818</text:p>
          </table:table-cell>
          <table:table-cell table:number-columns-repeated="5"/>
        </table:table-row>
        <table:table-row table:style-name="ro1">
          <table:table-cell table:formula="of:=[.A26]+[.$H$3]" office:value-type="float" office:value="25" calcext:value-type="float">
            <text:p>25</text:p>
          </table:table-cell>
          <table:table-cell table:formula="of:=[.$H$2]*(1-EXP(-[.A27]/[.$H$6]))" office:value-type="float" office:value="2.63837873940555" calcext:value-type="float">
            <text:p>2.63837873940555</text:p>
          </table:table-cell>
          <table:table-cell table:formula="of:=[.$H$2]-[.B27]" office:value-type="float" office:value="7.40162126059445" calcext:value-type="float">
            <text:p>7.40162126059445</text:p>
          </table:table-cell>
          <table:table-cell table:number-columns-repeated="5"/>
        </table:table-row>
        <table:table-row table:style-name="ro1">
          <table:table-cell table:formula="of:=[.A27]+[.$H$3]" office:value-type="float" office:value="26" calcext:value-type="float">
            <text:p>26</text:p>
          </table:table-cell>
          <table:table-cell table:formula="of:=[.$H$2]*(1-EXP(-[.A28]/[.$H$6]))" office:value-type="float" office:value="2.72809425560573" calcext:value-type="float">
            <text:p>2.72809425560573</text:p>
          </table:table-cell>
          <table:table-cell table:formula="of:=[.$H$2]-[.B28]" office:value-type="float" office:value="7.31190574439427" calcext:value-type="float">
            <text:p>7.31190574439427</text:p>
          </table:table-cell>
          <table:table-cell table:number-columns-repeated="5"/>
        </table:table-row>
        <table:table-row table:style-name="ro1">
          <table:table-cell table:formula="of:=[.A28]+[.$H$3]" office:value-type="float" office:value="27" calcext:value-type="float">
            <text:p>27</text:p>
          </table:table-cell>
          <table:table-cell table:formula="of:=[.$H$2]*(1-EXP(-[.A29]/[.$H$6]))" office:value-type="float" office:value="2.81672232439897" calcext:value-type="float">
            <text:p>2.81672232439897</text:p>
          </table:table-cell>
          <table:table-cell table:formula="of:=[.$H$2]-[.B29]" office:value-type="float" office:value="7.22327767560103" calcext:value-type="float">
            <text:p>7.22327767560103</text:p>
          </table:table-cell>
          <table:table-cell table:number-columns-repeated="5"/>
        </table:table-row>
        <table:table-row table:style-name="ro1">
          <table:table-cell table:formula="of:=[.A29]+[.$H$3]" office:value-type="float" office:value="28" calcext:value-type="float">
            <text:p>28</text:p>
          </table:table-cell>
          <table:table-cell table:formula="of:=[.$H$2]*(1-EXP(-[.A30]/[.$H$6]))" office:value-type="float" office:value="2.90427612680358" calcext:value-type="float">
            <text:p>2.90427612680358</text:p>
          </table:table-cell>
          <table:table-cell table:formula="of:=[.$H$2]-[.B30]" office:value-type="float" office:value="7.13572387319642" calcext:value-type="float">
            <text:p>7.13572387319642</text:p>
          </table:table-cell>
          <table:table-cell table:number-columns-repeated="5"/>
        </table:table-row>
        <table:table-row table:style-name="ro1">
          <table:table-cell table:formula="of:=[.A30]+[.$H$3]" office:value-type="float" office:value="29" calcext:value-type="float">
            <text:p>29</text:p>
          </table:table-cell>
          <table:table-cell table:formula="of:=[.$H$2]*(1-EXP(-[.A31]/[.$H$6]))" office:value-type="float" office:value="2.99076868406993" calcext:value-type="float">
            <text:p>2.99076868406993</text:p>
          </table:table-cell>
          <table:table-cell table:formula="of:=[.$H$2]-[.B31]" office:value-type="float" office:value="7.04923131593007" calcext:value-type="float">
            <text:p>7.04923131593007</text:p>
          </table:table-cell>
          <table:table-cell table:number-columns-repeated="5"/>
        </table:table-row>
        <table:table-row table:style-name="ro1">
          <table:table-cell table:formula="of:=[.A31]+[.$H$3]" office:value-type="float" office:value="30" calcext:value-type="float">
            <text:p>30</text:p>
          </table:table-cell>
          <table:table-cell table:formula="of:=[.$H$2]*(1-EXP(-[.A32]/[.$H$6]))" office:value-type="float" office:value="3.076212859617" calcext:value-type="float">
            <text:p>3.076212859617</text:p>
          </table:table-cell>
          <table:table-cell table:formula="of:=[.$H$2]-[.B32]" office:value-type="float" office:value="6.963787140383" calcext:value-type="float">
            <text:p>6.963787140383</text:p>
          </table:table-cell>
          <table:table-cell table:number-columns-repeated="5"/>
        </table:table-row>
        <table:table-row table:style-name="ro1">
          <table:table-cell table:formula="of:=[.A32]+[.$H$3]" office:value-type="float" office:value="31" calcext:value-type="float">
            <text:p>31</text:p>
          </table:table-cell>
          <table:table-cell table:formula="of:=[.$H$2]*(1-EXP(-[.A33]/[.$H$6]))" office:value-type="float" office:value="3.16062136094547" calcext:value-type="float">
            <text:p>3.16062136094547</text:p>
          </table:table-cell>
          <table:table-cell table:formula="of:=[.$H$2]-[.B33]" office:value-type="float" office:value="6.87937863905453" calcext:value-type="float">
            <text:p>6.87937863905453</text:p>
          </table:table-cell>
          <table:table-cell table:number-columns-repeated="5"/>
        </table:table-row>
        <table:table-row table:style-name="ro1">
          <table:table-cell table:formula="of:=[.A33]+[.$H$3]" office:value-type="float" office:value="32" calcext:value-type="float">
            <text:p>32</text:p>
          </table:table-cell>
          <table:table-cell table:formula="of:=[.$H$2]*(1-EXP(-[.A34]/[.$H$6]))" office:value-type="float" office:value="3.24400674152758" calcext:value-type="float">
            <text:p>3.24400674152758</text:p>
          </table:table-cell>
          <table:table-cell table:formula="of:=[.$H$2]-[.B34]" office:value-type="float" office:value="6.79599325847242" calcext:value-type="float">
            <text:p>6.79599325847242</text:p>
          </table:table-cell>
          <table:table-cell table:number-columns-repeated="5"/>
        </table:table-row>
        <table:table-row table:style-name="ro1">
          <table:table-cell table:formula="of:=[.A34]+[.$H$3]" office:value-type="float" office:value="33" calcext:value-type="float">
            <text:p>33</text:p>
          </table:table-cell>
          <table:table-cell table:formula="of:=[.$H$2]*(1-EXP(-[.A35]/[.$H$6]))" office:value-type="float" office:value="3.32638140267416" calcext:value-type="float">
            <text:p>3.32638140267416</text:p>
          </table:table-cell>
          <table:table-cell table:formula="of:=[.$H$2]-[.B35]" office:value-type="float" office:value="6.71361859732583" calcext:value-type="float">
            <text:p>6.71361859732583</text:p>
          </table:table-cell>
          <table:table-cell table:number-columns-repeated="5"/>
        </table:table-row>
        <table:table-row table:style-name="ro1">
          <table:table-cell table:formula="of:=[.A35]+[.$H$3]" office:value-type="float" office:value="34" calcext:value-type="float">
            <text:p>34</text:p>
          </table:table-cell>
          <table:table-cell table:formula="of:=[.$H$2]*(1-EXP(-[.A36]/[.$H$6]))" office:value-type="float" office:value="3.40775759537899" calcext:value-type="float">
            <text:p>3.40775759537899</text:p>
          </table:table-cell>
          <table:table-cell table:formula="of:=[.$H$2]-[.B36]" office:value-type="float" office:value="6.63224240462101" calcext:value-type="float">
            <text:p>6.63224240462101</text:p>
          </table:table-cell>
          <table:table-cell table:number-columns-repeated="5"/>
        </table:table-row>
        <table:table-row table:style-name="ro1">
          <table:table-cell table:formula="of:=[.A36]+[.$H$3]" office:value-type="float" office:value="35" calcext:value-type="float">
            <text:p>35</text:p>
          </table:table-cell>
          <table:table-cell table:formula="of:=[.$H$2]*(1-EXP(-[.A37]/[.$H$6]))" office:value-type="float" office:value="3.48814742214075" calcext:value-type="float">
            <text:p>3.48814742214075</text:p>
          </table:table-cell>
          <table:table-cell table:formula="of:=[.$H$2]-[.B37]" office:value-type="float" office:value="6.55185257785925" calcext:value-type="float">
            <text:p>6.55185257785925</text:p>
          </table:table-cell>
          <table:table-cell table:number-columns-repeated="5"/>
        </table:table-row>
        <table:table-row table:style-name="ro1">
          <table:table-cell table:formula="of:=[.A37]+[.$H$3]" office:value-type="float" office:value="36" calcext:value-type="float">
            <text:p>36</text:p>
          </table:table-cell>
          <table:table-cell table:formula="of:=[.$H$2]*(1-EXP(-[.A38]/[.$H$6]))" office:value-type="float" office:value="3.56756283876299" calcext:value-type="float">
            <text:p>3.56756283876299</text:p>
          </table:table-cell>
          <table:table-cell table:formula="of:=[.$H$2]-[.B38]" office:value-type="float" office:value="6.47243716123701" calcext:value-type="float">
            <text:p>6.47243716123701</text:p>
          </table:table-cell>
          <table:table-cell table:number-columns-repeated="5"/>
        </table:table-row>
        <table:table-row table:style-name="ro1">
          <table:table-cell table:formula="of:=[.A38]+[.$H$3]" office:value-type="float" office:value="37" calcext:value-type="float">
            <text:p>37</text:p>
          </table:table-cell>
          <table:table-cell table:formula="of:=[.$H$2]*(1-EXP(-[.A39]/[.$H$6]))" office:value-type="float" office:value="3.64601565613222" calcext:value-type="float">
            <text:p>3.64601565613222</text:p>
          </table:table-cell>
          <table:table-cell table:formula="of:=[.$H$2]-[.B39]" office:value-type="float" office:value="6.39398434386778" calcext:value-type="float">
            <text:p>6.39398434386778</text:p>
          </table:table-cell>
          <table:table-cell table:number-columns-repeated="5"/>
        </table:table-row>
        <table:table-row table:style-name="ro1">
          <table:table-cell table:formula="of:=[.A39]+[.$H$3]" office:value-type="float" office:value="38" calcext:value-type="float">
            <text:p>38</text:p>
          </table:table-cell>
          <table:table-cell table:formula="of:=[.$H$2]*(1-EXP(-[.A40]/[.$H$6]))" office:value-type="float" office:value="3.72351754197445" calcext:value-type="float">
            <text:p>3.72351754197445</text:p>
          </table:table-cell>
          <table:table-cell table:formula="of:=[.$H$2]-[.B40]" office:value-type="float" office:value="6.31648245802555" calcext:value-type="float">
            <text:p>6.31648245802555</text:p>
          </table:table-cell>
          <table:table-cell table:number-columns-repeated="5"/>
        </table:table-row>
        <table:table-row table:style-name="ro1">
          <table:table-cell table:formula="of:=[.A40]+[.$H$3]" office:value-type="float" office:value="39" calcext:value-type="float">
            <text:p>39</text:p>
          </table:table-cell>
          <table:table-cell table:formula="of:=[.$H$2]*(1-EXP(-[.A41]/[.$H$6]))" office:value-type="float" office:value="3.80008002259044" calcext:value-type="float">
            <text:p>3.80008002259044</text:p>
          </table:table-cell>
          <table:table-cell table:formula="of:=[.$H$2]-[.B41]" office:value-type="float" office:value="6.23991997740955" calcext:value-type="float">
            <text:p>6.23991997740955</text:p>
          </table:table-cell>
          <table:table-cell table:number-columns-repeated="5"/>
        </table:table-row>
        <table:table-row table:style-name="ro1">
          <table:table-cell table:formula="of:=[.A41]+[.$H$3]" office:value-type="float" office:value="40" calcext:value-type="float">
            <text:p>40</text:p>
          </table:table-cell>
          <table:table-cell table:formula="of:=[.$H$2]*(1-EXP(-[.A42]/[.$H$6]))" office:value-type="float" office:value="3.87571448456995" calcext:value-type="float">
            <text:p>3.87571448456995</text:p>
          </table:table-cell>
          <table:table-cell table:formula="of:=[.$H$2]-[.B42]" office:value-type="float" office:value="6.16428551543005" calcext:value-type="float">
            <text:p>6.16428551543005</text:p>
          </table:table-cell>
          <table:table-cell table:number-columns-repeated="5"/>
        </table:table-row>
        <table:table-row table:style-name="ro1">
          <table:table-cell table:formula="of:=[.A42]+[.$H$3]" office:value-type="float" office:value="41" calcext:value-type="float">
            <text:p>41</text:p>
          </table:table-cell>
          <table:table-cell table:formula="of:=[.$H$2]*(1-EXP(-[.A43]/[.$H$6]))" office:value-type="float" office:value="3.95043217648516" calcext:value-type="float">
            <text:p>3.95043217648516</text:p>
          </table:table-cell>
          <table:table-cell table:formula="of:=[.$H$2]-[.B43]" office:value-type="float" office:value="6.08956782351484" calcext:value-type="float">
            <text:p>6.08956782351484</text:p>
          </table:table-cell>
          <table:table-cell table:number-columns-repeated="5"/>
        </table:table-row>
        <table:table-row table:style-name="ro1">
          <table:table-cell table:formula="of:=[.A43]+[.$H$3]" office:value-type="float" office:value="42" calcext:value-type="float">
            <text:p>42</text:p>
          </table:table-cell>
          <table:table-cell table:formula="of:=[.$H$2]*(1-EXP(-[.A44]/[.$H$6]))" office:value-type="float" office:value="4.0242442105636" calcext:value-type="float">
            <text:p>4.0242442105636</text:p>
          </table:table-cell>
          <table:table-cell table:formula="of:=[.$H$2]-[.B44]" office:value-type="float" office:value="6.0157557894364" calcext:value-type="float">
            <text:p>6.0157557894364</text:p>
          </table:table-cell>
          <table:table-cell table:number-columns-repeated="5"/>
        </table:table-row>
        <table:table-row table:style-name="ro1">
          <table:table-cell table:formula="of:=[.A44]+[.$H$3]" office:value-type="float" office:value="43" calcext:value-type="float">
            <text:p>43</text:p>
          </table:table-cell>
          <table:table-cell table:formula="of:=[.$H$2]*(1-EXP(-[.A45]/[.$H$6]))" office:value-type="float" office:value="4.09716156434079" calcext:value-type="float">
            <text:p>4.09716156434079</text:p>
          </table:table-cell>
          <table:table-cell table:formula="of:=[.$H$2]-[.B45]" office:value-type="float" office:value="5.94283843565921" calcext:value-type="float">
            <text:p>5.94283843565921</text:p>
          </table:table-cell>
          <table:table-cell table:number-columns-repeated="5"/>
        </table:table-row>
        <table:table-row table:style-name="ro1">
          <table:table-cell table:formula="of:=[.A45]+[.$H$3]" office:value-type="float" office:value="44" calcext:value-type="float">
            <text:p>44</text:p>
          </table:table-cell>
          <table:table-cell table:formula="of:=[.$H$2]*(1-EXP(-[.A46]/[.$H$6]))" office:value-type="float" office:value="4.16919508229286" calcext:value-type="float">
            <text:p>4.16919508229286</text:p>
          </table:table-cell>
          <table:table-cell table:formula="of:=[.$H$2]-[.B46]" office:value-type="float" office:value="5.87080491770714" calcext:value-type="float">
            <text:p>5.87080491770714</text:p>
          </table:table-cell>
          <table:table-cell table:number-columns-repeated="5"/>
        </table:table-row>
        <table:table-row table:style-name="ro1">
          <table:table-cell table:formula="of:=[.A46]+[.$H$3]" office:value-type="float" office:value="45" calcext:value-type="float">
            <text:p>45</text:p>
          </table:table-cell>
          <table:table-cell table:formula="of:=[.$H$2]*(1-EXP(-[.A47]/[.$H$6]))" office:value-type="float" office:value="4.24035547744937" calcext:value-type="float">
            <text:p>4.24035547744937</text:p>
          </table:table-cell>
          <table:table-cell table:formula="of:=[.$H$2]-[.B47]" office:value-type="float" office:value="5.79964452255063" calcext:value-type="float">
            <text:p>5.79964452255063</text:p>
          </table:table-cell>
          <table:table-cell table:number-columns-repeated="5"/>
        </table:table-row>
        <table:table-row table:style-name="ro1">
          <table:table-cell table:formula="of:=[.A47]+[.$H$3]" office:value-type="float" office:value="46" calcext:value-type="float">
            <text:p>46</text:p>
          </table:table-cell>
          <table:table-cell table:formula="of:=[.$H$2]*(1-EXP(-[.A48]/[.$H$6]))" office:value-type="float" office:value="4.31065333298655" calcext:value-type="float">
            <text:p>4.31065333298655</text:p>
          </table:table-cell>
          <table:table-cell table:formula="of:=[.$H$2]-[.B48]" office:value-type="float" office:value="5.72934666701345" calcext:value-type="float">
            <text:p>5.72934666701345</text:p>
          </table:table-cell>
          <table:table-cell table:number-columns-repeated="5"/>
        </table:table-row>
        <table:table-row table:style-name="ro1">
          <table:table-cell table:formula="of:=[.A48]+[.$H$3]" office:value-type="float" office:value="47" calcext:value-type="float">
            <text:p>47</text:p>
          </table:table-cell>
          <table:table-cell table:formula="of:=[.$H$2]*(1-EXP(-[.A49]/[.$H$6]))" office:value-type="float" office:value="4.38009910380131" calcext:value-type="float">
            <text:p>4.38009910380131</text:p>
          </table:table-cell>
          <table:table-cell table:formula="of:=[.$H$2]-[.B49]" office:value-type="float" office:value="5.65990089619869" calcext:value-type="float">
            <text:p>5.65990089619869</text:p>
          </table:table-cell>
          <table:table-cell table:number-columns-repeated="5"/>
        </table:table-row>
        <table:table-row table:style-name="ro1">
          <table:table-cell table:formula="of:=[.A49]+[.$H$3]" office:value-type="float" office:value="48" calcext:value-type="float">
            <text:p>48</text:p>
          </table:table-cell>
          <table:table-cell table:formula="of:=[.$H$2]*(1-EXP(-[.A50]/[.$H$6]))" office:value-type="float" office:value="4.4487031180661" calcext:value-type="float">
            <text:p>4.4487031180661</text:p>
          </table:table-cell>
          <table:table-cell table:formula="of:=[.$H$2]-[.B50]" office:value-type="float" office:value="5.5912968819339" calcext:value-type="float">
            <text:p>5.5912968819339</text:p>
          </table:table-cell>
          <table:table-cell table:number-columns-repeated="5"/>
        </table:table-row>
        <table:table-row table:style-name="ro1">
          <table:table-cell table:formula="of:=[.A50]+[.$H$3]" office:value-type="float" office:value="49" calcext:value-type="float">
            <text:p>49</text:p>
          </table:table-cell>
          <table:table-cell table:formula="of:=[.$H$2]*(1-EXP(-[.A51]/[.$H$6]))" office:value-type="float" office:value="4.51647557876492" calcext:value-type="float">
            <text:p>4.51647557876492</text:p>
          </table:table-cell>
          <table:table-cell table:formula="of:=[.$H$2]-[.B51]" office:value-type="float" office:value="5.52352442123508" calcext:value-type="float">
            <text:p>5.52352442123508</text:p>
          </table:table-cell>
          <table:table-cell table:number-columns-repeated="5"/>
        </table:table-row>
        <table:table-row table:style-name="ro1">
          <table:table-cell table:formula="of:=[.A51]+[.$H$3]" office:value-type="float" office:value="50" calcext:value-type="float">
            <text:p>50</text:p>
          </table:table-cell>
          <table:table-cell table:formula="of:=[.$H$2]*(1-EXP(-[.A52]/[.$H$6]))" office:value-type="float" office:value="4.58342656521078" calcext:value-type="float">
            <text:p>4.58342656521078</text:p>
          </table:table-cell>
          <table:table-cell table:formula="of:=[.$H$2]-[.B52]" office:value-type="float" office:value="5.45657343478922" calcext:value-type="float">
            <text:p>5.45657343478922</text:p>
          </table:table-cell>
          <table:table-cell table:number-columns-repeated="5"/>
        </table:table-row>
        <table:table-row table:style-name="ro1">
          <table:table-cell table:formula="of:=[.A52]+[.$H$3]" office:value-type="float" office:value="51" calcext:value-type="float">
            <text:p>51</text:p>
          </table:table-cell>
          <table:table-cell table:formula="of:=[.$H$2]*(1-EXP(-[.A53]/[.$H$6]))" office:value-type="float" office:value="4.64956603454469" calcext:value-type="float">
            <text:p>4.64956603454469</text:p>
          </table:table-cell>
          <table:table-cell table:formula="of:=[.$H$2]-[.B53]" office:value-type="float" office:value="5.39043396545531" calcext:value-type="float">
            <text:p>5.39043396545531</text:p>
          </table:table-cell>
          <table:table-cell table:number-columns-repeated="5"/>
        </table:table-row>
        <table:table-row table:style-name="ro1">
          <table:table-cell table:formula="of:=[.A53]+[.$H$3]" office:value-type="float" office:value="52" calcext:value-type="float">
            <text:p>52</text:p>
          </table:table-cell>
          <table:table-cell table:formula="of:=[.$H$2]*(1-EXP(-[.A54]/[.$H$6]))" office:value-type="float" office:value="4.71490382321655" calcext:value-type="float">
            <text:p>4.71490382321655</text:p>
          </table:table-cell>
          <table:table-cell table:formula="of:=[.$H$2]-[.B54]" office:value-type="float" office:value="5.32509617678345" calcext:value-type="float">
            <text:p>5.32509617678345</text:p>
          </table:table-cell>
          <table:table-cell table:number-columns-repeated="5"/>
        </table:table-row>
        <table:table-row table:style-name="ro1">
          <table:table-cell table:formula="of:=[.A54]+[.$H$3]" office:value-type="float" office:value="53" calcext:value-type="float">
            <text:p>53</text:p>
          </table:table-cell>
          <table:table-cell table:formula="of:=[.$H$2]*(1-EXP(-[.A55]/[.$H$6]))" office:value-type="float" office:value="4.77944964844801" calcext:value-type="float">
            <text:p>4.77944964844801</text:p>
          </table:table-cell>
          <table:table-cell table:formula="of:=[.$H$2]-[.B55]" office:value-type="float" office:value="5.26055035155199" calcext:value-type="float">
            <text:p>5.26055035155199</text:p>
          </table:table-cell>
          <table:table-cell table:number-columns-repeated="5"/>
        </table:table-row>
        <table:table-row table:style-name="ro1">
          <table:table-cell table:formula="of:=[.A55]+[.$H$3]" office:value-type="float" office:value="54" calcext:value-type="float">
            <text:p>54</text:p>
          </table:table-cell>
          <table:table-cell table:formula="of:=[.$H$2]*(1-EXP(-[.A56]/[.$H$6]))" office:value-type="float" office:value="4.84321310967767" calcext:value-type="float">
            <text:p>4.84321310967767</text:p>
          </table:table-cell>
          <table:table-cell table:formula="of:=[.$H$2]-[.B56]" office:value-type="float" office:value="5.19678689032233" calcext:value-type="float">
            <text:p>5.19678689032233</text:p>
          </table:table-cell>
          <table:table-cell table:number-columns-repeated="5"/>
        </table:table-row>
        <table:table-row table:style-name="ro1">
          <table:table-cell table:formula="of:=[.A56]+[.$H$3]" office:value-type="float" office:value="55" calcext:value-type="float">
            <text:p>55</text:p>
          </table:table-cell>
          <table:table-cell table:formula="of:=[.$H$2]*(1-EXP(-[.A57]/[.$H$6]))" office:value-type="float" office:value="4.90620368998874" calcext:value-type="float">
            <text:p>4.90620368998874</text:p>
          </table:table-cell>
          <table:table-cell table:formula="of:=[.$H$2]-[.B57]" office:value-type="float" office:value="5.13379631001126" calcext:value-type="float">
            <text:p>5.13379631001126</text:p>
          </table:table-cell>
          <table:table-cell table:number-columns-repeated="5"/>
        </table:table-row>
        <table:table-row table:style-name="ro1">
          <table:table-cell table:formula="of:=[.A57]+[.$H$3]" office:value-type="float" office:value="56" calcext:value-type="float">
            <text:p>56</text:p>
          </table:table-cell>
          <table:table-cell table:formula="of:=[.$H$2]*(1-EXP(-[.A58]/[.$H$6]))" office:value-type="float" office:value="4.96843075751939" calcext:value-type="float">
            <text:p>4.96843075751939</text:p>
          </table:table-cell>
          <table:table-cell table:formula="of:=[.$H$2]-[.B58]" office:value-type="float" office:value="5.07156924248061" calcext:value-type="float">
            <text:p>5.07156924248061</text:p>
          </table:table-cell>
          <table:table-cell table:number-columns-repeated="5"/>
        </table:table-row>
        <table:table-row table:style-name="ro1">
          <table:table-cell table:formula="of:=[.A58]+[.$H$3]" office:value-type="float" office:value="57" calcext:value-type="float">
            <text:p>57</text:p>
          </table:table-cell>
          <table:table-cell table:formula="of:=[.$H$2]*(1-EXP(-[.A59]/[.$H$6]))" office:value-type="float" office:value="5.02990356685597" calcext:value-type="float">
            <text:p>5.02990356685597</text:p>
          </table:table-cell>
          <table:table-cell table:formula="of:=[.$H$2]-[.B59]" office:value-type="float" office:value="5.01009643314403" calcext:value-type="float">
            <text:p>5.01009643314403</text:p>
          </table:table-cell>
          <table:table-cell table:number-columns-repeated="5"/>
        </table:table-row>
        <table:table-row table:style-name="ro1">
          <table:table-cell table:formula="of:=[.A59]+[.$H$3]" office:value-type="float" office:value="58" calcext:value-type="float">
            <text:p>58</text:p>
          </table:table-cell>
          <table:table-cell table:formula="of:=[.$H$2]*(1-EXP(-[.A60]/[.$H$6]))" office:value-type="float" office:value="5.09063126040944" calcext:value-type="float">
            <text:p>5.09063126040944</text:p>
          </table:table-cell>
          <table:table-cell table:formula="of:=[.$H$2]-[.B60]" office:value-type="float" office:value="4.94936873959056" calcext:value-type="float">
            <text:p>4.94936873959056</text:p>
          </table:table-cell>
          <table:table-cell table:number-columns-repeated="5"/>
        </table:table-row>
        <table:table-row table:style-name="ro1">
          <table:table-cell table:formula="of:=[.A60]+[.$H$3]" office:value-type="float" office:value="59" calcext:value-type="float">
            <text:p>59</text:p>
          </table:table-cell>
          <table:table-cell table:formula="of:=[.$H$2]*(1-EXP(-[.A61]/[.$H$6]))" office:value-type="float" office:value="5.150622869775" calcext:value-type="float">
            <text:p>5.150622869775</text:p>
          </table:table-cell>
          <table:table-cell table:formula="of:=[.$H$2]-[.B61]" office:value-type="float" office:value="4.889377130225" calcext:value-type="float">
            <text:p>4.889377130225</text:p>
          </table:table-cell>
          <table:table-cell table:number-columns-repeated="5"/>
        </table:table-row>
        <table:table-row table:style-name="ro1">
          <table:table-cell table:formula="of:=[.A61]+[.$H$3]" office:value-type="float" office:value="60" calcext:value-type="float">
            <text:p>60</text:p>
          </table:table-cell>
          <table:table-cell table:formula="of:=[.$H$2]*(1-EXP(-[.A62]/[.$H$6]))" office:value-type="float" office:value="5.20988731707534" calcext:value-type="float">
            <text:p>5.20988731707534</text:p>
          </table:table-cell>
          <table:table-cell table:formula="of:=[.$H$2]-[.B62]" office:value-type="float" office:value="4.83011268292466" calcext:value-type="float">
            <text:p>4.83011268292466</text:p>
          </table:table-cell>
          <table:table-cell table:number-columns-repeated="5"/>
        </table:table-row>
        <table:table-row table:style-name="ro1">
          <table:table-cell table:formula="of:=[.A62]+[.$H$3]" office:value-type="float" office:value="61" calcext:value-type="float">
            <text:p>61</text:p>
          </table:table-cell>
          <table:table-cell table:formula="of:=[.$H$2]*(1-EXP(-[.A63]/[.$H$6]))" office:value-type="float" office:value="5.26843341628751" calcext:value-type="float">
            <text:p>5.26843341628751</text:p>
          </table:table-cell>
          <table:table-cell table:formula="of:=[.$H$2]-[.B63]" office:value-type="float" office:value="4.77156658371249" calcext:value-type="float">
            <text:p>4.77156658371249</text:p>
          </table:table-cell>
          <table:table-cell table:number-columns-repeated="5"/>
        </table:table-row>
        <table:table-row table:style-name="ro1">
          <table:table-cell table:formula="of:=[.A63]+[.$H$3]" office:value-type="float" office:value="62" calcext:value-type="float">
            <text:p>62</text:p>
          </table:table-cell>
          <table:table-cell table:formula="of:=[.$H$2]*(1-EXP(-[.A64]/[.$H$6]))" office:value-type="float" office:value="5.32626987455381" calcext:value-type="float">
            <text:p>5.32626987455381</text:p>
          </table:table-cell>
          <table:table-cell table:formula="of:=[.$H$2]-[.B64]" office:value-type="float" office:value="4.71373012544619" calcext:value-type="float">
            <text:p>4.71373012544619</text:p>
          </table:table-cell>
          <table:table-cell table:number-columns-repeated="5"/>
        </table:table-row>
        <table:table-row table:style-name="ro1">
          <table:table-cell table:formula="of:=[.A64]+[.$H$3]" office:value-type="float" office:value="63" calcext:value-type="float">
            <text:p>63</text:p>
          </table:table-cell>
          <table:table-cell table:formula="of:=[.$H$2]*(1-EXP(-[.A65]/[.$H$6]))" office:value-type="float" office:value="5.38340529347671" calcext:value-type="float">
            <text:p>5.38340529347671</text:p>
          </table:table-cell>
          <table:table-cell table:formula="of:=[.$H$2]-[.B65]" office:value-type="float" office:value="4.65659470652329" calcext:value-type="float">
            <text:p>4.65659470652329</text:p>
          </table:table-cell>
          <table:table-cell table:number-columns-repeated="5"/>
        </table:table-row>
        <table:table-row table:style-name="ro1">
          <table:table-cell table:formula="of:=[.A65]+[.$H$3]" office:value-type="float" office:value="64" calcext:value-type="float">
            <text:p>64</text:p>
          </table:table-cell>
          <table:table-cell table:formula="of:=[.$H$2]*(1-EXP(-[.A66]/[.$H$6]))" office:value-type="float" office:value="5.43984817039815" calcext:value-type="float">
            <text:p>5.43984817039815</text:p>
          </table:table-cell>
          <table:table-cell table:formula="of:=[.$H$2]-[.B66]" office:value-type="float" office:value="4.60015182960185" calcext:value-type="float">
            <text:p>4.60015182960185</text:p>
          </table:table-cell>
          <table:table-cell table:number-columns-repeated="5"/>
        </table:table-row>
        <table:table-row table:style-name="ro1">
          <table:table-cell table:formula="of:=[.A66]+[.$H$3]" office:value-type="float" office:value="65" calcext:value-type="float">
            <text:p>65</text:p>
          </table:table-cell>
          <table:table-cell table:formula="of:=[.$H$2]*(1-EXP(-[.A67]/[.$H$6]))" office:value-type="float" office:value="5.4956068996632" calcext:value-type="float">
            <text:p>5.4956068996632</text:p>
          </table:table-cell>
          <table:table-cell table:formula="of:=[.$H$2]-[.B67]" office:value-type="float" office:value="4.5443931003368" calcext:value-type="float">
            <text:p>4.5443931003368</text:p>
          </table:table-cell>
          <table:table-cell table:number-columns-repeated="5"/>
        </table:table-row>
        <table:table-row table:style-name="ro1">
          <table:table-cell table:formula="of:=[.A67]+[.$H$3]" office:value-type="float" office:value="66" calcext:value-type="float">
            <text:p>66</text:p>
          </table:table-cell>
          <table:table-cell table:formula="of:=[.$H$2]*(1-EXP(-[.A68]/[.$H$6]))" office:value-type="float" office:value="5.55068977386859" calcext:value-type="float">
            <text:p>5.55068977386859</text:p>
          </table:table-cell>
          <table:table-cell table:formula="of:=[.$H$2]-[.B68]" office:value-type="float" office:value="4.48931022613141" calcext:value-type="float">
            <text:p>4.48931022613141</text:p>
          </table:table-cell>
          <table:table-cell table:number-columns-repeated="5"/>
        </table:table-row>
        <table:table-row table:style-name="ro1">
          <table:table-cell table:formula="of:=[.A68]+[.$H$3]" office:value-type="float" office:value="67" calcext:value-type="float">
            <text:p>67</text:p>
          </table:table-cell>
          <table:table-cell table:formula="of:=[.$H$2]*(1-EXP(-[.A69]/[.$H$6]))" office:value-type="float" office:value="5.60510498509595" calcext:value-type="float">
            <text:p>5.60510498509595</text:p>
          </table:table-cell>
          <table:table-cell table:formula="of:=[.$H$2]-[.B69]" office:value-type="float" office:value="4.43489501490405" calcext:value-type="float">
            <text:p>4.43489501490405</text:p>
          </table:table-cell>
          <table:table-cell table:number-columns-repeated="5"/>
        </table:table-row>
        <table:table-row table:style-name="ro1">
          <table:table-cell table:formula="of:=[.A69]+[.$H$3]" office:value-type="float" office:value="68" calcext:value-type="float">
            <text:p>68</text:p>
          </table:table-cell>
          <table:table-cell table:formula="of:=[.$H$2]*(1-EXP(-[.A70]/[.$H$6]))" office:value-type="float" office:value="5.65886062613017" calcext:value-type="float">
            <text:p>5.65886062613017</text:p>
          </table:table-cell>
          <table:table-cell table:formula="of:=[.$H$2]-[.B70]" office:value-type="float" office:value="4.38113937386983" calcext:value-type="float">
            <text:p>4.38113937386983</text:p>
          </table:table-cell>
          <table:table-cell table:number-columns-repeated="5"/>
        </table:table-row>
        <table:table-row table:style-name="ro1">
          <table:table-cell table:formula="of:=[.A70]+[.$H$3]" office:value-type="float" office:value="69" calcext:value-type="float">
            <text:p>69</text:p>
          </table:table-cell>
          <table:table-cell table:formula="of:=[.$H$2]*(1-EXP(-[.A71]/[.$H$6]))" office:value-type="float" office:value="5.71196469166299" calcext:value-type="float">
            <text:p>5.71196469166299</text:p>
          </table:table-cell>
          <table:table-cell table:formula="of:=[.$H$2]-[.B71]" office:value-type="float" office:value="4.32803530833701" calcext:value-type="float">
            <text:p>4.32803530833701</text:p>
          </table:table-cell>
          <table:table-cell table:number-columns-repeated="5"/>
        </table:table-row>
        <table:table-row table:style-name="ro1">
          <table:table-cell table:formula="of:=[.A71]+[.$H$3]" office:value-type="float" office:value="70" calcext:value-type="float">
            <text:p>70</text:p>
          </table:table-cell>
          <table:table-cell table:formula="of:=[.$H$2]*(1-EXP(-[.A72]/[.$H$6]))" office:value-type="float" office:value="5.76442507948198" calcext:value-type="float">
            <text:p>5.76442507948198</text:p>
          </table:table-cell>
          <table:table-cell table:formula="of:=[.$H$2]-[.B72]" office:value-type="float" office:value="4.27557492051802" calcext:value-type="float">
            <text:p>4.27557492051802</text:p>
          </table:table-cell>
          <table:table-cell table:number-columns-repeated="5"/>
        </table:table-row>
        <table:table-row table:style-name="ro1">
          <table:table-cell table:formula="of:=[.A72]+[.$H$3]" office:value-type="float" office:value="71" calcext:value-type="float">
            <text:p>71</text:p>
          </table:table-cell>
          <table:table-cell table:formula="of:=[.$H$2]*(1-EXP(-[.A73]/[.$H$6]))" office:value-type="float" office:value="5.81624959164515" calcext:value-type="float">
            <text:p>5.81624959164515</text:p>
          </table:table-cell>
          <table:table-cell table:formula="of:=[.$H$2]-[.B73]" office:value-type="float" office:value="4.22375040835485" calcext:value-type="float">
            <text:p>4.22375040835485</text:p>
          </table:table-cell>
          <table:table-cell table:number-columns-repeated="5"/>
        </table:table-row>
        <table:table-row table:style-name="ro1">
          <table:table-cell table:formula="of:=[.A73]+[.$H$3]" office:value-type="float" office:value="72" calcext:value-type="float">
            <text:p>72</text:p>
          </table:table-cell>
          <table:table-cell table:formula="of:=[.$H$2]*(1-EXP(-[.A74]/[.$H$6]))" office:value-type="float" office:value="5.86744593564126" calcext:value-type="float">
            <text:p>5.86744593564126</text:p>
          </table:table-cell>
          <table:table-cell table:formula="of:=[.$H$2]-[.B74]" office:value-type="float" office:value="4.17255406435874" calcext:value-type="float">
            <text:p>4.17255406435874</text:p>
          </table:table-cell>
          <table:table-cell table:number-columns-repeated="5"/>
        </table:table-row>
        <table:table-row table:style-name="ro1">
          <table:table-cell table:formula="of:=[.A74]+[.$H$3]" office:value-type="float" office:value="73" calcext:value-type="float">
            <text:p>73</text:p>
          </table:table-cell>
          <table:table-cell table:formula="of:=[.$H$2]*(1-EXP(-[.A75]/[.$H$6]))" office:value-type="float" office:value="5.91802172553611" calcext:value-type="float">
            <text:p>5.91802172553611</text:p>
          </table:table-cell>
          <table:table-cell table:formula="of:=[.$H$2]-[.B75]" office:value-type="float" office:value="4.12197827446389" calcext:value-type="float">
            <text:p>4.12197827446389</text:p>
          </table:table-cell>
          <table:table-cell table:number-columns-repeated="5"/>
        </table:table-row>
        <table:table-row table:style-name="ro1">
          <table:table-cell table:formula="of:=[.A75]+[.$H$3]" office:value-type="float" office:value="74" calcext:value-type="float">
            <text:p>74</text:p>
          </table:table-cell>
          <table:table-cell table:formula="of:=[.$H$2]*(1-EXP(-[.A76]/[.$H$6]))" office:value-type="float" office:value="5.96798448310496" calcext:value-type="float">
            <text:p>5.96798448310496</text:p>
          </table:table-cell>
          <table:table-cell table:formula="of:=[.$H$2]-[.B76]" office:value-type="float" office:value="4.07201551689504" calcext:value-type="float">
            <text:p>4.07201551689504</text:p>
          </table:table-cell>
          <table:table-cell table:number-columns-repeated="5"/>
        </table:table-row>
        <table:table-row table:style-name="ro1">
          <table:table-cell table:formula="of:=[.A76]+[.$H$3]" office:value-type="float" office:value="75" calcext:value-type="float">
            <text:p>75</text:p>
          </table:table-cell>
          <table:table-cell table:formula="of:=[.$H$2]*(1-EXP(-[.A77]/[.$H$6]))" office:value-type="float" office:value="6.01734163895112" calcext:value-type="float">
            <text:p>6.01734163895112</text:p>
          </table:table-cell>
          <table:table-cell table:formula="of:=[.$H$2]-[.B77]" office:value-type="float" office:value="4.02265836104888" calcext:value-type="float">
            <text:p>4.02265836104888</text:p>
          </table:table-cell>
          <table:table-cell table:number-columns-repeated="5"/>
        </table:table-row>
        <table:table-row table:style-name="ro1">
          <table:table-cell table:formula="of:=[.A77]+[.$H$3]" office:value-type="float" office:value="76" calcext:value-type="float">
            <text:p>76</text:p>
          </table:table-cell>
          <table:table-cell table:formula="of:=[.$H$2]*(1-EXP(-[.A78]/[.$H$6]))" office:value-type="float" office:value="6.06610053361111" calcext:value-type="float">
            <text:p>6.06610053361111</text:p>
          </table:table-cell>
          <table:table-cell table:formula="of:=[.$H$2]-[.B78]" office:value-type="float" office:value="3.97389946638889" calcext:value-type="float">
            <text:p>3.97389946638889</text:p>
          </table:table-cell>
          <table:table-cell table:number-columns-repeated="5"/>
        </table:table-row>
        <table:table-row table:style-name="ro1">
          <table:table-cell table:formula="of:=[.A78]+[.$H$3]" office:value-type="float" office:value="77" calcext:value-type="float">
            <text:p>77</text:p>
          </table:table-cell>
          <table:table-cell table:formula="of:=[.$H$2]*(1-EXP(-[.A79]/[.$H$6]))" office:value-type="float" office:value="6.11426841864635" calcext:value-type="float">
            <text:p>6.11426841864635</text:p>
          </table:table-cell>
          <table:table-cell table:formula="of:=[.$H$2]-[.B79]" office:value-type="float" office:value="3.92573158135365" calcext:value-type="float">
            <text:p>3.92573158135365</text:p>
          </table:table-cell>
          <table:table-cell table:number-columns-repeated="5"/>
        </table:table-row>
        <table:table-row table:style-name="ro1">
          <table:table-cell table:formula="of:=[.A79]+[.$H$3]" office:value-type="float" office:value="78" calcext:value-type="float">
            <text:p>78</text:p>
          </table:table-cell>
          <table:table-cell table:formula="of:=[.$H$2]*(1-EXP(-[.A80]/[.$H$6]))" office:value-type="float" office:value="6.16185245772163" calcext:value-type="float">
            <text:p>6.16185245772163</text:p>
          </table:table-cell>
          <table:table-cell table:formula="of:=[.$H$2]-[.B80]" office:value-type="float" office:value="3.87814754227837" calcext:value-type="float">
            <text:p>3.87814754227837</text:p>
          </table:table-cell>
          <table:table-cell table:number-columns-repeated="5"/>
        </table:table-row>
        <table:table-row table:style-name="ro1">
          <table:table-cell table:formula="of:=[.A80]+[.$H$3]" office:value-type="float" office:value="79" calcext:value-type="float">
            <text:p>79</text:p>
          </table:table-cell>
          <table:table-cell table:formula="of:=[.$H$2]*(1-EXP(-[.A81]/[.$H$6]))" office:value-type="float" office:value="6.20885972767049" calcext:value-type="float">
            <text:p>6.20885972767049</text:p>
          </table:table-cell>
          <table:table-cell table:formula="of:=[.$H$2]-[.B81]" office:value-type="float" office:value="3.83114027232951" calcext:value-type="float">
            <text:p>3.83114027232951</text:p>
          </table:table-cell>
          <table:table-cell table:number-columns-repeated="5"/>
        </table:table-row>
        <table:table-row table:style-name="ro1">
          <table:table-cell table:formula="of:=[.A81]+[.$H$3]" office:value-type="float" office:value="80" calcext:value-type="float">
            <text:p>80</text:p>
          </table:table-cell>
          <table:table-cell table:formula="of:=[.$H$2]*(1-EXP(-[.A82]/[.$H$6]))" office:value-type="float" office:value="6.25529721954774" calcext:value-type="float">
            <text:p>6.25529721954774</text:p>
          </table:table-cell>
          <table:table-cell table:formula="of:=[.$H$2]-[.B82]" office:value-type="float" office:value="3.78470278045226" calcext:value-type="float">
            <text:p>3.78470278045226</text:p>
          </table:table-cell>
          <table:table-cell table:number-columns-repeated="5"/>
        </table:table-row>
        <table:table-row table:style-name="ro1">
          <table:table-cell table:formula="of:=[.A82]+[.$H$3]" office:value-type="float" office:value="81" calcext:value-type="float">
            <text:p>81</text:p>
          </table:table-cell>
          <table:table-cell table:formula="of:=[.$H$2]*(1-EXP(-[.A83]/[.$H$6]))" office:value-type="float" office:value="6.30117183966918" calcext:value-type="float">
            <text:p>6.30117183966918</text:p>
          </table:table-cell>
          <table:table-cell table:formula="of:=[.$H$2]-[.B83]" office:value-type="float" office:value="3.73882816033082" calcext:value-type="float">
            <text:p>3.73882816033082</text:p>
          </table:table-cell>
          <table:table-cell table:number-columns-repeated="5"/>
        </table:table-row>
        <table:table-row table:style-name="ro1">
          <table:table-cell table:formula="of:=[.A83]+[.$H$3]" office:value-type="float" office:value="82" calcext:value-type="float">
            <text:p>82</text:p>
          </table:table-cell>
          <table:table-cell table:formula="of:=[.$H$2]*(1-EXP(-[.A84]/[.$H$6]))" office:value-type="float" office:value="6.34649041063872" calcext:value-type="float">
            <text:p>6.34649041063872</text:p>
          </table:table-cell>
          <table:table-cell table:formula="of:=[.$H$2]-[.B84]" office:value-type="float" office:value="3.69350958936128" calcext:value-type="float">
            <text:p>3.69350958936128</text:p>
          </table:table-cell>
          <table:table-cell table:number-columns-repeated="5"/>
        </table:table-row>
        <table:table-row table:style-name="ro1">
          <table:table-cell table:formula="of:=[.A84]+[.$H$3]" office:value-type="float" office:value="83" calcext:value-type="float">
            <text:p>83</text:p>
          </table:table-cell>
          <table:table-cell table:formula="of:=[.$H$2]*(1-EXP(-[.A85]/[.$H$6]))" office:value-type="float" office:value="6.39125967236304" calcext:value-type="float">
            <text:p>6.39125967236304</text:p>
          </table:table-cell>
          <table:table-cell table:formula="of:=[.$H$2]-[.B85]" office:value-type="float" office:value="3.64874032763696" calcext:value-type="float">
            <text:p>3.64874032763696</text:p>
          </table:table-cell>
          <table:table-cell table:number-columns-repeated="5"/>
        </table:table-row>
        <table:table-row table:style-name="ro1">
          <table:table-cell table:formula="of:=[.A85]+[.$H$3]" office:value-type="float" office:value="84" calcext:value-type="float">
            <text:p>84</text:p>
          </table:table-cell>
          <table:table-cell table:formula="of:=[.$H$2]*(1-EXP(-[.A86]/[.$H$6]))" office:value-type="float" office:value="6.43548628305402" calcext:value-type="float">
            <text:p>6.43548628305402</text:p>
          </table:table-cell>
          <table:table-cell table:formula="of:=[.$H$2]-[.B86]" office:value-type="float" office:value="3.60451371694598" calcext:value-type="float">
            <text:p>3.60451371694598</text:p>
          </table:table-cell>
          <table:table-cell table:number-columns-repeated="5"/>
        </table:table-row>
        <table:table-row table:style-name="ro1">
          <table:table-cell table:formula="of:=[.A86]+[.$H$3]" office:value-type="float" office:value="85" calcext:value-type="float">
            <text:p>85</text:p>
          </table:table-cell>
          <table:table-cell table:formula="of:=[.$H$2]*(1-EXP(-[.A87]/[.$H$6]))" office:value-type="float" office:value="6.47917682021892" calcext:value-type="float">
            <text:p>6.47917682021892</text:p>
          </table:table-cell>
          <table:table-cell table:formula="of:=[.$H$2]-[.B87]" office:value-type="float" office:value="3.56082317978108" calcext:value-type="float">
            <text:p>3.56082317978108</text:p>
          </table:table-cell>
          <table:table-cell table:number-columns-repeated="5"/>
        </table:table-row>
        <table:table-row table:style-name="ro1">
          <table:table-cell table:formula="of:=[.A87]+[.$H$3]" office:value-type="float" office:value="86" calcext:value-type="float">
            <text:p>86</text:p>
          </table:table-cell>
          <table:table-cell table:formula="of:=[.$H$2]*(1-EXP(-[.A88]/[.$H$6]))" office:value-type="float" office:value="6.5223377816386" calcext:value-type="float">
            <text:p>6.5223377816386</text:p>
          </table:table-cell>
          <table:table-cell table:formula="of:=[.$H$2]-[.B88]" office:value-type="float" office:value="3.5176622183614" calcext:value-type="float">
            <text:p>3.5176622183614</text:p>
          </table:table-cell>
          <table:table-cell table:number-columns-repeated="5"/>
        </table:table-row>
        <table:table-row table:style-name="ro1">
          <table:table-cell table:formula="of:=[.A88]+[.$H$3]" office:value-type="float" office:value="87" calcext:value-type="float">
            <text:p>87</text:p>
          </table:table-cell>
          <table:table-cell table:formula="of:=[.$H$2]*(1-EXP(-[.A89]/[.$H$6]))" office:value-type="float" office:value="6.56497558633395" calcext:value-type="float">
            <text:p>6.56497558633395</text:p>
          </table:table-cell>
          <table:table-cell table:formula="of:=[.$H$2]-[.B89]" office:value-type="float" office:value="3.47502441366605" calcext:value-type="float">
            <text:p>3.47502441366605</text:p>
          </table:table-cell>
          <table:table-cell table:number-columns-repeated="5"/>
        </table:table-row>
        <table:table-row table:style-name="ro1">
          <table:table-cell table:formula="of:=[.A89]+[.$H$3]" office:value-type="float" office:value="88" calcext:value-type="float">
            <text:p>88</text:p>
          </table:table-cell>
          <table:table-cell table:formula="of:=[.$H$2]*(1-EXP(-[.A90]/[.$H$6]))" office:value-type="float" office:value="6.60709657552049" calcext:value-type="float">
            <text:p>6.60709657552049</text:p>
          </table:table-cell>
          <table:table-cell table:formula="of:=[.$H$2]-[.B90]" office:value-type="float" office:value="3.43290342447951" calcext:value-type="float">
            <text:p>3.43290342447951</text:p>
          </table:table-cell>
          <table:table-cell table:number-columns-repeated="5"/>
        </table:table-row>
        <table:table-row table:style-name="ro1">
          <table:table-cell table:formula="of:=[.A90]+[.$H$3]" office:value-type="float" office:value="89" calcext:value-type="float">
            <text:p>89</text:p>
          </table:table-cell>
          <table:table-cell table:formula="of:=[.$H$2]*(1-EXP(-[.A91]/[.$H$6]))" office:value-type="float" office:value="6.64870701355144" calcext:value-type="float">
            <text:p>6.64870701355144</text:p>
          </table:table-cell>
          <table:table-cell table:formula="of:=[.$H$2]-[.B91]" office:value-type="float" office:value="3.39129298644856" calcext:value-type="float">
            <text:p>3.39129298644856</text:p>
          </table:table-cell>
          <table:table-cell table:number-columns-repeated="5"/>
        </table:table-row>
        <table:table-row table:style-name="ro1">
          <table:table-cell table:formula="of:=[.A91]+[.$H$3]" office:value-type="float" office:value="90" calcext:value-type="float">
            <text:p>90</text:p>
          </table:table-cell>
          <table:table-cell table:formula="of:=[.$H$2]*(1-EXP(-[.A92]/[.$H$6]))" office:value-type="float" office:value="6.68981308884945" calcext:value-type="float">
            <text:p>6.68981308884945</text:p>
          </table:table-cell>
          <table:table-cell table:formula="of:=[.$H$2]-[.B92]" office:value-type="float" office:value="3.35018691115055" calcext:value-type="float">
            <text:p>3.35018691115055</text:p>
          </table:table-cell>
          <table:table-cell table:number-columns-repeated="5"/>
        </table:table-row>
        <table:table-row table:style-name="ro1">
          <table:table-cell table:formula="of:=[.A92]+[.$H$3]" office:value-type="float" office:value="91" calcext:value-type="float">
            <text:p>91</text:p>
          </table:table-cell>
          <table:table-cell table:formula="of:=[.$H$2]*(1-EXP(-[.A93]/[.$H$6]))" office:value-type="float" office:value="6.73042091482686" calcext:value-type="float">
            <text:p>6.73042091482686</text:p>
          </table:table-cell>
          <table:table-cell table:formula="of:=[.$H$2]-[.B93]" office:value-type="float" office:value="3.30957908517314" calcext:value-type="float">
            <text:p>3.30957908517314</text:p>
          </table:table-cell>
          <table:table-cell table:number-columns-repeated="5"/>
        </table:table-row>
        <table:table-row table:style-name="ro1">
          <table:table-cell table:formula="of:=[.A93]+[.$H$3]" office:value-type="float" office:value="92" calcext:value-type="float">
            <text:p>92</text:p>
          </table:table-cell>
          <table:table-cell table:formula="of:=[.$H$2]*(1-EXP(-[.A94]/[.$H$6]))" office:value-type="float" office:value="6.77053653079501" calcext:value-type="float">
            <text:p>6.77053653079501</text:p>
          </table:table-cell>
          <table:table-cell table:formula="of:=[.$H$2]-[.B94]" office:value-type="float" office:value="3.26946346920499" calcext:value-type="float">
            <text:p>3.26946346920499</text:p>
          </table:table-cell>
          <table:table-cell table:number-columns-repeated="5"/>
        </table:table-row>
        <table:table-row table:style-name="ro1">
          <table:table-cell table:formula="of:=[.A94]+[.$H$3]" office:value-type="float" office:value="93" calcext:value-type="float">
            <text:p>93</text:p>
          </table:table-cell>
          <table:table-cell table:formula="of:=[.$H$2]*(1-EXP(-[.A95]/[.$H$6]))" office:value-type="float" office:value="6.81016590286231" calcext:value-type="float">
            <text:p>6.81016590286231</text:p>
          </table:table-cell>
          <table:table-cell table:formula="of:=[.$H$2]-[.B95]" office:value-type="float" office:value="3.22983409713769" calcext:value-type="float">
            <text:p>3.22983409713769</text:p>
          </table:table-cell>
          <table:table-cell table:number-columns-repeated="5"/>
        </table:table-row>
        <table:table-row table:style-name="ro1">
          <table:table-cell table:formula="of:=[.A95]+[.$H$3]" office:value-type="float" office:value="94" calcext:value-type="float">
            <text:p>94</text:p>
          </table:table-cell>
          <table:table-cell table:formula="of:=[.$H$2]*(1-EXP(-[.A96]/[.$H$6]))" office:value-type="float" office:value="6.84931492482164" calcext:value-type="float">
            <text:p>6.84931492482164</text:p>
          </table:table-cell>
          <table:table-cell table:formula="of:=[.$H$2]-[.B96]" office:value-type="float" office:value="3.19068507517836" calcext:value-type="float">
            <text:p>3.19068507517836</text:p>
          </table:table-cell>
          <table:table-cell table:number-columns-repeated="5"/>
        </table:table-row>
        <table:table-row table:style-name="ro1">
          <table:table-cell table:formula="of:=[.A96]+[.$H$3]" office:value-type="float" office:value="95" calcext:value-type="float">
            <text:p>95</text:p>
          </table:table-cell>
          <table:table-cell table:formula="of:=[.$H$2]*(1-EXP(-[.A97]/[.$H$6]))" office:value-type="float" office:value="6.88798941902683" calcext:value-type="float">
            <text:p>6.88798941902683</text:p>
          </table:table-cell>
          <table:table-cell table:formula="of:=[.$H$2]-[.B97]" office:value-type="float" office:value="3.15201058097317" calcext:value-type="float">
            <text:p>3.15201058097317</text:p>
          </table:table-cell>
          <table:table-cell table:number-columns-repeated="5"/>
        </table:table-row>
        <table:table-row table:style-name="ro1">
          <table:table-cell table:formula="of:=[.A97]+[.$H$3]" office:value-type="float" office:value="96" calcext:value-type="float">
            <text:p>96</text:p>
          </table:table-cell>
          <table:table-cell table:formula="of:=[.$H$2]*(1-EXP(-[.A98]/[.$H$6]))" office:value-type="float" office:value="6.92619513725859" calcext:value-type="float">
            <text:p>6.92619513725859</text:p>
          </table:table-cell>
          <table:table-cell table:formula="of:=[.$H$2]-[.B98]" office:value-type="float" office:value="3.11380486274141" calcext:value-type="float">
            <text:p>3.11380486274141</text:p>
          </table:table-cell>
          <table:table-cell table:number-columns-repeated="5"/>
        </table:table-row>
        <table:table-row table:style-name="ro1">
          <table:table-cell table:formula="of:=[.A98]+[.$H$3]" office:value-type="float" office:value="97" calcext:value-type="float">
            <text:p>97</text:p>
          </table:table-cell>
          <table:table-cell table:formula="of:=[.$H$2]*(1-EXP(-[.A99]/[.$H$6]))" office:value-type="float" office:value="6.96393776157993" calcext:value-type="float">
            <text:p>6.96393776157993</text:p>
          </table:table-cell>
          <table:table-cell table:formula="of:=[.$H$2]-[.B99]" office:value-type="float" office:value="3.07606223842007" calcext:value-type="float">
            <text:p>3.07606223842007</text:p>
          </table:table-cell>
          <table:table-cell table:number-columns-repeated="5"/>
        </table:table-row>
        <table:table-row table:style-name="ro1">
          <table:table-cell table:formula="of:=[.A99]+[.$H$3]" office:value-type="float" office:value="98" calcext:value-type="float">
            <text:p>98</text:p>
          </table:table-cell>
          <table:table-cell table:formula="of:=[.$H$2]*(1-EXP(-[.A100]/[.$H$6]))" office:value-type="float" office:value="7.00122290518124" calcext:value-type="float">
            <text:p>7.00122290518124</text:p>
          </table:table-cell>
          <table:table-cell table:formula="of:=[.$H$2]-[.B100]" office:value-type="float" office:value="3.03877709481876" calcext:value-type="float">
            <text:p>3.03877709481876</text:p>
          </table:table-cell>
          <table:table-cell table:number-columns-repeated="5"/>
        </table:table-row>
        <table:table-row table:style-name="ro1">
          <table:table-cell table:formula="of:=[.A100]+[.$H$3]" office:value-type="float" office:value="99" calcext:value-type="float">
            <text:p>99</text:p>
          </table:table-cell>
          <table:table-cell table:formula="of:=[.$H$2]*(1-EXP(-[.A101]/[.$H$6]))" office:value-type="float" office:value="7.03805611321505" calcext:value-type="float">
            <text:p>7.03805611321505</text:p>
          </table:table-cell>
          <table:table-cell table:formula="of:=[.$H$2]-[.B101]" office:value-type="float" office:value="3.00194388678494" calcext:value-type="float">
            <text:p>3.00194388678494</text:p>
          </table:table-cell>
          <table:table-cell table:number-columns-repeated="5"/>
        </table:table-row>
        <table:table-row table:style-name="ro1">
          <table:table-cell table:formula="of:=[.A101]+[.$H$3]" office:value-type="float" office:value="100" calcext:value-type="float">
            <text:p>100</text:p>
          </table:table-cell>
          <table:table-cell table:formula="of:=[.$H$2]*(1-EXP(-[.A102]/[.$H$6]))" office:value-type="float" office:value="7.07444286362077" calcext:value-type="float">
            <text:p>7.07444286362077</text:p>
          </table:table-cell>
          <table:table-cell table:formula="of:=[.$H$2]-[.B102]" office:value-type="float" office:value="2.96555713637923" calcext:value-type="float">
            <text:p>2.96555713637923</text:p>
          </table:table-cell>
          <table:table-cell table:number-columns-repeated="5"/>
        </table:table-row>
        <table:table-row table:style-name="ro1">
          <table:table-cell table:formula="of:=[.A102]+[.$H$3]" office:value-type="float" office:value="101" calcext:value-type="float">
            <text:p>101</text:p>
          </table:table-cell>
          <table:table-cell table:formula="of:=[.$H$2]*(1-EXP(-[.A103]/[.$H$6]))" office:value-type="float" office:value="7.11038856793935" calcext:value-type="float">
            <text:p>7.11038856793935</text:p>
          </table:table-cell>
          <table:table-cell table:formula="of:=[.$H$2]-[.B103]" office:value-type="float" office:value="2.92961143206065" calcext:value-type="float">
            <text:p>2.92961143206065</text:p>
          </table:table-cell>
          <table:table-cell table:number-columns-repeated="5"/>
        </table:table-row>
        <table:table-row table:style-name="ro1">
          <table:table-cell table:formula="of:=[.A103]+[.$H$3]" office:value-type="float" office:value="102" calcext:value-type="float">
            <text:p>102</text:p>
          </table:table-cell>
          <table:table-cell table:formula="of:=[.$H$2]*(1-EXP(-[.A104]/[.$H$6]))" office:value-type="float" office:value="7.1458985721181" calcext:value-type="float">
            <text:p>7.1458985721181</text:p>
          </table:table-cell>
          <table:table-cell table:formula="of:=[.$H$2]-[.B104]" office:value-type="float" office:value="2.8941014278819" calcext:value-type="float">
            <text:p>2.8941014278819</text:p>
          </table:table-cell>
          <table:table-cell table:number-columns-repeated="5"/>
        </table:table-row>
        <table:table-row table:style-name="ro1">
          <table:table-cell table:formula="of:=[.A104]+[.$H$3]" office:value-type="float" office:value="103" calcext:value-type="float">
            <text:p>103</text:p>
          </table:table-cell>
          <table:table-cell table:formula="of:=[.$H$2]*(1-EXP(-[.A105]/[.$H$6]))" office:value-type="float" office:value="7.1809781573058" calcext:value-type="float">
            <text:p>7.1809781573058</text:p>
          </table:table-cell>
          <table:table-cell table:formula="of:=[.$H$2]-[.B105]" office:value-type="float" office:value="2.85902184269419" calcext:value-type="float">
            <text:p>2.85902184269419</text:p>
          </table:table-cell>
          <table:table-cell table:number-columns-repeated="5"/>
        </table:table-row>
        <table:table-row table:style-name="ro1">
          <table:table-cell table:formula="of:=[.A105]+[.$H$3]" office:value-type="float" office:value="104" calcext:value-type="float">
            <text:p>104</text:p>
          </table:table-cell>
          <table:table-cell table:formula="of:=[.$H$2]*(1-EXP(-[.A106]/[.$H$6]))" office:value-type="float" office:value="7.21563254063807" calcext:value-type="float">
            <text:p>7.21563254063807</text:p>
          </table:table-cell>
          <table:table-cell table:formula="of:=[.$H$2]-[.B106]" office:value-type="float" office:value="2.82436745936192" calcext:value-type="float">
            <text:p>2.82436745936192</text:p>
          </table:table-cell>
          <table:table-cell table:number-columns-repeated="5"/>
        </table:table-row>
        <table:table-row table:style-name="ro1">
          <table:table-cell table:formula="of:=[.A106]+[.$H$3]" office:value-type="float" office:value="105" calcext:value-type="float">
            <text:p>105</text:p>
          </table:table-cell>
          <table:table-cell table:formula="of:=[.$H$2]*(1-EXP(-[.A107]/[.$H$6]))" office:value-type="float" office:value="7.24986687601331" calcext:value-type="float">
            <text:p>7.24986687601331</text:p>
          </table:table-cell>
          <table:table-cell table:formula="of:=[.$H$2]-[.B107]" office:value-type="float" office:value="2.79013312398669" calcext:value-type="float">
            <text:p>2.79013312398669</text:p>
          </table:table-cell>
          <table:table-cell table:number-columns-repeated="5"/>
        </table:table-row>
        <table:table-row table:style-name="ro1">
          <table:table-cell table:formula="of:=[.A107]+[.$H$3]" office:value-type="float" office:value="106" calcext:value-type="float">
            <text:p>106</text:p>
          </table:table-cell>
          <table:table-cell table:formula="of:=[.$H$2]*(1-EXP(-[.A108]/[.$H$6]))" office:value-type="float" office:value="7.28368625485918" calcext:value-type="float">
            <text:p>7.28368625485918</text:p>
          </table:table-cell>
          <table:table-cell table:formula="of:=[.$H$2]-[.B108]" office:value-type="float" office:value="2.75631374514082" calcext:value-type="float">
            <text:p>2.75631374514082</text:p>
          </table:table-cell>
          <table:table-cell table:number-columns-repeated="5"/>
        </table:table-row>
        <table:table-row table:style-name="ro1">
          <table:table-cell table:formula="of:=[.A108]+[.$H$3]" office:value-type="float" office:value="107" calcext:value-type="float">
            <text:p>107</text:p>
          </table:table-cell>
          <table:table-cell table:formula="of:=[.$H$2]*(1-EXP(-[.A109]/[.$H$6]))" office:value-type="float" office:value="7.31709570688985" calcext:value-type="float">
            <text:p>7.31709570688985</text:p>
          </table:table-cell>
          <table:table-cell table:formula="of:=[.$H$2]-[.B109]" office:value-type="float" office:value="2.72290429311015" calcext:value-type="float">
            <text:p>2.72290429311015</text:p>
          </table:table-cell>
          <table:table-cell table:number-columns-repeated="5"/>
        </table:table-row>
        <table:table-row table:style-name="ro1">
          <table:table-cell table:formula="of:=[.A109]+[.$H$3]" office:value-type="float" office:value="108" calcext:value-type="float">
            <text:p>108</text:p>
          </table:table-cell>
          <table:table-cell table:formula="of:=[.$H$2]*(1-EXP(-[.A110]/[.$H$6]))" office:value-type="float" office:value="7.35010020085398" calcext:value-type="float">
            <text:p>7.35010020085398</text:p>
          </table:table-cell>
          <table:table-cell table:formula="of:=[.$H$2]-[.B110]" office:value-type="float" office:value="2.68989979914602" calcext:value-type="float">
            <text:p>2.68989979914602</text:p>
          </table:table-cell>
          <table:table-cell table:number-columns-repeated="5"/>
        </table:table-row>
        <table:table-row table:style-name="ro1">
          <table:table-cell table:formula="of:=[.A110]+[.$H$3]" office:value-type="float" office:value="109" calcext:value-type="float">
            <text:p>109</text:p>
          </table:table-cell>
          <table:table-cell table:formula="of:=[.$H$2]*(1-EXP(-[.A111]/[.$H$6]))" office:value-type="float" office:value="7.38270464527374" calcext:value-type="float">
            <text:p>7.38270464527374</text:p>
          </table:table-cell>
          <table:table-cell table:formula="of:=[.$H$2]-[.B111]" office:value-type="float" office:value="2.65729535472626" calcext:value-type="float">
            <text:p>2.65729535472626</text:p>
          </table:table-cell>
          <table:table-cell table:number-columns-repeated="5"/>
        </table:table-row>
        <table:table-row table:style-name="ro1">
          <table:table-cell table:formula="of:=[.A111]+[.$H$3]" office:value-type="float" office:value="110" calcext:value-type="float">
            <text:p>110</text:p>
          </table:table-cell>
          <table:table-cell table:formula="of:=[.$H$2]*(1-EXP(-[.A112]/[.$H$6]))" office:value-type="float" office:value="7.41491388917478" calcext:value-type="float">
            <text:p>7.41491388917478</text:p>
          </table:table-cell>
          <table:table-cell table:formula="of:=[.$H$2]-[.B112]" office:value-type="float" office:value="2.62508611082522" calcext:value-type="float">
            <text:p>2.62508611082522</text:p>
          </table:table-cell>
          <table:table-cell table:number-columns-repeated="5"/>
        </table:table-row>
        <table:table-row table:style-name="ro1">
          <table:table-cell table:formula="of:=[.A112]+[.$H$3]" office:value-type="float" office:value="111" calcext:value-type="float">
            <text:p>111</text:p>
          </table:table-cell>
          <table:table-cell table:formula="of:=[.$H$2]*(1-EXP(-[.A113]/[.$H$6]))" office:value-type="float" office:value="7.44673272280742" calcext:value-type="float">
            <text:p>7.44673272280742</text:p>
          </table:table-cell>
          <table:table-cell table:formula="of:=[.$H$2]-[.B113]" office:value-type="float" office:value="2.59326727719258" calcext:value-type="float">
            <text:p>2.59326727719258</text:p>
          </table:table-cell>
          <table:table-cell table:number-columns-repeated="5"/>
        </table:table-row>
        <table:table-row table:style-name="ro1">
          <table:table-cell table:formula="of:=[.A113]+[.$H$3]" office:value-type="float" office:value="112" calcext:value-type="float">
            <text:p>112</text:p>
          </table:table-cell>
          <table:table-cell table:formula="of:=[.$H$2]*(1-EXP(-[.A114]/[.$H$6]))" office:value-type="float" office:value="7.47816587835903" calcext:value-type="float">
            <text:p>7.47816587835903</text:p>
          </table:table-cell>
          <table:table-cell table:formula="of:=[.$H$2]-[.B114]" office:value-type="float" office:value="2.56183412164097" calcext:value-type="float">
            <text:p>2.56183412164097</text:p>
          </table:table-cell>
          <table:table-cell table:number-columns-repeated="5"/>
        </table:table-row>
        <table:table-row table:style-name="ro1">
          <table:table-cell table:formula="of:=[.A114]+[.$H$3]" office:value-type="float" office:value="113" calcext:value-type="float">
            <text:p>113</text:p>
          </table:table-cell>
          <table:table-cell table:formula="of:=[.$H$2]*(1-EXP(-[.A115]/[.$H$6]))" office:value-type="float" office:value="7.50921803065786" calcext:value-type="float">
            <text:p>7.50921803065786</text:p>
          </table:table-cell>
          <table:table-cell table:formula="of:=[.$H$2]-[.B115]" office:value-type="float" office:value="2.53078196934214" calcext:value-type="float">
            <text:p>2.53078196934214</text:p>
          </table:table-cell>
          <table:table-cell table:number-columns-repeated="5"/>
        </table:table-row>
        <table:table-row table:style-name="ro1">
          <table:table-cell table:formula="of:=[.A115]+[.$H$3]" office:value-type="float" office:value="114" calcext:value-type="float">
            <text:p>114</text:p>
          </table:table-cell>
          <table:table-cell table:formula="of:=[.$H$2]*(1-EXP(-[.A116]/[.$H$6]))" office:value-type="float" office:value="7.53989379786828" calcext:value-type="float">
            <text:p>7.53989379786828</text:p>
          </table:table-cell>
          <table:table-cell table:formula="of:=[.$H$2]-[.B116]" office:value-type="float" office:value="2.50010620213172" calcext:value-type="float">
            <text:p>2.50010620213172</text:p>
          </table:table-cell>
          <table:table-cell table:number-columns-repeated="5"/>
        </table:table-row>
        <table:table-row table:style-name="ro1">
          <table:table-cell table:formula="of:=[.A116]+[.$H$3]" office:value-type="float" office:value="115" calcext:value-type="float">
            <text:p>115</text:p>
          </table:table-cell>
          <table:table-cell table:formula="of:=[.$H$2]*(1-EXP(-[.A117]/[.$H$6]))" office:value-type="float" office:value="7.57019774217757" calcext:value-type="float">
            <text:p>7.57019774217757</text:p>
          </table:table-cell>
          <table:table-cell table:formula="of:=[.$H$2]-[.B117]" office:value-type="float" office:value="2.46980225782243" calcext:value-type="float">
            <text:p>2.46980225782243</text:p>
          </table:table-cell>
          <table:table-cell table:number-columns-repeated="5"/>
        </table:table-row>
        <table:table-row table:style-name="ro1">
          <table:table-cell table:formula="of:=[.A117]+[.$H$3]" office:value-type="float" office:value="116" calcext:value-type="float">
            <text:p>116</text:p>
          </table:table-cell>
          <table:table-cell table:formula="of:=[.$H$2]*(1-EXP(-[.A118]/[.$H$6]))" office:value-type="float" office:value="7.60013437047448" calcext:value-type="float">
            <text:p>7.60013437047448</text:p>
          </table:table-cell>
          <table:table-cell table:formula="of:=[.$H$2]-[.B118]" office:value-type="float" office:value="2.43986562952552" calcext:value-type="float">
            <text:p>2.43986562952552</text:p>
          </table:table-cell>
          <table:table-cell table:number-columns-repeated="5"/>
        </table:table-row>
        <table:table-row table:style-name="ro1">
          <table:table-cell table:formula="of:=[.A118]+[.$H$3]" office:value-type="float" office:value="117" calcext:value-type="float">
            <text:p>117</text:p>
          </table:table-cell>
          <table:table-cell table:formula="of:=[.$H$2]*(1-EXP(-[.A119]/[.$H$6]))" office:value-type="float" office:value="7.62970813501946" calcext:value-type="float">
            <text:p>7.62970813501946</text:p>
          </table:table-cell>
          <table:table-cell table:formula="of:=[.$H$2]-[.B119]" office:value-type="float" office:value="2.41029186498054" calcext:value-type="float">
            <text:p>2.41029186498054</text:p>
          </table:table-cell>
          <table:table-cell table:number-columns-repeated="5"/>
        </table:table-row>
        <table:table-row table:style-name="ro1">
          <table:table-cell table:formula="of:=[.A119]+[.$H$3]" office:value-type="float" office:value="118" calcext:value-type="float">
            <text:p>118</text:p>
          </table:table-cell>
          <table:table-cell table:formula="of:=[.$H$2]*(1-EXP(-[.A120]/[.$H$6]))" office:value-type="float" office:value="7.65892343410685" calcext:value-type="float">
            <text:p>7.65892343410685</text:p>
          </table:table-cell>
          <table:table-cell table:formula="of:=[.$H$2]-[.B120]" office:value-type="float" office:value="2.38107656589315" calcext:value-type="float">
            <text:p>2.38107656589315</text:p>
          </table:table-cell>
          <table:table-cell table:number-columns-repeated="5"/>
        </table:table-row>
        <table:table-row table:style-name="ro1">
          <table:table-cell table:formula="of:=[.A120]+[.$H$3]" office:value-type="float" office:value="119" calcext:value-type="float">
            <text:p>119</text:p>
          </table:table-cell>
          <table:table-cell table:formula="of:=[.$H$2]*(1-EXP(-[.A121]/[.$H$6]))" office:value-type="float" office:value="7.68778461271897" calcext:value-type="float">
            <text:p>7.68778461271897</text:p>
          </table:table-cell>
          <table:table-cell table:formula="of:=[.$H$2]-[.B121]" office:value-type="float" office:value="2.35221538728103" calcext:value-type="float">
            <text:p>2.35221538728103</text:p>
          </table:table-cell>
          <table:table-cell table:number-columns-repeated="5"/>
        </table:table-row>
        <table:table-row table:style-name="ro1">
          <table:table-cell table:formula="of:=[.A121]+[.$H$3]" office:value-type="float" office:value="120" calcext:value-type="float">
            <text:p>120</text:p>
          </table:table-cell>
          <table:table-cell table:formula="of:=[.$H$2]*(1-EXP(-[.A122]/[.$H$6]))" office:value-type="float" office:value="7.71629596317234" calcext:value-type="float">
            <text:p>7.71629596317234</text:p>
          </table:table-cell>
          <table:table-cell table:formula="of:=[.$H$2]-[.B122]" office:value-type="float" office:value="2.32370403682766" calcext:value-type="float">
            <text:p>2.32370403682766</text:p>
          </table:table-cell>
          <table:table-cell table:number-columns-repeated="5"/>
        </table:table-row>
        <table:table-row table:style-name="ro1">
          <table:table-cell table:formula="of:=[.A122]+[.$H$3]" office:value-type="float" office:value="121" calcext:value-type="float">
            <text:p>121</text:p>
          </table:table-cell>
          <table:table-cell table:formula="of:=[.$H$2]*(1-EXP(-[.A123]/[.$H$6]))" office:value-type="float" office:value="7.74446172575605" calcext:value-type="float">
            <text:p>7.74446172575605</text:p>
          </table:table-cell>
          <table:table-cell table:formula="of:=[.$H$2]-[.B123]" office:value-type="float" office:value="2.29553827424395" calcext:value-type="float">
            <text:p>2.29553827424395</text:p>
          </table:table-cell>
          <table:table-cell table:number-columns-repeated="5"/>
        </table:table-row>
        <table:table-row table:style-name="ro1">
          <table:table-cell table:formula="of:=[.A123]+[.$H$3]" office:value-type="float" office:value="122" calcext:value-type="float">
            <text:p>122</text:p>
          </table:table-cell>
          <table:table-cell table:formula="of:=[.$H$2]*(1-EXP(-[.A124]/[.$H$6]))" office:value-type="float" office:value="7.77228608936238" calcext:value-type="float">
            <text:p>7.77228608936238</text:p>
          </table:table-cell>
          <table:table-cell table:formula="of:=[.$H$2]-[.B124]" office:value-type="float" office:value="2.26771391063762" calcext:value-type="float">
            <text:p>2.26771391063762</text:p>
          </table:table-cell>
          <table:table-cell table:number-columns-repeated="5"/>
        </table:table-row>
        <table:table-row table:style-name="ro1">
          <table:table-cell table:formula="of:=[.A124]+[.$H$3]" office:value-type="float" office:value="123" calcext:value-type="float">
            <text:p>123</text:p>
          </table:table-cell>
          <table:table-cell table:formula="of:=[.$H$2]*(1-EXP(-[.A125]/[.$H$6]))" office:value-type="float" office:value="7.79977319210976" calcext:value-type="float">
            <text:p>7.79977319210976</text:p>
          </table:table-cell>
          <table:table-cell table:formula="of:=[.$H$2]-[.B125]" office:value-type="float" office:value="2.24022680789023" calcext:value-type="float">
            <text:p>2.24022680789023</text:p>
          </table:table-cell>
          <table:table-cell table:number-columns-repeated="5"/>
        </table:table-row>
        <table:table-row table:style-name="ro1">
          <table:table-cell table:formula="of:=[.A125]+[.$H$3]" office:value-type="float" office:value="124" calcext:value-type="float">
            <text:p>124</text:p>
          </table:table-cell>
          <table:table-cell table:formula="of:=[.$H$2]*(1-EXP(-[.A126]/[.$H$6]))" office:value-type="float" office:value="7.82692712195827" calcext:value-type="float">
            <text:p>7.82692712195827</text:p>
          </table:table-cell>
          <table:table-cell table:formula="of:=[.$H$2]-[.B126]" office:value-type="float" office:value="2.21307287804173" calcext:value-type="float">
            <text:p>2.21307287804173</text:p>
          </table:table-cell>
          <table:table-cell table:number-columns-repeated="5"/>
        </table:table-row>
        <table:table-row table:style-name="ro1">
          <table:table-cell table:formula="of:=[.A126]+[.$H$3]" office:value-type="float" office:value="125" calcext:value-type="float">
            <text:p>125</text:p>
          </table:table-cell>
          <table:table-cell table:formula="of:=[.$H$2]*(1-EXP(-[.A127]/[.$H$6]))" office:value-type="float" office:value="7.85375191731752" calcext:value-type="float">
            <text:p>7.85375191731752</text:p>
          </table:table-cell>
          <table:table-cell table:formula="of:=[.$H$2]-[.B127]" office:value-type="float" office:value="2.18624808268248" calcext:value-type="float">
            <text:p>2.18624808268248</text:p>
          </table:table-cell>
          <table:table-cell table:number-columns-repeated="5"/>
        </table:table-row>
        <table:table-row table:style-name="ro1">
          <table:table-cell table:formula="of:=[.A127]+[.$H$3]" office:value-type="float" office:value="126" calcext:value-type="float">
            <text:p>126</text:p>
          </table:table-cell>
          <table:table-cell table:formula="of:=[.$H$2]*(1-EXP(-[.A128]/[.$H$6]))" office:value-type="float" office:value="7.88025156764734" calcext:value-type="float">
            <text:p>7.88025156764734</text:p>
          </table:table-cell>
          <table:table-cell table:formula="of:=[.$H$2]-[.B128]" office:value-type="float" office:value="2.15974843235266" calcext:value-type="float">
            <text:p>2.15974843235266</text:p>
          </table:table-cell>
          <table:table-cell table:number-columns-repeated="5"/>
        </table:table-row>
        <table:table-row table:style-name="ro1">
          <table:table-cell table:formula="of:=[.A128]+[.$H$3]" office:value-type="float" office:value="127" calcext:value-type="float">
            <text:p>127</text:p>
          </table:table-cell>
          <table:table-cell table:formula="of:=[.$H$2]*(1-EXP(-[.A129]/[.$H$6]))" office:value-type="float" office:value="7.90643001405106" calcext:value-type="float">
            <text:p>7.90643001405106</text:p>
          </table:table-cell>
          <table:table-cell table:formula="of:=[.$H$2]-[.B129]" office:value-type="float" office:value="2.13356998594894" calcext:value-type="float">
            <text:p>2.13356998594894</text:p>
          </table:table-cell>
          <table:table-cell table:number-columns-repeated="5"/>
        </table:table-row>
        <table:table-row table:style-name="ro1">
          <table:table-cell table:formula="of:=[.A129]+[.$H$3]" office:value-type="float" office:value="128" calcext:value-type="float">
            <text:p>128</text:p>
          </table:table-cell>
          <table:table-cell table:formula="of:=[.$H$2]*(1-EXP(-[.A130]/[.$H$6]))" office:value-type="float" office:value="7.93229114986163" calcext:value-type="float">
            <text:p>7.93229114986163</text:p>
          </table:table-cell>
          <table:table-cell table:formula="of:=[.$H$2]-[.B130]" office:value-type="float" office:value="2.10770885013837" calcext:value-type="float">
            <text:p>2.10770885013837</text:p>
          </table:table-cell>
          <table:table-cell table:number-columns-repeated="5"/>
        </table:table-row>
        <table:table-row table:style-name="ro1">
          <table:table-cell table:formula="of:=[.A130]+[.$H$3]" office:value-type="float" office:value="129" calcext:value-type="float">
            <text:p>129</text:p>
          </table:table-cell>
          <table:table-cell table:formula="of:=[.$H$2]*(1-EXP(-[.A131]/[.$H$6]))" office:value-type="float" office:value="7.95783882122068" calcext:value-type="float">
            <text:p>7.95783882122068</text:p>
          </table:table-cell>
          <table:table-cell table:formula="of:=[.$H$2]-[.B131]" office:value-type="float" office:value="2.08216117877932" calcext:value-type="float">
            <text:p>2.08216117877932</text:p>
          </table:table-cell>
          <table:table-cell table:number-columns-repeated="5"/>
        </table:table-row>
        <table:table-row table:style-name="ro1">
          <table:table-cell table:formula="of:=[.A131]+[.$H$3]" office:value-type="float" office:value="130" calcext:value-type="float">
            <text:p>130</text:p>
          </table:table-cell>
          <table:table-cell table:formula="of:=[.$H$2]*(1-EXP(-[.A132]/[.$H$6]))" office:value-type="float" office:value="7.98307682765053" calcext:value-type="float">
            <text:p>7.98307682765053</text:p>
          </table:table-cell>
          <table:table-cell table:formula="of:=[.$H$2]-[.B132]" office:value-type="float" office:value="2.05692317234947" calcext:value-type="float">
            <text:p>2.05692317234947</text:p>
          </table:table-cell>
          <table:table-cell table:number-columns-repeated="5"/>
        </table:table-row>
        <table:table-row table:style-name="ro1">
          <table:table-cell table:formula="of:=[.A132]+[.$H$3]" office:value-type="float" office:value="131" calcext:value-type="float">
            <text:p>131</text:p>
          </table:table-cell>
          <table:table-cell table:formula="of:=[.$H$2]*(1-EXP(-[.A133]/[.$H$6]))" office:value-type="float" office:value="8.00800892261922" calcext:value-type="float">
            <text:p>8.00800892261922</text:p>
          </table:table-cell>
          <table:table-cell table:formula="of:=[.$H$2]-[.B133]" office:value-type="float" office:value="2.03199107738078" calcext:value-type="float">
            <text:p>2.03199107738078</text:p>
          </table:table-cell>
          <table:table-cell table:number-columns-repeated="5"/>
        </table:table-row>
        <table:table-row table:style-name="ro1">
          <table:table-cell table:formula="of:=[.A133]+[.$H$3]" office:value-type="float" office:value="132" calcext:value-type="float">
            <text:p>132</text:p>
          </table:table-cell>
          <table:table-cell table:formula="of:=[.$H$2]*(1-EXP(-[.A134]/[.$H$6]))" office:value-type="float" office:value="8.0326388140988" calcext:value-type="float">
            <text:p>8.0326388140988</text:p>
          </table:table-cell>
          <table:table-cell table:formula="of:=[.$H$2]-[.B134]" office:value-type="float" office:value="2.0073611859012" calcext:value-type="float">
            <text:p>2.0073611859012</text:p>
          </table:table-cell>
          <table:table-cell table:number-columns-repeated="5"/>
        </table:table-row>
        <table:table-row table:style-name="ro1">
          <table:table-cell table:formula="of:=[.A134]+[.$H$3]" office:value-type="float" office:value="133" calcext:value-type="float">
            <text:p>133</text:p>
          </table:table-cell>
          <table:table-cell table:formula="of:=[.$H$2]*(1-EXP(-[.A135]/[.$H$6]))" office:value-type="float" office:value="8.05697016511674" calcext:value-type="float">
            <text:p>8.05697016511674</text:p>
          </table:table-cell>
          <table:table-cell table:formula="of:=[.$H$2]-[.B135]" office:value-type="float" office:value="1.98302983488326" calcext:value-type="float">
            <text:p>1.98302983488326</text:p>
          </table:table-cell>
          <table:table-cell table:number-columns-repeated="5"/>
        </table:table-row>
        <table:table-row table:style-name="ro1">
          <table:table-cell table:formula="of:=[.A135]+[.$H$3]" office:value-type="float" office:value="134" calcext:value-type="float">
            <text:p>134</text:p>
          </table:table-cell>
          <table:table-cell table:formula="of:=[.$H$2]*(1-EXP(-[.A136]/[.$H$6]))" office:value-type="float" office:value="8.08100659430072" calcext:value-type="float">
            <text:p>8.08100659430072</text:p>
          </table:table-cell>
          <table:table-cell table:formula="of:=[.$H$2]-[.B136]" office:value-type="float" office:value="1.95899340569928" calcext:value-type="float">
            <text:p>1.95899340569928</text:p>
          </table:table-cell>
          <table:table-cell table:number-columns-repeated="5"/>
        </table:table-row>
        <table:table-row table:style-name="ro1">
          <table:table-cell table:formula="of:=[.A136]+[.$H$3]" office:value-type="float" office:value="135" calcext:value-type="float">
            <text:p>135</text:p>
          </table:table-cell>
          <table:table-cell table:formula="of:=[.$H$2]*(1-EXP(-[.A137]/[.$H$6]))" office:value-type="float" office:value="8.10475167641682" calcext:value-type="float">
            <text:p>8.10475167641682</text:p>
          </table:table-cell>
          <table:table-cell table:formula="of:=[.$H$2]-[.B137]" office:value-type="float" office:value="1.93524832358318" calcext:value-type="float">
            <text:p>1.93524832358318</text:p>
          </table:table-cell>
          <table:table-cell table:number-columns-repeated="5"/>
        </table:table-row>
        <table:table-row table:style-name="ro1">
          <table:table-cell table:formula="of:=[.A137]+[.$H$3]" office:value-type="float" office:value="136" calcext:value-type="float">
            <text:p>136</text:p>
          </table:table-cell>
          <table:table-cell table:formula="of:=[.$H$2]*(1-EXP(-[.A138]/[.$H$6]))" office:value-type="float" office:value="8.12820894290114" calcext:value-type="float">
            <text:p>8.12820894290114</text:p>
          </table:table-cell>
          <table:table-cell table:formula="of:=[.$H$2]-[.B138]" office:value-type="float" office:value="1.91179105709886" calcext:value-type="float">
            <text:p>1.91179105709886</text:p>
          </table:table-cell>
          <table:table-cell table:number-columns-repeated="5"/>
        </table:table-row>
        <table:table-row table:style-name="ro1">
          <table:table-cell table:formula="of:=[.A138]+[.$H$3]" office:value-type="float" office:value="137" calcext:value-type="float">
            <text:p>137</text:p>
          </table:table-cell>
          <table:table-cell table:formula="of:=[.$H$2]*(1-EXP(-[.A139]/[.$H$6]))" office:value-type="float" office:value="8.15138188238504" calcext:value-type="float">
            <text:p>8.15138188238504</text:p>
          </table:table-cell>
          <table:table-cell table:formula="of:=[.$H$2]-[.B139]" office:value-type="float" office:value="1.88861811761496" calcext:value-type="float">
            <text:p>1.88861811761496</text:p>
          </table:table-cell>
          <table:table-cell table:number-columns-repeated="5"/>
        </table:table-row>
        <table:table-row table:style-name="ro1">
          <table:table-cell table:formula="of:=[.A139]+[.$H$3]" office:value-type="float" office:value="138" calcext:value-type="float">
            <text:p>138</text:p>
          </table:table-cell>
          <table:table-cell table:formula="of:=[.$H$2]*(1-EXP(-[.A140]/[.$H$6]))" office:value-type="float" office:value="8.17427394121396" calcext:value-type="float">
            <text:p>8.17427394121396</text:p>
          </table:table-cell>
          <table:table-cell table:formula="of:=[.$H$2]-[.B140]" office:value-type="float" office:value="1.86572605878604" calcext:value-type="float">
            <text:p>1.86572605878604</text:p>
          </table:table-cell>
          <table:table-cell table:number-columns-repeated="5"/>
        </table:table-row>
        <table:table-row table:style-name="ro1">
          <table:table-cell table:formula="of:=[.A140]+[.$H$3]" office:value-type="float" office:value="139" calcext:value-type="float">
            <text:p>139</text:p>
          </table:table-cell>
          <table:table-cell table:formula="of:=[.$H$2]*(1-EXP(-[.A141]/[.$H$6]))" office:value-type="float" office:value="8.19688852395994" calcext:value-type="float">
            <text:p>8.19688852395994</text:p>
          </table:table-cell>
          <table:table-cell table:formula="of:=[.$H$2]-[.B141]" office:value-type="float" office:value="1.84311147604006" calcext:value-type="float">
            <text:p>1.84311147604006</text:p>
          </table:table-cell>
          <table:table-cell table:number-columns-repeated="5"/>
        </table:table-row>
        <table:table-row table:style-name="ro1">
          <table:table-cell table:formula="of:=[.A141]+[.$H$3]" office:value-type="float" office:value="140" calcext:value-type="float">
            <text:p>140</text:p>
          </table:table-cell>
          <table:table-cell table:formula="of:=[.$H$2]*(1-EXP(-[.A142]/[.$H$6]))" office:value-type="float" office:value="8.21922899392802" calcext:value-type="float">
            <text:p>8.21922899392802</text:p>
          </table:table-cell>
          <table:table-cell table:formula="of:=[.$H$2]-[.B142]" office:value-type="float" office:value="1.82077100607198" calcext:value-type="float">
            <text:p>1.82077100607198</text:p>
          </table:table-cell>
          <table:table-cell table:number-columns-repeated="5"/>
        </table:table-row>
        <table:table-row table:style-name="ro1">
          <table:table-cell table:formula="of:=[.A142]+[.$H$3]" office:value-type="float" office:value="141" calcext:value-type="float">
            <text:p>141</text:p>
          </table:table-cell>
          <table:table-cell table:formula="of:=[.$H$2]*(1-EXP(-[.A143]/[.$H$6]))" office:value-type="float" office:value="8.2412986736564" calcext:value-type="float">
            <text:p>8.2412986736564</text:p>
          </table:table-cell>
          <table:table-cell table:formula="of:=[.$H$2]-[.B143]" office:value-type="float" office:value="1.7987013263436" calcext:value-type="float">
            <text:p>1.7987013263436</text:p>
          </table:table-cell>
          <table:table-cell table:number-columns-repeated="5"/>
        </table:table-row>
        <table:table-row table:style-name="ro1">
          <table:table-cell table:formula="of:=[.A143]+[.$H$3]" office:value-type="float" office:value="142" calcext:value-type="float">
            <text:p>142</text:p>
          </table:table-cell>
          <table:table-cell table:formula="of:=[.$H$2]*(1-EXP(-[.A144]/[.$H$6]))" office:value-type="float" office:value="8.26310084541058" calcext:value-type="float">
            <text:p>8.26310084541058</text:p>
          </table:table-cell>
          <table:table-cell table:formula="of:=[.$H$2]-[.B144]" office:value-type="float" office:value="1.77689915458942" calcext:value-type="float">
            <text:p>1.77689915458942</text:p>
          </table:table-cell>
          <table:table-cell table:number-columns-repeated="5"/>
        </table:table-row>
        <table:table-row table:style-name="ro1">
          <table:table-cell table:formula="of:=[.A144]+[.$H$3]" office:value-type="float" office:value="143" calcext:value-type="float">
            <text:p>143</text:p>
          </table:table-cell>
          <table:table-cell table:formula="of:=[.$H$2]*(1-EXP(-[.A145]/[.$H$6]))" office:value-type="float" office:value="8.28463875167152" calcext:value-type="float">
            <text:p>8.28463875167152</text:p>
          </table:table-cell>
          <table:table-cell table:formula="of:=[.$H$2]-[.B145]" office:value-type="float" office:value="1.75536124832848" calcext:value-type="float">
            <text:p>1.75536124832848</text:p>
          </table:table-cell>
          <table:table-cell table:number-columns-repeated="5"/>
        </table:table-row>
        <table:table-row table:style-name="ro1">
          <table:table-cell table:formula="of:=[.A145]+[.$H$3]" office:value-type="float" office:value="144" calcext:value-type="float">
            <text:p>144</text:p>
          </table:table-cell>
          <table:table-cell table:formula="of:=[.$H$2]*(1-EXP(-[.A146]/[.$H$6]))" office:value-type="float" office:value="8.30591559561786" calcext:value-type="float">
            <text:p>8.30591559561786</text:p>
          </table:table-cell>
          <table:table-cell table:formula="of:=[.$H$2]-[.B146]" office:value-type="float" office:value="1.73408440438214" calcext:value-type="float">
            <text:p>1.73408440438214</text:p>
          </table:table-cell>
          <table:table-cell table:number-columns-repeated="5"/>
        </table:table-row>
        <table:table-row table:style-name="ro1">
          <table:table-cell table:formula="of:=[.A146]+[.$H$3]" office:value-type="float" office:value="145" calcext:value-type="float">
            <text:p>145</text:p>
          </table:table-cell>
          <table:table-cell table:formula="of:=[.$H$2]*(1-EXP(-[.A147]/[.$H$6]))" office:value-type="float" office:value="8.32693454160232" calcext:value-type="float">
            <text:p>8.32693454160232</text:p>
          </table:table-cell>
          <table:table-cell table:formula="of:=[.$H$2]-[.B147]" office:value-type="float" office:value="1.71306545839768" calcext:value-type="float">
            <text:p>1.71306545839768</text:p>
          </table:table-cell>
          <table:table-cell table:number-columns-repeated="5"/>
        </table:table-row>
        <table:table-row table:style-name="ro1">
          <table:table-cell table:formula="of:=[.A147]+[.$H$3]" office:value-type="float" office:value="146" calcext:value-type="float">
            <text:p>146</text:p>
          </table:table-cell>
          <table:table-cell table:formula="of:=[.$H$2]*(1-EXP(-[.A148]/[.$H$6]))" office:value-type="float" office:value="8.34769871562228" calcext:value-type="float">
            <text:p>8.34769871562228</text:p>
          </table:table-cell>
          <table:table-cell table:formula="of:=[.$H$2]-[.B148]" office:value-type="float" office:value="1.69230128437772" calcext:value-type="float">
            <text:p>1.69230128437772</text:p>
          </table:table-cell>
          <table:table-cell table:number-columns-repeated="5"/>
        </table:table-row>
        <table:table-row table:style-name="ro1">
          <table:table-cell table:formula="of:=[.A148]+[.$H$3]" office:value-type="float" office:value="147" calcext:value-type="float">
            <text:p>147</text:p>
          </table:table-cell>
          <table:table-cell table:formula="of:=[.$H$2]*(1-EXP(-[.A149]/[.$H$6]))" office:value-type="float" office:value="8.36821120578474" calcext:value-type="float">
            <text:p>8.36821120578474</text:p>
          </table:table-cell>
          <table:table-cell table:formula="of:=[.$H$2]-[.B149]" office:value-type="float" office:value="1.67178879421526" calcext:value-type="float">
            <text:p>1.67178879421526</text:p>
          </table:table-cell>
          <table:table-cell table:number-columns-repeated="5"/>
        </table:table-row>
        <table:table-row table:style-name="ro1">
          <table:table-cell table:formula="of:=[.A149]+[.$H$3]" office:value-type="float" office:value="148" calcext:value-type="float">
            <text:p>148</text:p>
          </table:table-cell>
          <table:table-cell table:formula="of:=[.$H$2]*(1-EXP(-[.A150]/[.$H$6]))" office:value-type="float" office:value="8.38847506276554" calcext:value-type="float">
            <text:p>8.38847506276554</text:p>
          </table:table-cell>
          <table:table-cell table:formula="of:=[.$H$2]-[.B150]" office:value-type="float" office:value="1.65152493723446" calcext:value-type="float">
            <text:p>1.65152493723446</text:p>
          </table:table-cell>
          <table:table-cell table:number-columns-repeated="5"/>
        </table:table-row>
        <table:table-row table:style-name="ro1">
          <table:table-cell table:formula="of:=[.A150]+[.$H$3]" office:value-type="float" office:value="149" calcext:value-type="float">
            <text:p>149</text:p>
          </table:table-cell>
          <table:table-cell table:formula="of:=[.$H$2]*(1-EXP(-[.A151]/[.$H$6]))" office:value-type="float" office:value="8.40849330026308" calcext:value-type="float">
            <text:p>8.40849330026308</text:p>
          </table:table-cell>
          <table:table-cell table:formula="of:=[.$H$2]-[.B151]" office:value-type="float" office:value="1.63150669973692" calcext:value-type="float">
            <text:p>1.63150669973692</text:p>
          </table:table-cell>
          <table:table-cell table:number-columns-repeated="5"/>
        </table:table-row>
        <table:table-row table:style-name="ro1">
          <table:table-cell table:formula="of:=[.A151]+[.$H$3]" office:value-type="float" office:value="150" calcext:value-type="float">
            <text:p>150</text:p>
          </table:table-cell>
          <table:table-cell table:formula="of:=[.$H$2]*(1-EXP(-[.A152]/[.$H$6]))" office:value-type="float" office:value="8.42826889544656" calcext:value-type="float">
            <text:p>8.42826889544656</text:p>
          </table:table-cell>
          <table:table-cell table:formula="of:=[.$H$2]-[.B152]" office:value-type="float" office:value="1.61173110455344" calcext:value-type="float">
            <text:p>1.61173110455344</text:p>
          </table:table-cell>
          <table:table-cell table:number-columns-repeated="5"/>
        </table:table-row>
        <table:table-row table:style-name="ro1">
          <table:table-cell table:formula="of:=[.A152]+[.$H$3]" office:value-type="float" office:value="151" calcext:value-type="float">
            <text:p>151</text:p>
          </table:table-cell>
          <table:table-cell table:formula="of:=[.$H$2]*(1-EXP(-[.A153]/[.$H$6]))" office:value-type="float" office:value="8.44780478939871" calcext:value-type="float">
            <text:p>8.44780478939871</text:p>
          </table:table-cell>
          <table:table-cell table:formula="of:=[.$H$2]-[.B153]" office:value-type="float" office:value="1.59219521060129" calcext:value-type="float">
            <text:p>1.59219521060129</text:p>
          </table:table-cell>
          <table:table-cell table:number-columns-repeated="5"/>
        </table:table-row>
        <table:table-row table:style-name="ro1">
          <table:table-cell table:formula="of:=[.A153]+[.$H$3]" office:value-type="float" office:value="152" calcext:value-type="float">
            <text:p>152</text:p>
          </table:table-cell>
          <table:table-cell table:formula="of:=[.$H$2]*(1-EXP(-[.A154]/[.$H$6]))" office:value-type="float" office:value="8.4671038875532" calcext:value-type="float">
            <text:p>8.4671038875532</text:p>
          </table:table-cell>
          <table:table-cell table:formula="of:=[.$H$2]-[.B154]" office:value-type="float" office:value="1.5728961124468" calcext:value-type="float">
            <text:p>1.5728961124468</text:p>
          </table:table-cell>
          <table:table-cell table:number-columns-repeated="5"/>
        </table:table-row>
        <table:table-row table:style-name="ro1">
          <table:table-cell table:formula="of:=[.A154]+[.$H$3]" office:value-type="float" office:value="153" calcext:value-type="float">
            <text:p>153</text:p>
          </table:table-cell>
          <table:table-cell table:formula="of:=[.$H$2]*(1-EXP(-[.A155]/[.$H$6]))" office:value-type="float" office:value="8.48616906012677" calcext:value-type="float">
            <text:p>8.48616906012677</text:p>
          </table:table-cell>
          <table:table-cell table:formula="of:=[.$H$2]-[.B155]" office:value-type="float" office:value="1.55383093987323" calcext:value-type="float">
            <text:p>1.55383093987323</text:p>
          </table:table-cell>
          <table:table-cell table:number-columns-repeated="5"/>
        </table:table-row>
        <table:table-row table:style-name="ro1">
          <table:table-cell table:formula="of:=[.A155]+[.$H$3]" office:value-type="float" office:value="154" calcext:value-type="float">
            <text:p>154</text:p>
          </table:table-cell>
          <table:table-cell table:formula="of:=[.$H$2]*(1-EXP(-[.A156]/[.$H$6]))" office:value-type="float" office:value="8.50500314254608" calcext:value-type="float">
            <text:p>8.50500314254608</text:p>
          </table:table-cell>
          <table:table-cell table:formula="of:=[.$H$2]-[.B156]" office:value-type="float" office:value="1.53499685745392" calcext:value-type="float">
            <text:p>1.53499685745392</text:p>
          </table:table-cell>
          <table:table-cell table:number-columns-repeated="5"/>
        </table:table-row>
        <table:table-row table:style-name="ro1">
          <table:table-cell table:formula="of:=[.A156]+[.$H$3]" office:value-type="float" office:value="155" calcext:value-type="float">
            <text:p>155</text:p>
          </table:table-cell>
          <table:table-cell table:formula="of:=[.$H$2]*(1-EXP(-[.A157]/[.$H$6]))" office:value-type="float" office:value="8.5236089358694" calcext:value-type="float">
            <text:p>8.5236089358694</text:p>
          </table:table-cell>
          <table:table-cell table:formula="of:=[.$H$2]-[.B157]" office:value-type="float" office:value="1.5163910641306" calcext:value-type="float">
            <text:p>1.5163910641306</text:p>
          </table:table-cell>
          <table:table-cell table:number-columns-repeated="5"/>
        </table:table-row>
        <table:table-row table:style-name="ro1">
          <table:table-cell table:formula="of:=[.A157]+[.$H$3]" office:value-type="float" office:value="156" calcext:value-type="float">
            <text:p>156</text:p>
          </table:table-cell>
          <table:table-cell table:formula="of:=[.$H$2]*(1-EXP(-[.A158]/[.$H$6]))" office:value-type="float" office:value="8.54198920720321" calcext:value-type="float">
            <text:p>8.54198920720321</text:p>
          </table:table-cell>
          <table:table-cell table:formula="of:=[.$H$2]-[.B158]" office:value-type="float" office:value="1.49801079279679" calcext:value-type="float">
            <text:p>1.49801079279679</text:p>
          </table:table-cell>
          <table:table-cell table:number-columns-repeated="5"/>
        </table:table-row>
        <table:table-row table:style-name="ro1">
          <table:table-cell table:formula="of:=[.A158]+[.$H$3]" office:value-type="float" office:value="157" calcext:value-type="float">
            <text:p>157</text:p>
          </table:table-cell>
          <table:table-cell table:formula="of:=[.$H$2]*(1-EXP(-[.A159]/[.$H$6]))" office:value-type="float" office:value="8.56014669011371" calcext:value-type="float">
            <text:p>8.56014669011371</text:p>
          </table:table-cell>
          <table:table-cell table:formula="of:=[.$H$2]-[.B159]" office:value-type="float" office:value="1.47985330988629" calcext:value-type="float">
            <text:p>1.47985330988629</text:p>
          </table:table-cell>
          <table:table-cell table:number-columns-repeated="5"/>
        </table:table-row>
        <table:table-row table:style-name="ro1">
          <table:table-cell table:formula="of:=[.A159]+[.$H$3]" office:value-type="float" office:value="158" calcext:value-type="float">
            <text:p>158</text:p>
          </table:table-cell>
          <table:table-cell table:formula="of:=[.$H$2]*(1-EXP(-[.A160]/[.$H$6]))" office:value-type="float" office:value="8.57808408503336" calcext:value-type="float">
            <text:p>8.57808408503336</text:p>
          </table:table-cell>
          <table:table-cell table:formula="of:=[.$H$2]-[.B160]" office:value-type="float" office:value="1.46191591496664" calcext:value-type="float">
            <text:p>1.46191591496664</text:p>
          </table:table-cell>
          <table:table-cell table:number-columns-repeated="5"/>
        </table:table-row>
        <table:table-row table:style-name="ro1">
          <table:table-cell table:formula="of:=[.A160]+[.$H$3]" office:value-type="float" office:value="159" calcext:value-type="float">
            <text:p>159</text:p>
          </table:table-cell>
          <table:table-cell table:formula="of:=[.$H$2]*(1-EXP(-[.A161]/[.$H$6]))" office:value-type="float" office:value="8.59580405966254" calcext:value-type="float">
            <text:p>8.59580405966254</text:p>
          </table:table-cell>
          <table:table-cell table:formula="of:=[.$H$2]-[.B161]" office:value-type="float" office:value="1.44419594033746" calcext:value-type="float">
            <text:p>1.44419594033746</text:p>
          </table:table-cell>
          <table:table-cell table:number-columns-repeated="5"/>
        </table:table-row>
        <table:table-row table:style-name="ro1">
          <table:table-cell table:formula="of:=[.A161]+[.$H$3]" office:value-type="float" office:value="160" calcext:value-type="float">
            <text:p>160</text:p>
          </table:table-cell>
          <table:table-cell table:formula="of:=[.$H$2]*(1-EXP(-[.A162]/[.$H$6]))" office:value-type="float" office:value="8.61330924936623" calcext:value-type="float">
            <text:p>8.61330924936623</text:p>
          </table:table-cell>
          <table:table-cell table:formula="of:=[.$H$2]-[.B162]" office:value-type="float" office:value="1.42669075063377" calcext:value-type="float">
            <text:p>1.42669075063377</text:p>
          </table:table-cell>
          <table:table-cell table:number-columns-repeated="5"/>
        </table:table-row>
        <table:table-row table:style-name="ro1">
          <table:table-cell table:formula="of:=[.A162]+[.$H$3]" office:value-type="float" office:value="161" calcext:value-type="float">
            <text:p>161</text:p>
          </table:table-cell>
          <table:table-cell table:formula="of:=[.$H$2]*(1-EXP(-[.A163]/[.$H$6]))" office:value-type="float" office:value="8.63060225756601" calcext:value-type="float">
            <text:p>8.63060225756601</text:p>
          </table:table-cell>
          <table:table-cell table:formula="of:=[.$H$2]-[.B163]" office:value-type="float" office:value="1.40939774243399" calcext:value-type="float">
            <text:p>1.40939774243399</text:p>
          </table:table-cell>
          <table:table-cell table:number-columns-repeated="5"/>
        </table:table-row>
        <table:table-row table:style-name="ro1">
          <table:table-cell table:formula="of:=[.A163]+[.$H$3]" office:value-type="float" office:value="162" calcext:value-type="float">
            <text:p>162</text:p>
          </table:table-cell>
          <table:table-cell table:formula="of:=[.$H$2]*(1-EXP(-[.A164]/[.$H$6]))" office:value-type="float" office:value="8.64768565612722" calcext:value-type="float">
            <text:p>8.64768565612722</text:p>
          </table:table-cell>
          <table:table-cell table:formula="of:=[.$H$2]-[.B164]" office:value-type="float" office:value="1.39231434387278" calcext:value-type="float">
            <text:p>1.39231434387278</text:p>
          </table:table-cell>
          <table:table-cell table:number-columns-repeated="5"/>
        </table:table-row>
        <table:table-row table:style-name="ro1">
          <table:table-cell table:formula="of:=[.A164]+[.$H$3]" office:value-type="float" office:value="163" calcext:value-type="float">
            <text:p>163</text:p>
          </table:table-cell>
          <table:table-cell table:formula="of:=[.$H$2]*(1-EXP(-[.A165]/[.$H$6]))" office:value-type="float" office:value="8.66456198574145" calcext:value-type="float">
            <text:p>8.66456198574145</text:p>
          </table:table-cell>
          <table:table-cell table:formula="of:=[.$H$2]-[.B165]" office:value-type="float" office:value="1.37543801425855" calcext:value-type="float">
            <text:p>1.37543801425855</text:p>
          </table:table-cell>
          <table:table-cell table:number-columns-repeated="5"/>
        </table:table-row>
        <table:table-row table:style-name="ro1">
          <table:table-cell table:formula="of:=[.A165]+[.$H$3]" office:value-type="float" office:value="164" calcext:value-type="float">
            <text:p>164</text:p>
          </table:table-cell>
          <table:table-cell table:formula="of:=[.$H$2]*(1-EXP(-[.A166]/[.$H$6]))" office:value-type="float" office:value="8.68123375630441" calcext:value-type="float">
            <text:p>8.68123375630441</text:p>
          </table:table-cell>
          <table:table-cell table:formula="of:=[.$H$2]-[.B166]" office:value-type="float" office:value="1.35876624369559" calcext:value-type="float">
            <text:p>1.35876624369559</text:p>
          </table:table-cell>
          <table:table-cell table:number-columns-repeated="5"/>
        </table:table-row>
        <table:table-row table:style-name="ro1">
          <table:table-cell table:formula="of:=[.A166]+[.$H$3]" office:value-type="float" office:value="165" calcext:value-type="float">
            <text:p>165</text:p>
          </table:table-cell>
          <table:table-cell table:formula="of:=[.$H$2]*(1-EXP(-[.A167]/[.$H$6]))" office:value-type="float" office:value="8.69770344728921" calcext:value-type="float">
            <text:p>8.69770344728921</text:p>
          </table:table-cell>
          <table:table-cell table:formula="of:=[.$H$2]-[.B167]" office:value-type="float" office:value="1.34229655271079" calcext:value-type="float">
            <text:p>1.34229655271079</text:p>
          </table:table-cell>
          <table:table-cell table:number-columns-repeated="5"/>
        </table:table-row>
        <table:table-row table:style-name="ro1">
          <table:table-cell table:formula="of:=[.A167]+[.$H$3]" office:value-type="float" office:value="166" calcext:value-type="float">
            <text:p>166</text:p>
          </table:table-cell>
          <table:table-cell table:formula="of:=[.$H$2]*(1-EXP(-[.A168]/[.$H$6]))" office:value-type="float" office:value="8.71397350811512" calcext:value-type="float">
            <text:p>8.71397350811512</text:p>
          </table:table-cell>
          <table:table-cell table:formula="of:=[.$H$2]-[.B168]" office:value-type="float" office:value="1.32602649188488" calcext:value-type="float">
            <text:p>1.32602649188488</text:p>
          </table:table-cell>
          <table:table-cell table:number-columns-repeated="5"/>
        </table:table-row>
        <table:table-row table:style-name="ro1">
          <table:table-cell table:formula="of:=[.A168]+[.$H$3]" office:value-type="float" office:value="167" calcext:value-type="float">
            <text:p>167</text:p>
          </table:table-cell>
          <table:table-cell table:formula="of:=[.$H$2]*(1-EXP(-[.A169]/[.$H$6]))" office:value-type="float" office:value="8.73004635851182" calcext:value-type="float">
            <text:p>8.73004635851182</text:p>
          </table:table-cell>
          <table:table-cell table:formula="of:=[.$H$2]-[.B169]" office:value-type="float" office:value="1.30995364148818" calcext:value-type="float">
            <text:p>1.30995364148818</text:p>
          </table:table-cell>
          <table:table-cell table:number-columns-repeated="5"/>
        </table:table-row>
        <table:table-row table:style-name="ro1">
          <table:table-cell table:formula="of:=[.A169]+[.$H$3]" office:value-type="float" office:value="168" calcext:value-type="float">
            <text:p>168</text:p>
          </table:table-cell>
          <table:table-cell table:formula="of:=[.$H$2]*(1-EXP(-[.A170]/[.$H$6]))" office:value-type="float" office:value="8.74592438887931" calcext:value-type="float">
            <text:p>8.74592438887931</text:p>
          </table:table-cell>
          <table:table-cell table:formula="of:=[.$H$2]-[.B170]" office:value-type="float" office:value="1.29407561112069" calcext:value-type="float">
            <text:p>1.29407561112069</text:p>
          </table:table-cell>
          <table:table-cell table:number-columns-repeated="5"/>
        </table:table-row>
        <table:table-row table:style-name="ro1">
          <table:table-cell table:formula="of:=[.A170]+[.$H$3]" office:value-type="float" office:value="169" calcext:value-type="float">
            <text:p>169</text:p>
          </table:table-cell>
          <table:table-cell table:formula="of:=[.$H$2]*(1-EXP(-[.A171]/[.$H$6]))" office:value-type="float" office:value="8.76160996064342" calcext:value-type="float">
            <text:p>8.76160996064342</text:p>
          </table:table-cell>
          <table:table-cell table:formula="of:=[.$H$2]-[.B171]" office:value-type="float" office:value="1.27839003935658" calcext:value-type="float">
            <text:p>1.27839003935658</text:p>
          </table:table-cell>
          <table:table-cell table:number-columns-repeated="5"/>
        </table:table-row>
        <table:table-row table:style-name="ro1">
          <table:table-cell table:formula="of:=[.A171]+[.$H$3]" office:value-type="float" office:value="170" calcext:value-type="float">
            <text:p>170</text:p>
          </table:table-cell>
          <table:table-cell table:formula="of:=[.$H$2]*(1-EXP(-[.A172]/[.$H$6]))" office:value-type="float" office:value="8.77710540660694" calcext:value-type="float">
            <text:p>8.77710540660694</text:p>
          </table:table-cell>
          <table:table-cell table:formula="of:=[.$H$2]-[.B172]" office:value-type="float" office:value="1.26289459339305" calcext:value-type="float">
            <text:p>1.26289459339305</text:p>
          </table:table-cell>
          <table:table-cell table:number-columns-repeated="5"/>
        </table:table-row>
        <table:table-row table:style-name="ro1">
          <table:table-cell table:formula="of:=[.A172]+[.$H$3]" office:value-type="float" office:value="171" calcext:value-type="float">
            <text:p>171</text:p>
          </table:table-cell>
          <table:table-cell table:formula="of:=[.$H$2]*(1-EXP(-[.A173]/[.$H$6]))" office:value-type="float" office:value="8.79241303129667" calcext:value-type="float">
            <text:p>8.79241303129667</text:p>
          </table:table-cell>
          <table:table-cell table:formula="of:=[.$H$2]-[.B173]" office:value-type="float" office:value="1.24758696870333" calcext:value-type="float">
            <text:p>1.24758696870333</text:p>
          </table:table-cell>
          <table:table-cell table:number-columns-repeated="5"/>
        </table:table-row>
        <table:table-row table:style-name="ro1">
          <table:table-cell table:formula="of:=[.A173]+[.$H$3]" office:value-type="float" office:value="172" calcext:value-type="float">
            <text:p>172</text:p>
          </table:table-cell>
          <table:table-cell table:formula="of:=[.$H$2]*(1-EXP(-[.A174]/[.$H$6]))" office:value-type="float" office:value="8.80753511130605" calcext:value-type="float">
            <text:p>8.80753511130605</text:p>
          </table:table-cell>
          <table:table-cell table:formula="of:=[.$H$2]-[.B174]" office:value-type="float" office:value="1.23246488869395" calcext:value-type="float">
            <text:p>1.23246488869395</text:p>
          </table:table-cell>
          <table:table-cell table:number-columns-repeated="5"/>
        </table:table-row>
        <table:table-row table:style-name="ro1">
          <table:table-cell table:formula="of:=[.A174]+[.$H$3]" office:value-type="float" office:value="173" calcext:value-type="float">
            <text:p>173</text:p>
          </table:table-cell>
          <table:table-cell table:formula="of:=[.$H$2]*(1-EXP(-[.A175]/[.$H$6]))" office:value-type="float" office:value="8.82247389563381" calcext:value-type="float">
            <text:p>8.82247389563381</text:p>
          </table:table-cell>
          <table:table-cell table:formula="of:=[.$H$2]-[.B175]" office:value-type="float" office:value="1.21752610436619" calcext:value-type="float">
            <text:p>1.21752610436619</text:p>
          </table:table-cell>
          <table:table-cell table:number-columns-repeated="5"/>
        </table:table-row>
        <table:table-row table:style-name="ro1">
          <table:table-cell table:formula="of:=[.A175]+[.$H$3]" office:value-type="float" office:value="174" calcext:value-type="float">
            <text:p>174</text:p>
          </table:table-cell>
          <table:table-cell table:formula="of:=[.$H$2]*(1-EXP(-[.A176]/[.$H$6]))" office:value-type="float" office:value="8.83723160601842" calcext:value-type="float">
            <text:p>8.83723160601842</text:p>
          </table:table-cell>
          <table:table-cell table:formula="of:=[.$H$2]-[.B176]" office:value-type="float" office:value="1.20276839398158" calcext:value-type="float">
            <text:p>1.20276839398158</text:p>
          </table:table-cell>
          <table:table-cell table:number-columns-repeated="5"/>
        </table:table-row>
        <table:table-row table:style-name="ro1">
          <table:table-cell table:formula="of:=[.A176]+[.$H$3]" office:value-type="float" office:value="175" calcext:value-type="float">
            <text:p>175</text:p>
          </table:table-cell>
          <table:table-cell table:formula="of:=[.$H$2]*(1-EXP(-[.A177]/[.$H$6]))" office:value-type="float" office:value="8.85181043726852" calcext:value-type="float">
            <text:p>8.85181043726852</text:p>
          </table:table-cell>
          <table:table-cell table:formula="of:=[.$H$2]-[.B177]" office:value-type="float" office:value="1.18818956273148" calcext:value-type="float">
            <text:p>1.18818956273148</text:p>
          </table:table-cell>
          <table:table-cell table:number-columns-repeated="5"/>
        </table:table-row>
        <table:table-row table:style-name="ro1">
          <table:table-cell table:formula="of:=[.A177]+[.$H$3]" office:value-type="float" office:value="176" calcext:value-type="float">
            <text:p>176</text:p>
          </table:table-cell>
          <table:table-cell table:formula="of:=[.$H$2]*(1-EXP(-[.A178]/[.$H$6]))" office:value-type="float" office:value="8.86621255758933" calcext:value-type="float">
            <text:p>8.86621255758933</text:p>
          </table:table-cell>
          <table:table-cell table:formula="of:=[.$H$2]-[.B178]" office:value-type="float" office:value="1.17378744241067" calcext:value-type="float">
            <text:p>1.17378744241067</text:p>
          </table:table-cell>
          <table:table-cell table:number-columns-repeated="5"/>
        </table:table-row>
        <table:table-row table:style-name="ro1">
          <table:table-cell table:formula="of:=[.A178]+[.$H$3]" office:value-type="float" office:value="177" calcext:value-type="float">
            <text:p>177</text:p>
          </table:table-cell>
          <table:table-cell table:formula="of:=[.$H$2]*(1-EXP(-[.A179]/[.$H$6]))" office:value-type="float" office:value="8.88044010890512" calcext:value-type="float">
            <text:p>8.88044010890512</text:p>
          </table:table-cell>
          <table:table-cell table:formula="of:=[.$H$2]-[.B179]" office:value-type="float" office:value="1.15955989109488" calcext:value-type="float">
            <text:p>1.15955989109488</text:p>
          </table:table-cell>
          <table:table-cell table:number-columns-repeated="5"/>
        </table:table-row>
        <table:table-row table:style-name="ro1">
          <table:table-cell table:formula="of:=[.A179]+[.$H$3]" office:value-type="float" office:value="178" calcext:value-type="float">
            <text:p>178</text:p>
          </table:table-cell>
          <table:table-cell table:formula="of:=[.$H$2]*(1-EXP(-[.A180]/[.$H$6]))" office:value-type="float" office:value="8.89449520717777" calcext:value-type="float">
            <text:p>8.89449520717777</text:p>
          </table:table-cell>
          <table:table-cell table:formula="of:=[.$H$2]-[.B180]" office:value-type="float" office:value="1.14550479282223" calcext:value-type="float">
            <text:p>1.14550479282223</text:p>
          </table:table-cell>
          <table:table-cell table:number-columns-repeated="5"/>
        </table:table-row>
        <table:table-row table:style-name="ro1">
          <table:table-cell table:formula="of:=[.A180]+[.$H$3]" office:value-type="float" office:value="179" calcext:value-type="float">
            <text:p>179</text:p>
          </table:table-cell>
          <table:table-cell table:formula="of:=[.$H$2]*(1-EXP(-[.A181]/[.$H$6]))" office:value-type="float" office:value="8.90837994272145" calcext:value-type="float">
            <text:p>8.90837994272145</text:p>
          </table:table-cell>
          <table:table-cell table:formula="of:=[.$H$2]-[.B181]" office:value-type="float" office:value="1.13162005727855" calcext:value-type="float">
            <text:p>1.13162005727855</text:p>
          </table:table-cell>
          <table:table-cell table:number-columns-repeated="5"/>
        </table:table-row>
        <table:table-row table:style-name="ro1">
          <table:table-cell table:formula="of:=[.A181]+[.$H$3]" office:value-type="float" office:value="180" calcext:value-type="float">
            <text:p>180</text:p>
          </table:table-cell>
          <table:table-cell table:formula="of:=[.$H$2]*(1-EXP(-[.A182]/[.$H$6]))" office:value-type="float" office:value="8.9220963805135" calcext:value-type="float">
            <text:p>8.9220963805135</text:p>
          </table:table-cell>
          <table:table-cell table:formula="of:=[.$H$2]-[.B182]" office:value-type="float" office:value="1.1179036194865" calcext:value-type="float">
            <text:p>1.1179036194865</text:p>
          </table:table-cell>
          <table:table-cell table:number-columns-repeated="5"/>
        </table:table-row>
        <table:table-row table:style-name="ro1">
          <table:table-cell table:formula="of:=[.A182]+[.$H$3]" office:value-type="float" office:value="181" calcext:value-type="float">
            <text:p>181</text:p>
          </table:table-cell>
          <table:table-cell table:formula="of:=[.$H$2]*(1-EXP(-[.A183]/[.$H$6]))" office:value-type="float" office:value="8.93564656050153" calcext:value-type="float">
            <text:p>8.93564656050153</text:p>
          </table:table-cell>
          <table:table-cell table:formula="of:=[.$H$2]-[.B183]" office:value-type="float" office:value="1.10435343949847" calcext:value-type="float">
            <text:p>1.10435343949847</text:p>
          </table:table-cell>
          <table:table-cell table:number-columns-repeated="5"/>
        </table:table-row>
        <table:table-row table:style-name="ro1">
          <table:table-cell table:formula="of:=[.A183]+[.$H$3]" office:value-type="float" office:value="182" calcext:value-type="float">
            <text:p>182</text:p>
          </table:table-cell>
          <table:table-cell table:formula="of:=[.$H$2]*(1-EXP(-[.A184]/[.$H$6]))" office:value-type="float" office:value="8.94903249790683" calcext:value-type="float">
            <text:p>8.94903249790683</text:p>
          </table:table-cell>
          <table:table-cell table:formula="of:=[.$H$2]-[.B184]" office:value-type="float" office:value="1.09096750209317" calcext:value-type="float">
            <text:p>1.09096750209317</text:p>
          </table:table-cell>
          <table:table-cell table:number-columns-repeated="5"/>
        </table:table-row>
        <table:table-row table:style-name="ro1">
          <table:table-cell table:formula="of:=[.A184]+[.$H$3]" office:value-type="float" office:value="183" calcext:value-type="float">
            <text:p>183</text:p>
          </table:table-cell>
          <table:table-cell table:formula="of:=[.$H$2]*(1-EXP(-[.A185]/[.$H$6]))" office:value-type="float" office:value="8.96225618352406" calcext:value-type="float">
            <text:p>8.96225618352406</text:p>
          </table:table-cell>
          <table:table-cell table:formula="of:=[.$H$2]-[.B185]" office:value-type="float" office:value="1.07774381647594" calcext:value-type="float">
            <text:p>1.07774381647594</text:p>
          </table:table-cell>
          <table:table-cell table:number-columns-repeated="5"/>
        </table:table-row>
        <table:table-row table:style-name="ro1">
          <table:table-cell table:formula="of:=[.A185]+[.$H$3]" office:value-type="float" office:value="184" calcext:value-type="float">
            <text:p>184</text:p>
          </table:table-cell>
          <table:table-cell table:formula="of:=[.$H$2]*(1-EXP(-[.A186]/[.$H$6]))" office:value-type="float" office:value="8.97531958401734" calcext:value-type="float">
            <text:p>8.97531958401734</text:p>
          </table:table-cell>
          <table:table-cell table:formula="of:=[.$H$2]-[.B186]" office:value-type="float" office:value="1.06468041598266" calcext:value-type="float">
            <text:p>1.06468041598266</text:p>
          </table:table-cell>
          <table:table-cell table:number-columns-repeated="5"/>
        </table:table-row>
        <table:table-row table:style-name="ro1">
          <table:table-cell table:formula="of:=[.A186]+[.$H$3]" office:value-type="float" office:value="185" calcext:value-type="float">
            <text:p>185</text:p>
          </table:table-cell>
          <table:table-cell table:formula="of:=[.$H$2]*(1-EXP(-[.A187]/[.$H$6]))" office:value-type="float" office:value="8.98822464221271" calcext:value-type="float">
            <text:p>8.98822464221271</text:p>
          </table:table-cell>
          <table:table-cell table:formula="of:=[.$H$2]-[.B187]" office:value-type="float" office:value="1.05177535778729" calcext:value-type="float">
            <text:p>1.05177535778729</text:p>
          </table:table-cell>
          <table:table-cell table:number-columns-repeated="5"/>
        </table:table-row>
        <table:table-row table:style-name="ro1">
          <table:table-cell table:formula="of:=[.A187]+[.$H$3]" office:value-type="float" office:value="186" calcext:value-type="float">
            <text:p>186</text:p>
          </table:table-cell>
          <table:table-cell table:formula="of:=[.$H$2]*(1-EXP(-[.A188]/[.$H$6]))" office:value-type="float" office:value="9.00097327738713" calcext:value-type="float">
            <text:p>9.00097327738713</text:p>
          </table:table-cell>
          <table:table-cell table:formula="of:=[.$H$2]-[.B188]" office:value-type="float" office:value="1.03902672261287" calcext:value-type="float">
            <text:p>1.03902672261287</text:p>
          </table:table-cell>
          <table:table-cell table:number-columns-repeated="5"/>
        </table:table-row>
        <table:table-row table:style-name="ro1">
          <table:table-cell table:formula="of:=[.A188]+[.$H$3]" office:value-type="float" office:value="187" calcext:value-type="float">
            <text:p>187</text:p>
          </table:table-cell>
          <table:table-cell table:formula="of:=[.$H$2]*(1-EXP(-[.A189]/[.$H$6]))" office:value-type="float" office:value="9.01356738555385" calcext:value-type="float">
            <text:p>9.01356738555385</text:p>
          </table:table-cell>
          <table:table-cell table:formula="of:=[.$H$2]-[.B189]" office:value-type="float" office:value="1.02643261444615" calcext:value-type="float">
            <text:p>1.02643261444615</text:p>
          </table:table-cell>
          <table:table-cell table:number-columns-repeated="5"/>
        </table:table-row>
        <table:table-row table:style-name="ro1">
          <table:table-cell table:formula="of:=[.A189]+[.$H$3]" office:value-type="float" office:value="188" calcext:value-type="float">
            <text:p>188</text:p>
          </table:table-cell>
          <table:table-cell table:formula="of:=[.$H$2]*(1-EXP(-[.A190]/[.$H$6]))" office:value-type="float" office:value="9.02600883974443" calcext:value-type="float">
            <text:p>9.02600883974443</text:p>
          </table:table-cell>
          <table:table-cell table:formula="of:=[.$H$2]-[.B190]" office:value-type="float" office:value="1.01399116025557" calcext:value-type="float">
            <text:p>1.01399116025557</text:p>
          </table:table-cell>
          <table:table-cell table:number-columns-repeated="5"/>
        </table:table-row>
        <table:table-row table:style-name="ro1">
          <table:table-cell table:formula="of:=[.A190]+[.$H$3]" office:value-type="float" office:value="189" calcext:value-type="float">
            <text:p>189</text:p>
          </table:table-cell>
          <table:table-cell table:formula="of:=[.$H$2]*(1-EXP(-[.A191]/[.$H$6]))" office:value-type="float" office:value="9.03829949028732" calcext:value-type="float">
            <text:p>9.03829949028732</text:p>
          </table:table-cell>
          <table:table-cell table:formula="of:=[.$H$2]-[.B191]" office:value-type="float" office:value="1.00170050971268" calcext:value-type="float">
            <text:p>1.00170050971268</text:p>
          </table:table-cell>
          <table:table-cell table:number-columns-repeated="5"/>
        </table:table-row>
        <table:table-row table:style-name="ro1">
          <table:table-cell table:formula="of:=[.A191]+[.$H$3]" office:value-type="float" office:value="190" calcext:value-type="float">
            <text:p>190</text:p>
          </table:table-cell>
          <table:table-cell table:formula="of:=[.$H$2]*(1-EXP(-[.A192]/[.$H$6]))" office:value-type="float" office:value="9.05044116508299" calcext:value-type="float">
            <text:p>9.05044116508299</text:p>
          </table:table-cell>
          <table:table-cell table:formula="of:=[.$H$2]-[.B192]" office:value-type="float" office:value="0.989558834917013" calcext:value-type="float">
            <text:p>0.989558834917013</text:p>
          </table:table-cell>
          <table:table-cell table:number-columns-repeated="5"/>
        </table:table-row>
        <table:table-row table:style-name="ro1">
          <table:table-cell table:formula="of:=[.A192]+[.$H$3]" office:value-type="float" office:value="191" calcext:value-type="float">
            <text:p>191</text:p>
          </table:table-cell>
          <table:table-cell table:formula="of:=[.$H$2]*(1-EXP(-[.A193]/[.$H$6]))" office:value-type="float" office:value="9.06243566987583" calcext:value-type="float">
            <text:p>9.06243566987583</text:p>
          </table:table-cell>
          <table:table-cell table:formula="of:=[.$H$2]-[.B193]" office:value-type="float" office:value="0.977564330124167" calcext:value-type="float">
            <text:p>0.977564330124167</text:p>
          </table:table-cell>
          <table:table-cell table:number-columns-repeated="5"/>
        </table:table-row>
        <table:table-row table:style-name="ro1">
          <table:table-cell table:formula="of:=[.A193]+[.$H$3]" office:value-type="float" office:value="192" calcext:value-type="float">
            <text:p>192</text:p>
          </table:table-cell>
          <table:table-cell table:formula="of:=[.$H$2]*(1-EXP(-[.A194]/[.$H$6]))" office:value-type="float" office:value="9.0742847885227" calcext:value-type="float">
            <text:p>9.0742847885227</text:p>
          </table:table-cell>
          <table:table-cell table:formula="of:=[.$H$2]-[.B194]" office:value-type="float" office:value="0.965715211477297" calcext:value-type="float">
            <text:p>0.965715211477297</text:p>
          </table:table-cell>
          <table:table-cell table:number-columns-repeated="5"/>
        </table:table-row>
        <table:table-row table:style-name="ro1">
          <table:table-cell table:formula="of:=[.A194]+[.$H$3]" office:value-type="float" office:value="193" calcext:value-type="float">
            <text:p>193</text:p>
          </table:table-cell>
          <table:table-cell table:formula="of:=[.$H$2]*(1-EXP(-[.A195]/[.$H$6]))" office:value-type="float" office:value="9.0859902832582" calcext:value-type="float">
            <text:p>9.0859902832582</text:p>
          </table:table-cell>
          <table:table-cell table:formula="of:=[.$H$2]-[.B195]" office:value-type="float" office:value="0.954009716741796" calcext:value-type="float">
            <text:p>0.954009716741796</text:p>
          </table:table-cell>
          <table:table-cell table:number-columns-repeated="5"/>
        </table:table-row>
        <table:table-row table:style-name="ro1">
          <table:table-cell table:formula="of:=[.A195]+[.$H$3]" office:value-type="float" office:value="194" calcext:value-type="float">
            <text:p>194</text:p>
          </table:table-cell>
          <table:table-cell table:formula="of:=[.$H$2]*(1-EXP(-[.A196]/[.$H$6]))" office:value-type="float" office:value="9.09755389495679" calcext:value-type="float">
            <text:p>9.09755389495679</text:p>
          </table:table-cell>
          <table:table-cell table:formula="of:=[.$H$2]-[.B196]" office:value-type="float" office:value="0.942446105043214" calcext:value-type="float">
            <text:p>0.942446105043214</text:p>
          </table:table-cell>
          <table:table-cell table:number-columns-repeated="5"/>
        </table:table-row>
        <table:table-row table:style-name="ro1">
          <table:table-cell table:formula="of:=[.A196]+[.$H$3]" office:value-type="float" office:value="195" calcext:value-type="float">
            <text:p>195</text:p>
          </table:table-cell>
          <table:table-cell table:formula="of:=[.$H$2]*(1-EXP(-[.A197]/[.$H$6]))" office:value-type="float" office:value="9.10897734339165" calcext:value-type="float">
            <text:p>9.10897734339165</text:p>
          </table:table-cell>
          <table:table-cell table:formula="of:=[.$H$2]-[.B197]" office:value-type="float" office:value="0.931022656608349" calcext:value-type="float">
            <text:p>0.931022656608349</text:p>
          </table:table-cell>
          <table:table-cell table:number-columns-repeated="5"/>
        </table:table-row>
        <table:table-row table:style-name="ro1">
          <table:table-cell table:formula="of:=[.A197]+[.$H$3]" office:value-type="float" office:value="196" calcext:value-type="float">
            <text:p>196</text:p>
          </table:table-cell>
          <table:table-cell table:formula="of:=[.$H$2]*(1-EXP(-[.A198]/[.$H$6]))" office:value-type="float" office:value="9.12026232749052" calcext:value-type="float">
            <text:p>9.12026232749052</text:p>
          </table:table-cell>
          <table:table-cell table:formula="of:=[.$H$2]-[.B198]" office:value-type="float" office:value="0.919737672509475" calcext:value-type="float">
            <text:p>0.919737672509475</text:p>
          </table:table-cell>
          <table:table-cell table:number-columns-repeated="5"/>
        </table:table-row>
        <table:table-row table:style-name="ro1">
          <table:table-cell table:formula="of:=[.A198]+[.$H$3]" office:value-type="float" office:value="197" calcext:value-type="float">
            <text:p>197</text:p>
          </table:table-cell>
          <table:table-cell table:formula="of:=[.$H$2]*(1-EXP(-[.A199]/[.$H$6]))" office:value-type="float" office:value="9.13141052558832" calcext:value-type="float">
            <text:p>9.13141052558832</text:p>
          </table:table-cell>
          <table:table-cell table:formula="of:=[.$H$2]-[.B199]" office:value-type="float" office:value="0.908589474411683" calcext:value-type="float">
            <text:p>0.908589474411683</text:p>
          </table:table-cell>
          <table:table-cell table:number-columns-repeated="5"/>
        </table:table-row>
        <table:table-row table:style-name="ro1">
          <table:table-cell table:formula="of:=[.A199]+[.$H$3]" office:value-type="float" office:value="198" calcext:value-type="float">
            <text:p>198</text:p>
          </table:table-cell>
          <table:table-cell table:formula="of:=[.$H$2]*(1-EXP(-[.A200]/[.$H$6]))" office:value-type="float" office:value="9.14242359567674" calcext:value-type="float">
            <text:p>9.14242359567674</text:p>
          </table:table-cell>
          <table:table-cell table:formula="of:=[.$H$2]-[.B200]" office:value-type="float" office:value="0.897576404323258" calcext:value-type="float">
            <text:p>0.897576404323258</text:p>
          </table:table-cell>
          <table:table-cell table:number-columns-repeated="5"/>
        </table:table-row>
        <table:table-row table:style-name="ro1">
          <table:table-cell table:formula="of:=[.A200]+[.$H$3]" office:value-type="float" office:value="199" calcext:value-type="float">
            <text:p>199</text:p>
          </table:table-cell>
          <table:table-cell table:formula="of:=[.$H$2]*(1-EXP(-[.A201]/[.$H$6]))" office:value-type="float" office:value="9.15330317565089" calcext:value-type="float">
            <text:p>9.15330317565089</text:p>
          </table:table-cell>
          <table:table-cell table:formula="of:=[.$H$2]-[.B201]" office:value-type="float" office:value="0.886696824349114" calcext:value-type="float">
            <text:p>0.886696824349114</text:p>
          </table:table-cell>
          <table:table-cell table:number-columns-repeated="5"/>
        </table:table-row>
        <table:table-row table:style-name="ro1">
          <table:table-cell table:formula="of:=[.A201]+[.$H$3]" office:value-type="float" office:value="200" calcext:value-type="float">
            <text:p>200</text:p>
          </table:table-cell>
          <table:table-cell table:formula="of:=[.$H$2]*(1-EXP(-[.A202]/[.$H$6]))" office:value-type="float" office:value="9.16405088355281" calcext:value-type="float">
            <text:p>9.16405088355281</text:p>
          </table:table-cell>
          <table:table-cell table:formula="of:=[.$H$2]-[.B202]" office:value-type="float" office:value="0.875949116447188" calcext:value-type="float">
            <text:p>0.875949116447188</text:p>
          </table:table-cell>
          <table:table-cell table:number-columns-repeated="5"/>
        </table:table-row>
      </table:table>
      <table:table table:name="Version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c</text:p>
          </table:table-cell>
          <table:table-cell table:number-columns-repeated="4"/>
          <table:table-cell office:value-type="string" calcext:value-type="string">
            <text:p>Uq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table:formula="of:=[.A2]+[.$H$3]" office:value-type="float" office:value="1" calcext:value-type="float">
            <text:p>1</text:p>
          </table:table-cell>
          <table:table-cell table:formula="of:=[.B2]+(([.$H$1]-[.B2])/[.$H$5])*[.$H$3]" office:value-type="float" office:value="0.122439024390244" calcext:value-type="float">
            <text:p>0.122439024390244</text:p>
          </table:table-cell>
          <table:table-cell table:number-columns-repeated="4"/>
          <table:table-cell office:value-type="string" calcext:value-type="string">
            <text:p>del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]+[.$H$3]" office:value-type="float" office:value="2" calcext:value-type="float">
            <text:p>2</text:p>
          </table:table-cell>
          <table:table-cell table:formula="of:=[.B3]+(([.$H$1]-[.B3])/[.$H$5])*[.$H$3]" office:value-type="float" office:value="0.24338488994646" calcext:value-type="float">
            <text:p>0.24338488994646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formula="of:=[.A4]+[.$H$3]" office:value-type="float" office:value="3" calcext:value-type="float">
            <text:p>3</text:p>
          </table:table-cell>
          <table:table-cell table:formula="of:=[.B4]+(([.$H$1]-[.B4])/[.$H$5])*[.$H$3]" office:value-type="float" office:value="0.362855805922723" calcext:value-type="float">
            <text:p>0.362855805922723</text:p>
          </table:table-cell>
          <table:table-cell table:number-columns-repeated="4"/>
          <table:table-cell office:value-type="string" calcext:value-type="string">
            <text:p>theta</text:p>
          </table:table-cell>
          <table:table-cell table:formula="of:=[.H2]*[.H4]" office:value-type="float" office:value="82" calcext:value-type="float">
            <text:p>82</text:p>
          </table:table-cell>
        </table:table-row>
        <table:table-row table:style-name="ro1">
          <table:table-cell table:formula="of:=[.A5]+[.$H$3]" office:value-type="float" office:value="4" calcext:value-type="float">
            <text:p>4</text:p>
          </table:table-cell>
          <table:table-cell table:formula="of:=[.B5]+(([.$H$1]-[.B5])/[.$H$5])*[.$H$3]" office:value-type="float" office:value="0.480869759509031" calcext:value-type="float">
            <text:p>0.480869759509031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formula="of:=[.H1]/[.H2]" office:value-type="float" office:value="0.000122439024390244" calcext:value-type="float">
            <text:p>0.00012243902439</text:p>
          </table:table-cell>
        </table:table-row>
        <table:table-row table:style-name="ro1">
          <table:table-cell table:formula="of:=[.A6]+[.$H$3]" office:value-type="float" office:value="5" calcext:value-type="float">
            <text:p>5</text:p>
          </table:table-cell>
          <table:table-cell table:formula="of:=[.B6]+(([.$H$1]-[.B6])/[.$H$5])*[.$H$3]" office:value-type="float" office:value="0.597444518539409" calcext:value-type="float">
            <text:p>0.597444518539409</text:p>
          </table:table-cell>
          <table:table-cell table:number-columns-repeated="6"/>
        </table:table-row>
        <table:table-row table:style-name="ro1">
          <table:table-cell table:formula="of:=[.A7]+[.$H$3]" office:value-type="float" office:value="6" calcext:value-type="float">
            <text:p>6</text:p>
          </table:table-cell>
          <table:table-cell table:formula="of:=[.B7]+(([.$H$1]-[.B7])/[.$H$5])*[.$H$3]" office:value-type="float" office:value="0.712597634166977" calcext:value-type="float">
            <text:p>0.712597634166977</text:p>
          </table:table-cell>
          <table:table-cell table:number-columns-repeated="6"/>
        </table:table-row>
        <table:table-row table:style-name="ro1">
          <table:table-cell table:formula="of:=[.A8]+[.$H$3]" office:value-type="float" office:value="7" calcext:value-type="float">
            <text:p>7</text:p>
          </table:table-cell>
          <table:table-cell table:formula="of:=[.B8]+(([.$H$1]-[.B8])/[.$H$5])*[.$H$3]" office:value-type="float" office:value="0.826346443506404" calcext:value-type="float">
            <text:p>0.826346443506404</text:p>
          </table:table-cell>
          <table:table-cell table:number-columns-repeated="6"/>
        </table:table-row>
        <table:table-row table:style-name="ro1">
          <table:table-cell table:formula="of:=[.A9]+[.$H$3]" office:value-type="float" office:value="8" calcext:value-type="float">
            <text:p>8</text:p>
          </table:table-cell>
          <table:table-cell table:formula="of:=[.B9]+(([.$H$1]-[.B9])/[.$H$5])*[.$H$3]" office:value-type="float" office:value="0.938708072244131" calcext:value-type="float">
            <text:p>0.938708072244131</text:p>
          </table:table-cell>
          <table:table-cell table:number-columns-repeated="6"/>
        </table:table-row>
        <table:table-row table:style-name="ro1">
          <table:table-cell table:formula="of:=[.A10]+[.$H$3]" office:value-type="float" office:value="9" calcext:value-type="float">
            <text:p>9</text:p>
          </table:table-cell>
          <table:table-cell table:formula="of:=[.B10]+(([.$H$1]-[.B10])/[.$H$5])*[.$H$3]" office:value-type="float" office:value="1.04969943721676" calcext:value-type="float">
            <text:p>1.04969943721676</text:p>
          </table:table-cell>
          <table:table-cell table:number-columns-repeated="6"/>
        </table:table-row>
        <table:table-row table:style-name="ro1">
          <table:table-cell table:formula="of:=[.A11]+[.$H$3]" office:value-type="float" office:value="10" calcext:value-type="float">
            <text:p>10</text:p>
          </table:table-cell>
          <table:table-cell table:formula="of:=[.B11]+(([.$H$1]-[.B11])/[.$H$5])*[.$H$3]" office:value-type="float" office:value="1.15933724895802" calcext:value-type="float">
            <text:p>1.15933724895802</text:p>
          </table:table-cell>
          <table:table-cell table:number-columns-repeated="6"/>
        </table:table-row>
        <table:table-row table:style-name="ro1">
          <table:table-cell table:formula="of:=[.A12]+[.$H$3]" office:value-type="float" office:value="11" calcext:value-type="float">
            <text:p>11</text:p>
          </table:table-cell>
          <table:table-cell table:formula="of:=[.B12]+(([.$H$1]-[.B12])/[.$H$5])*[.$H$3]" office:value-type="float" office:value="1.26763801421463" calcext:value-type="float">
            <text:p>1.26763801421463</text:p>
          </table:table-cell>
          <table:table-cell table:number-columns-repeated="6"/>
        </table:table-row>
        <table:table-row table:style-name="ro1">
          <table:table-cell table:formula="of:=[.A13]+[.$H$3]" office:value-type="float" office:value="12" calcext:value-type="float">
            <text:p>12</text:p>
          </table:table-cell>
          <table:table-cell table:formula="of:=[.B13]+(([.$H$1]-[.B13])/[.$H$5])*[.$H$3]" office:value-type="float" office:value="1.37461803843153" calcext:value-type="float">
            <text:p>1.37461803843153</text:p>
          </table:table-cell>
          <table:table-cell table:number-columns-repeated="6"/>
        </table:table-row>
        <table:table-row table:style-name="ro1">
          <table:table-cell table:formula="of:=[.A14]+[.$H$3]" office:value-type="float" office:value="13" calcext:value-type="float">
            <text:p>13</text:p>
          </table:table-cell>
          <table:table-cell table:formula="of:=[.B14]+(([.$H$1]-[.B14])/[.$H$5])*[.$H$3]" office:value-type="float" office:value="1.48029342820675" calcext:value-type="float">
            <text:p>1.48029342820675</text:p>
          </table:table-cell>
          <table:table-cell table:number-columns-repeated="6"/>
        </table:table-row>
        <table:table-row table:style-name="ro1">
          <table:table-cell table:formula="of:=[.A15]+[.$H$3]" office:value-type="float" office:value="14" calcext:value-type="float">
            <text:p>14</text:p>
          </table:table-cell>
          <table:table-cell table:formula="of:=[.B15]+(([.$H$1]-[.B15])/[.$H$5])*[.$H$3]" office:value-type="float" office:value="1.58468009371643" calcext:value-type="float">
            <text:p>1.58468009371643</text:p>
          </table:table-cell>
          <table:table-cell table:number-columns-repeated="6"/>
        </table:table-row>
        <table:table-row table:style-name="ro1">
          <table:table-cell table:formula="of:=[.A16]+[.$H$3]" office:value-type="float" office:value="15" calcext:value-type="float">
            <text:p>15</text:p>
          </table:table-cell>
          <table:table-cell table:formula="of:=[.B16]+(([.$H$1]-[.B16])/[.$H$5])*[.$H$3]" office:value-type="float" office:value="1.68779375111013" calcext:value-type="float">
            <text:p>1.68779375111013</text:p>
          </table:table-cell>
          <table:table-cell table:number-columns-repeated="6"/>
        </table:table-row>
        <table:table-row table:style-name="ro1">
          <table:table-cell table:formula="of:=[.A17]+[.$H$3]" office:value-type="float" office:value="16" calcext:value-type="float">
            <text:p>16</text:p>
          </table:table-cell>
          <table:table-cell table:formula="of:=[.B17]+(([.$H$1]-[.B17])/[.$H$5])*[.$H$3]" office:value-type="float" office:value="1.78964992487708" calcext:value-type="float">
            <text:p>1.78964992487708</text:p>
          </table:table-cell>
          <table:table-cell table:number-columns-repeated="6"/>
        </table:table-row>
        <table:table-row table:style-name="ro1">
          <table:table-cell table:formula="of:=[.A18]+[.$H$3]" office:value-type="float" office:value="17" calcext:value-type="float">
            <text:p>17</text:p>
          </table:table-cell>
          <table:table-cell table:formula="of:=[.B18]+(([.$H$1]-[.B18])/[.$H$5])*[.$H$3]" office:value-type="float" office:value="1.89026395018345" calcext:value-type="float">
            <text:p>1.89026395018345</text:p>
          </table:table-cell>
          <table:table-cell table:number-columns-repeated="6"/>
        </table:table-row>
        <table:table-row table:style-name="ro1">
          <table:table-cell table:formula="of:=[.A19]+[.$H$3]" office:value-type="float" office:value="18" calcext:value-type="float">
            <text:p>18</text:p>
          </table:table-cell>
          <table:table-cell table:formula="of:=[.B19]+(([.$H$1]-[.B19])/[.$H$5])*[.$H$3]" office:value-type="float" office:value="1.98965097518122" calcext:value-type="float">
            <text:p>1.98965097518122</text:p>
          </table:table-cell>
          <table:table-cell table:number-columns-repeated="6"/>
        </table:table-row>
        <table:table-row table:style-name="ro1">
          <table:table-cell table:formula="of:=[.A20]+[.$H$3]" office:value-type="float" office:value="19" calcext:value-type="float">
            <text:p>19</text:p>
          </table:table-cell>
          <table:table-cell table:formula="of:=[.B20]+(([.$H$1]-[.B20])/[.$H$5])*[.$H$3]" office:value-type="float" office:value="2.08782596328876" calcext:value-type="float">
            <text:p>2.08782596328876</text:p>
          </table:table-cell>
          <table:table-cell table:number-columns-repeated="6"/>
        </table:table-row>
        <table:table-row table:style-name="ro1">
          <table:table-cell table:formula="of:=[.A21]+[.$H$3]" office:value-type="float" office:value="20" calcext:value-type="float">
            <text:p>20</text:p>
          </table:table-cell>
          <table:table-cell table:formula="of:=[.B21]+(([.$H$1]-[.B21])/[.$H$5])*[.$H$3]" office:value-type="float" office:value="2.18480369544378" calcext:value-type="float">
            <text:p>2.18480369544378</text:p>
          </table:table-cell>
          <table:table-cell table:number-columns-repeated="6"/>
        </table:table-row>
        <table:table-row table:style-name="ro1">
          <table:table-cell table:formula="of:=[.A22]+[.$H$3]" office:value-type="float" office:value="21" calcext:value-type="float">
            <text:p>21</text:p>
          </table:table-cell>
          <table:table-cell table:formula="of:=[.B22]+(([.$H$1]-[.B22])/[.$H$5])*[.$H$3]" office:value-type="float" office:value="2.28059877232861" calcext:value-type="float">
            <text:p>2.28059877232861</text:p>
          </table:table-cell>
          <table:table-cell table:number-columns-repeated="6"/>
        </table:table-row>
        <table:table-row table:style-name="ro1">
          <table:table-cell table:formula="of:=[.A23]+[.$H$3]" office:value-type="float" office:value="22" calcext:value-type="float">
            <text:p>22</text:p>
          </table:table-cell>
          <table:table-cell table:formula="of:=[.B23]+(([.$H$1]-[.B23])/[.$H$5])*[.$H$3]" office:value-type="float" office:value="2.37522561656851" calcext:value-type="float">
            <text:p>2.37522561656851</text:p>
          </table:table-cell>
          <table:table-cell table:number-columns-repeated="6"/>
        </table:table-row>
        <table:table-row table:style-name="ro1">
          <table:table-cell table:formula="of:=[.A24]+[.$H$3]" office:value-type="float" office:value="23" calcext:value-type="float">
            <text:p>23</text:p>
          </table:table-cell>
          <table:table-cell table:formula="of:=[.B24]+(([.$H$1]-[.B24])/[.$H$5])*[.$H$3]" office:value-type="float" office:value="2.46869847490304" calcext:value-type="float">
            <text:p>2.46869847490304</text:p>
          </table:table-cell>
          <table:table-cell table:number-columns-repeated="6"/>
        </table:table-row>
        <table:table-row table:style-name="ro1">
          <table:table-cell table:formula="of:=[.A25]+[.$H$3]" office:value-type="float" office:value="24" calcext:value-type="float">
            <text:p>24</text:p>
          </table:table-cell>
          <table:table-cell table:formula="of:=[.B25]+(([.$H$1]-[.B25])/[.$H$5])*[.$H$3]" office:value-type="float" office:value="2.56103142033105" calcext:value-type="float">
            <text:p>2.56103142033105</text:p>
          </table:table-cell>
          <table:table-cell table:number-columns-repeated="6"/>
        </table:table-row>
        <table:table-row table:style-name="ro1">
          <table:table-cell table:formula="of:=[.A26]+[.$H$3]" office:value-type="float" office:value="25" calcext:value-type="float">
            <text:p>25</text:p>
          </table:table-cell>
          <table:table-cell table:formula="of:=[.B26]+(([.$H$1]-[.B26])/[.$H$5])*[.$H$3]" office:value-type="float" office:value="2.65223835422945" calcext:value-type="float">
            <text:p>2.65223835422945</text:p>
          </table:table-cell>
          <table:table-cell table:number-columns-repeated="6"/>
        </table:table-row>
        <table:table-row table:style-name="ro1">
          <table:table-cell table:formula="of:=[.A27]+[.$H$3]" office:value-type="float" office:value="26" calcext:value-type="float">
            <text:p>26</text:p>
          </table:table-cell>
          <table:table-cell table:formula="of:=[.B27]+(([.$H$1]-[.B27])/[.$H$5])*[.$H$3]" office:value-type="float" office:value="2.74233300844616" calcext:value-type="float">
            <text:p>2.74233300844616</text:p>
          </table:table-cell>
          <table:table-cell table:number-columns-repeated="6"/>
        </table:table-row>
        <table:table-row table:style-name="ro1">
          <table:table-cell table:formula="of:=[.A28]+[.$H$3]" office:value-type="float" office:value="27" calcext:value-type="float">
            <text:p>27</text:p>
          </table:table-cell>
          <table:table-cell table:formula="of:=[.B28]+(([.$H$1]-[.B28])/[.$H$5])*[.$H$3]" office:value-type="float" office:value="2.83132894736755" calcext:value-type="float">
            <text:p>2.83132894736755</text:p>
          </table:table-cell>
          <table:table-cell table:number-columns-repeated="6"/>
        </table:table-row>
        <table:table-row table:style-name="ro1">
          <table:table-cell table:formula="of:=[.A29]+[.$H$3]" office:value-type="float" office:value="28" calcext:value-type="float">
            <text:p>28</text:p>
          </table:table-cell>
          <table:table-cell table:formula="of:=[.B29]+(([.$H$1]-[.B29])/[.$H$5])*[.$H$3]" office:value-type="float" office:value="2.91923956996063" calcext:value-type="float">
            <text:p>2.91923956996063</text:p>
          </table:table-cell>
          <table:table-cell table:number-columns-repeated="6"/>
        </table:table-row>
        <table:table-row table:style-name="ro1">
          <table:table-cell table:formula="of:=[.A30]+[.$H$3]" office:value-type="float" office:value="29" calcext:value-type="float">
            <text:p>29</text:p>
          </table:table-cell>
          <table:table-cell table:formula="of:=[.B30]+(([.$H$1]-[.B30])/[.$H$5])*[.$H$3]" office:value-type="float" office:value="3.00607811179038" calcext:value-type="float">
            <text:p>3.00607811179038</text:p>
          </table:table-cell>
          <table:table-cell table:number-columns-repeated="6"/>
        </table:table-row>
        <table:table-row table:style-name="ro1">
          <table:table-cell table:formula="of:=[.A31]+[.$H$3]" office:value-type="float" office:value="30" calcext:value-type="float">
            <text:p>30</text:p>
          </table:table-cell>
          <table:table-cell table:formula="of:=[.B31]+(([.$H$1]-[.B31])/[.$H$5])*[.$H$3]" office:value-type="float" office:value="3.09185764701245" calcext:value-type="float">
            <text:p>3.09185764701245</text:p>
          </table:table-cell>
          <table:table-cell table:number-columns-repeated="6"/>
        </table:table-row>
        <table:table-row table:style-name="ro1">
          <table:table-cell table:formula="of:=[.A32]+[.$H$3]" office:value-type="float" office:value="31" calcext:value-type="float">
            <text:p>31</text:p>
          </table:table-cell>
          <table:table-cell table:formula="of:=[.B32]+(([.$H$1]-[.B32])/[.$H$5])*[.$H$3]" office:value-type="float" office:value="3.17659109034156" calcext:value-type="float">
            <text:p>3.17659109034156</text:p>
          </table:table-cell>
          <table:table-cell table:number-columns-repeated="6"/>
        </table:table-row>
        <table:table-row table:style-name="ro1">
          <table:table-cell table:formula="of:=[.A33]+[.$H$3]" office:value-type="float" office:value="32" calcext:value-type="float">
            <text:p>32</text:p>
          </table:table-cell>
          <table:table-cell table:formula="of:=[.B33]+(([.$H$1]-[.B33])/[.$H$5])*[.$H$3]" office:value-type="float" office:value="3.26029119899594" calcext:value-type="float">
            <text:p>3.26029119899594</text:p>
          </table:table-cell>
          <table:table-cell table:number-columns-repeated="6"/>
        </table:table-row>
        <table:table-row table:style-name="ro1">
          <table:table-cell table:formula="of:=[.A34]+[.$H$3]" office:value-type="float" office:value="33" calcext:value-type="float">
            <text:p>33</text:p>
          </table:table-cell>
          <table:table-cell table:formula="of:=[.B34]+(([.$H$1]-[.B34])/[.$H$5])*[.$H$3]" office:value-type="float" office:value="3.34297057461794" calcext:value-type="float">
            <text:p>3.34297057461794</text:p>
          </table:table-cell>
          <table:table-cell table:number-columns-repeated="6"/>
        </table:table-row>
        <table:table-row table:style-name="ro1">
          <table:table-cell table:formula="of:=[.A35]+[.$H$3]" office:value-type="float" office:value="34" calcext:value-type="float">
            <text:p>34</text:p>
          </table:table-cell>
          <table:table-cell table:formula="of:=[.B35]+(([.$H$1]-[.B35])/[.$H$5])*[.$H$3]" office:value-type="float" office:value="3.42464166517138" calcext:value-type="float">
            <text:p>3.42464166517138</text:p>
          </table:table-cell>
          <table:table-cell table:number-columns-repeated="6"/>
        </table:table-row>
        <table:table-row table:style-name="ro1">
          <table:table-cell table:formula="of:=[.A36]+[.$H$3]" office:value-type="float" office:value="35" calcext:value-type="float">
            <text:p>35</text:p>
          </table:table-cell>
          <table:table-cell table:formula="of:=[.B36]+(([.$H$1]-[.B36])/[.$H$5])*[.$H$3]" office:value-type="float" office:value="3.50531676681563" calcext:value-type="float">
            <text:p>3.50531676681563</text:p>
          </table:table-cell>
          <table:table-cell table:number-columns-repeated="6"/>
        </table:table-row>
        <table:table-row table:style-name="ro1">
          <table:table-cell table:formula="of:=[.A37]+[.$H$3]" office:value-type="float" office:value="36" calcext:value-type="float">
            <text:p>36</text:p>
          </table:table-cell>
          <table:table-cell table:formula="of:=[.B37]+(([.$H$1]-[.B37])/[.$H$5])*[.$H$3]" office:value-type="float" office:value="3.5850080257569" calcext:value-type="float">
            <text:p>3.5850080257569</text:p>
          </table:table-cell>
          <table:table-cell table:number-columns-repeated="6"/>
        </table:table-row>
        <table:table-row table:style-name="ro1">
          <table:table-cell table:formula="of:=[.A38]+[.$H$3]" office:value-type="float" office:value="37" calcext:value-type="float">
            <text:p>37</text:p>
          </table:table-cell>
          <table:table-cell table:formula="of:=[.B38]+(([.$H$1]-[.B38])/[.$H$5])*[.$H$3]" office:value-type="float" office:value="3.66372744007694" calcext:value-type="float">
            <text:p>3.66372744007694</text:p>
          </table:table-cell>
          <table:table-cell table:number-columns-repeated="6"/>
        </table:table-row>
        <table:table-row table:style-name="ro1">
          <table:table-cell table:formula="of:=[.A39]+[.$H$3]" office:value-type="float" office:value="38" calcext:value-type="float">
            <text:p>38</text:p>
          </table:table-cell>
          <table:table-cell table:formula="of:=[.B39]+(([.$H$1]-[.B39])/[.$H$5])*[.$H$3]" office:value-type="float" office:value="3.74148686153941" calcext:value-type="float">
            <text:p>3.74148686153941</text:p>
          </table:table-cell>
          <table:table-cell table:number-columns-repeated="6"/>
        </table:table-row>
        <table:table-row table:style-name="ro1">
          <table:table-cell table:formula="of:=[.A40]+[.$H$3]" office:value-type="float" office:value="39" calcext:value-type="float">
            <text:p>39</text:p>
          </table:table-cell>
          <table:table-cell table:formula="of:=[.B40]+(([.$H$1]-[.B40])/[.$H$5])*[.$H$3]" office:value-type="float" office:value="3.8182979973743" calcext:value-type="float">
            <text:p>3.8182979973743</text:p>
          </table:table-cell>
          <table:table-cell table:number-columns-repeated="6"/>
        </table:table-row>
        <table:table-row table:style-name="ro1">
          <table:table-cell table:formula="of:=[.A41]+[.$H$3]" office:value-type="float" office:value="40" calcext:value-type="float">
            <text:p>40</text:p>
          </table:table-cell>
          <table:table-cell table:formula="of:=[.B41]+(([.$H$1]-[.B41])/[.$H$5])*[.$H$3]" office:value-type="float" office:value="3.89417241204047" calcext:value-type="float">
            <text:p>3.89417241204047</text:p>
          </table:table-cell>
          <table:table-cell table:number-columns-repeated="6"/>
        </table:table-row>
        <table:table-row table:style-name="ro1">
          <table:table-cell table:formula="of:=[.A42]+[.$H$3]" office:value-type="float" office:value="41" calcext:value-type="float">
            <text:p>41</text:p>
          </table:table-cell>
          <table:table-cell table:formula="of:=[.B42]+(([.$H$1]-[.B42])/[.$H$5])*[.$H$3]" office:value-type="float" office:value="3.9691215289668" calcext:value-type="float">
            <text:p>3.9691215289668</text:p>
          </table:table-cell>
          <table:table-cell table:number-columns-repeated="6"/>
        </table:table-row>
        <table:table-row table:style-name="ro1">
          <table:table-cell table:formula="of:=[.A43]+[.$H$3]" office:value-type="float" office:value="42" calcext:value-type="float">
            <text:p>42</text:p>
          </table:table-cell>
          <table:table-cell table:formula="of:=[.B43]+(([.$H$1]-[.B43])/[.$H$5])*[.$H$3]" office:value-type="float" office:value="4.04315663227209" calcext:value-type="float">
            <text:p>4.04315663227209</text:p>
          </table:table-cell>
          <table:table-cell table:number-columns-repeated="6"/>
        </table:table-row>
        <table:table-row table:style-name="ro1">
          <table:table-cell table:formula="of:=[.A44]+[.$H$3]" office:value-type="float" office:value="43" calcext:value-type="float">
            <text:p>43</text:p>
          </table:table-cell>
          <table:table-cell table:formula="of:=[.B44]+(([.$H$1]-[.B44])/[.$H$5])*[.$H$3]" office:value-type="float" office:value="4.11628886846389" calcext:value-type="float">
            <text:p>4.11628886846389</text:p>
          </table:table-cell>
          <table:table-cell table:number-columns-repeated="6"/>
        </table:table-row>
        <table:table-row table:style-name="ro1">
          <table:table-cell table:formula="of:=[.A45]+[.$H$3]" office:value-type="float" office:value="44" calcext:value-type="float">
            <text:p>44</text:p>
          </table:table-cell>
          <table:table-cell table:formula="of:=[.B45]+(([.$H$1]-[.B45])/[.$H$5])*[.$H$3]" office:value-type="float" office:value="4.18852924811677" calcext:value-type="float">
            <text:p>4.18852924811677</text:p>
          </table:table-cell>
          <table:table-cell table:number-columns-repeated="6"/>
        </table:table-row>
        <table:table-row table:style-name="ro1">
          <table:table-cell table:formula="of:=[.A46]+[.$H$3]" office:value-type="float" office:value="45" calcext:value-type="float">
            <text:p>45</text:p>
          </table:table-cell>
          <table:table-cell table:formula="of:=[.B46]+(([.$H$1]-[.B46])/[.$H$5])*[.$H$3]" office:value-type="float" office:value="4.25988864752998" calcext:value-type="float">
            <text:p>4.25988864752998</text:p>
          </table:table-cell>
          <table:table-cell table:number-columns-repeated="6"/>
        </table:table-row>
        <table:table-row table:style-name="ro1">
          <table:table-cell table:formula="of:=[.A47]+[.$H$3]" office:value-type="float" office:value="46" calcext:value-type="float">
            <text:p>46</text:p>
          </table:table-cell>
          <table:table-cell table:formula="of:=[.B47]+(([.$H$1]-[.B47])/[.$H$5])*[.$H$3]" office:value-type="float" office:value="4.33037781036498" calcext:value-type="float">
            <text:p>4.33037781036498</text:p>
          </table:table-cell>
          <table:table-cell table:number-columns-repeated="6"/>
        </table:table-row>
        <table:table-row table:style-name="ro1">
          <table:table-cell table:formula="of:=[.A48]+[.$H$3]" office:value-type="float" office:value="47" calcext:value-type="float">
            <text:p>47</text:p>
          </table:table-cell>
          <table:table-cell table:formula="of:=[.B48]+(([.$H$1]-[.B48])/[.$H$5])*[.$H$3]" office:value-type="float" office:value="4.40000734926297" calcext:value-type="float">
            <text:p>4.40000734926297</text:p>
          </table:table-cell>
          <table:table-cell table:number-columns-repeated="6"/>
        </table:table-row>
        <table:table-row table:style-name="ro1">
          <table:table-cell table:formula="of:=[.A49]+[.$H$3]" office:value-type="float" office:value="48" calcext:value-type="float">
            <text:p>48</text:p>
          </table:table-cell>
          <table:table-cell table:formula="of:=[.B49]+(([.$H$1]-[.B49])/[.$H$5])*[.$H$3]" office:value-type="float" office:value="4.46878774744269" calcext:value-type="float">
            <text:p>4.46878774744269</text:p>
          </table:table-cell>
          <table:table-cell table:number-columns-repeated="6"/>
        </table:table-row>
        <table:table-row table:style-name="ro1">
          <table:table-cell table:formula="of:=[.A50]+[.$H$3]" office:value-type="float" office:value="49" calcext:value-type="float">
            <text:p>49</text:p>
          </table:table-cell>
          <table:table-cell table:formula="of:=[.B50]+(([.$H$1]-[.B50])/[.$H$5])*[.$H$3]" office:value-type="float" office:value="4.53672936027875" calcext:value-type="float">
            <text:p>4.53672936027875</text:p>
          </table:table-cell>
          <table:table-cell table:number-columns-repeated="6"/>
        </table:table-row>
        <table:table-row table:style-name="ro1">
          <table:table-cell table:formula="of:=[.A51]+[.$H$3]" office:value-type="float" office:value="50" calcext:value-type="float">
            <text:p>50</text:p>
          </table:table-cell>
          <table:table-cell table:formula="of:=[.B51]+(([.$H$1]-[.B51])/[.$H$5])*[.$H$3]" office:value-type="float" office:value="4.60384241686072" calcext:value-type="float">
            <text:p>4.60384241686072</text:p>
          </table:table-cell>
          <table:table-cell table:number-columns-repeated="6"/>
        </table:table-row>
        <table:table-row table:style-name="ro1">
          <table:table-cell table:formula="of:=[.A52]+[.$H$3]" office:value-type="float" office:value="51" calcext:value-type="float">
            <text:p>51</text:p>
          </table:table-cell>
          <table:table-cell table:formula="of:=[.B52]+(([.$H$1]-[.B52])/[.$H$5])*[.$H$3]" office:value-type="float" office:value="4.67013702153315" calcext:value-type="float">
            <text:p>4.67013702153315</text:p>
          </table:table-cell>
          <table:table-cell table:number-columns-repeated="6"/>
        </table:table-row>
        <table:table-row table:style-name="ro1">
          <table:table-cell table:formula="of:=[.A53]+[.$H$3]" office:value-type="float" office:value="52" calcext:value-type="float">
            <text:p>52</text:p>
          </table:table-cell>
          <table:table-cell table:formula="of:=[.B53]+(([.$H$1]-[.B53])/[.$H$5])*[.$H$3]" office:value-type="float" office:value="4.73562315541689" calcext:value-type="float">
            <text:p>4.73562315541689</text:p>
          </table:table-cell>
          <table:table-cell table:number-columns-repeated="6"/>
        </table:table-row>
        <table:table-row table:style-name="ro1">
          <table:table-cell table:formula="of:=[.A54]+[.$H$3]" office:value-type="float" office:value="53" calcext:value-type="float">
            <text:p>53</text:p>
          </table:table-cell>
          <table:table-cell table:formula="of:=[.B54]+(([.$H$1]-[.B54])/[.$H$5])*[.$H$3]" office:value-type="float" office:value="4.80031067791181" calcext:value-type="float">
            <text:p>4.80031067791181</text:p>
          </table:table-cell>
          <table:table-cell table:number-columns-repeated="6"/>
        </table:table-row>
        <table:table-row table:style-name="ro1">
          <table:table-cell table:formula="of:=[.A55]+[.$H$3]" office:value-type="float" office:value="54" calcext:value-type="float">
            <text:p>54</text:p>
          </table:table-cell>
          <table:table-cell table:formula="of:=[.B55]+(([.$H$1]-[.B55])/[.$H$5])*[.$H$3]" office:value-type="float" office:value="4.86420932818118" calcext:value-type="float">
            <text:p>4.86420932818118</text:p>
          </table:table-cell>
          <table:table-cell table:number-columns-repeated="6"/>
        </table:table-row>
        <table:table-row table:style-name="ro1">
          <table:table-cell table:formula="of:=[.A56]+[.$H$3]" office:value-type="float" office:value="55" calcext:value-type="float">
            <text:p>55</text:p>
          </table:table-cell>
          <table:table-cell table:formula="of:=[.B56]+(([.$H$1]-[.B56])/[.$H$5])*[.$H$3]" office:value-type="float" office:value="4.92732872661799" calcext:value-type="float">
            <text:p>4.92732872661799</text:p>
          </table:table-cell>
          <table:table-cell table:number-columns-repeated="6"/>
        </table:table-row>
        <table:table-row table:style-name="ro1">
          <table:table-cell table:formula="of:=[.A57]+[.$H$3]" office:value-type="float" office:value="56" calcext:value-type="float">
            <text:p>56</text:p>
          </table:table-cell>
          <table:table-cell table:formula="of:=[.B57]+(([.$H$1]-[.B57])/[.$H$5])*[.$H$3]" office:value-type="float" office:value="4.98967837629338" calcext:value-type="float">
            <text:p>4.98967837629338</text:p>
          </table:table-cell>
          <table:table-cell table:number-columns-repeated="6"/>
        </table:table-row>
        <table:table-row table:style-name="ro1">
          <table:table-cell table:formula="of:=[.A58]+[.$H$3]" office:value-type="float" office:value="57" calcext:value-type="float">
            <text:p>57</text:p>
          </table:table-cell>
          <table:table-cell table:formula="of:=[.B58]+(([.$H$1]-[.B58])/[.$H$5])*[.$H$3]" office:value-type="float" office:value="5.05126766438736" calcext:value-type="float">
            <text:p>5.05126766438736</text:p>
          </table:table-cell>
          <table:table-cell table:number-columns-repeated="6"/>
        </table:table-row>
        <table:table-row table:style-name="ro1">
          <table:table-cell table:formula="of:=[.A59]+[.$H$3]" office:value-type="float" office:value="58" calcext:value-type="float">
            <text:p>58</text:p>
          </table:table-cell>
          <table:table-cell table:formula="of:=[.B59]+(([.$H$1]-[.B59])/[.$H$5])*[.$H$3]" office:value-type="float" office:value="5.11210586360215" calcext:value-type="float">
            <text:p>5.11210586360215</text:p>
          </table:table-cell>
          <table:table-cell table:number-columns-repeated="6"/>
        </table:table-row>
        <table:table-row table:style-name="ro1">
          <table:table-cell table:formula="of:=[.A60]+[.$H$3]" office:value-type="float" office:value="59" calcext:value-type="float">
            <text:p>59</text:p>
          </table:table-cell>
          <table:table-cell table:formula="of:=[.B60]+(([.$H$1]-[.B60])/[.$H$5])*[.$H$3]" office:value-type="float" office:value="5.17220213355822" calcext:value-type="float">
            <text:p>5.17220213355822</text:p>
          </table:table-cell>
          <table:table-cell table:number-columns-repeated="6"/>
        </table:table-row>
        <table:table-row table:style-name="ro1">
          <table:table-cell table:formula="of:=[.A61]+[.$H$3]" office:value-type="float" office:value="60" calcext:value-type="float">
            <text:p>60</text:p>
          </table:table-cell>
          <table:table-cell table:formula="of:=[.B61]+(([.$H$1]-[.B61])/[.$H$5])*[.$H$3]" office:value-type="float" office:value="5.23156552217337" calcext:value-type="float">
            <text:p>5.23156552217337</text:p>
          </table:table-cell>
          <table:table-cell table:number-columns-repeated="6"/>
        </table:table-row>
        <table:table-row table:style-name="ro1">
          <table:table-cell table:formula="of:=[.A62]+[.$H$3]" office:value-type="float" office:value="61" calcext:value-type="float">
            <text:p>61</text:p>
          </table:table-cell>
          <table:table-cell table:formula="of:=[.B62]+(([.$H$1]-[.B62])/[.$H$5])*[.$H$3]" office:value-type="float" office:value="5.29020496702491" calcext:value-type="float">
            <text:p>5.29020496702491</text:p>
          </table:table-cell>
          <table:table-cell table:number-columns-repeated="6"/>
        </table:table-row>
        <table:table-row table:style-name="ro1">
          <table:table-cell table:formula="of:=[.A63]+[.$H$3]" office:value-type="float" office:value="62" calcext:value-type="float">
            <text:p>62</text:p>
          </table:table-cell>
          <table:table-cell table:formula="of:=[.B63]+(([.$H$1]-[.B63])/[.$H$5])*[.$H$3]" office:value-type="float" office:value="5.34812929669534" calcext:value-type="float">
            <text:p>5.34812929669534</text:p>
          </table:table-cell>
          <table:table-cell table:number-columns-repeated="6"/>
        </table:table-row>
        <table:table-row table:style-name="ro1">
          <table:table-cell table:formula="of:=[.A64]+[.$H$3]" office:value-type="float" office:value="63" calcext:value-type="float">
            <text:p>63</text:p>
          </table:table-cell>
          <table:table-cell table:formula="of:=[.B64]+(([.$H$1]-[.B64])/[.$H$5])*[.$H$3]" office:value-type="float" office:value="5.40534723210149" calcext:value-type="float">
            <text:p>5.40534723210149</text:p>
          </table:table-cell>
          <table:table-cell table:number-columns-repeated="6"/>
        </table:table-row>
        <table:table-row table:style-name="ro1">
          <table:table-cell table:formula="of:=[.A65]+[.$H$3]" office:value-type="float" office:value="64" calcext:value-type="float">
            <text:p>64</text:p>
          </table:table-cell>
          <table:table-cell table:formula="of:=[.B65]+(([.$H$1]-[.B65])/[.$H$5])*[.$H$3]" office:value-type="float" office:value="5.46186738780757" calcext:value-type="float">
            <text:p>5.46186738780757</text:p>
          </table:table-cell>
          <table:table-cell table:number-columns-repeated="6"/>
        </table:table-row>
        <table:table-row table:style-name="ro1">
          <table:table-cell table:formula="of:=[.A66]+[.$H$3]" office:value-type="float" office:value="65" calcext:value-type="float">
            <text:p>65</text:p>
          </table:table-cell>
          <table:table-cell table:formula="of:=[.B66]+(([.$H$1]-[.B66])/[.$H$5])*[.$H$3]" office:value-type="float" office:value="5.51769827332212" calcext:value-type="float">
            <text:p>5.51769827332212</text:p>
          </table:table-cell>
          <table:table-cell table:number-columns-repeated="6"/>
        </table:table-row>
        <table:table-row table:style-name="ro1">
          <table:table-cell table:formula="of:=[.A67]+[.$H$3]" office:value-type="float" office:value="66" calcext:value-type="float">
            <text:p>66</text:p>
          </table:table-cell>
          <table:table-cell table:formula="of:=[.B67]+(([.$H$1]-[.B67])/[.$H$5])*[.$H$3]" office:value-type="float" office:value="5.57284829437916" calcext:value-type="float">
            <text:p>5.57284829437916</text:p>
          </table:table-cell>
          <table:table-cell table:number-columns-repeated="6"/>
        </table:table-row>
        <table:table-row table:style-name="ro1">
          <table:table-cell table:formula="of:=[.A68]+[.$H$3]" office:value-type="float" office:value="67" calcext:value-type="float">
            <text:p>67</text:p>
          </table:table-cell>
          <table:table-cell table:formula="of:=[.B68]+(([.$H$1]-[.B68])/[.$H$5])*[.$H$3]" office:value-type="float" office:value="5.62732575420381" calcext:value-type="float">
            <text:p>5.62732575420381</text:p>
          </table:table-cell>
          <table:table-cell table:number-columns-repeated="6"/>
        </table:table-row>
        <table:table-row table:style-name="ro1">
          <table:table-cell table:formula="of:=[.A69]+[.$H$3]" office:value-type="float" office:value="68" calcext:value-type="float">
            <text:p>68</text:p>
          </table:table-cell>
          <table:table-cell table:formula="of:=[.B69]+(([.$H$1]-[.B69])/[.$H$5])*[.$H$3]" office:value-type="float" office:value="5.6811388547623" calcext:value-type="float">
            <text:p>5.6811388547623</text:p>
          </table:table-cell>
          <table:table-cell table:number-columns-repeated="6"/>
        </table:table-row>
        <table:table-row table:style-name="ro1">
          <table:table-cell table:formula="of:=[.A70]+[.$H$3]" office:value-type="float" office:value="69" calcext:value-type="float">
            <text:p>69</text:p>
          </table:table-cell>
          <table:table-cell table:formula="of:=[.B70]+(([.$H$1]-[.B70])/[.$H$5])*[.$H$3]" office:value-type="float" office:value="5.7342956979969" calcext:value-type="float">
            <text:p>5.7342956979969</text:p>
          </table:table-cell>
          <table:table-cell table:number-columns-repeated="6"/>
        </table:table-row>
        <table:table-row table:style-name="ro1">
          <table:table-cell table:formula="of:=[.A71]+[.$H$3]" office:value-type="float" office:value="70" calcext:value-type="float">
            <text:p>70</text:p>
          </table:table-cell>
          <table:table-cell table:formula="of:=[.B71]+(([.$H$1]-[.B71])/[.$H$5])*[.$H$3]" office:value-type="float" office:value="5.78680428704572" calcext:value-type="float">
            <text:p>5.78680428704572</text:p>
          </table:table-cell>
          <table:table-cell table:number-columns-repeated="6"/>
        </table:table-row>
        <table:table-row table:style-name="ro1">
          <table:table-cell table:formula="of:=[.A72]+[.$H$3]" office:value-type="float" office:value="71" calcext:value-type="float">
            <text:p>71</text:p>
          </table:table-cell>
          <table:table-cell table:formula="of:=[.B72]+(([.$H$1]-[.B72])/[.$H$5])*[.$H$3]" office:value-type="float" office:value="5.8386725274476" calcext:value-type="float">
            <text:p>5.8386725274476</text:p>
          </table:table-cell>
          <table:table-cell table:number-columns-repeated="6"/>
        </table:table-row>
        <table:table-row table:style-name="ro1">
          <table:table-cell table:formula="of:=[.A73]+[.$H$3]" office:value-type="float" office:value="72" calcext:value-type="float">
            <text:p>72</text:p>
          </table:table-cell>
          <table:table-cell table:formula="of:=[.B73]+(([.$H$1]-[.B73])/[.$H$5])*[.$H$3]" office:value-type="float" office:value="5.88990822833239" calcext:value-type="float">
            <text:p>5.88990822833239</text:p>
          </table:table-cell>
          <table:table-cell table:number-columns-repeated="6"/>
        </table:table-row>
        <table:table-row table:style-name="ro1">
          <table:table-cell table:formula="of:=[.A74]+[.$H$3]" office:value-type="float" office:value="73" calcext:value-type="float">
            <text:p>73</text:p>
          </table:table-cell>
          <table:table-cell table:formula="of:=[.B74]+(([.$H$1]-[.B74])/[.$H$5])*[.$H$3]" office:value-type="float" office:value="5.94051910359663" calcext:value-type="float">
            <text:p>5.94051910359663</text:p>
          </table:table-cell>
          <table:table-cell table:number-columns-repeated="6"/>
        </table:table-row>
        <table:table-row table:style-name="ro1">
          <table:table-cell table:formula="of:=[.A75]+[.$H$3]" office:value-type="float" office:value="74" calcext:value-type="float">
            <text:p>74</text:p>
          </table:table-cell>
          <table:table-cell table:formula="of:=[.B75]+(([.$H$1]-[.B75])/[.$H$5])*[.$H$3]" office:value-type="float" office:value="5.99051277306496" calcext:value-type="float">
            <text:p>5.99051277306496</text:p>
          </table:table-cell>
          <table:table-cell table:number-columns-repeated="6"/>
        </table:table-row>
        <table:table-row table:style-name="ro1">
          <table:table-cell table:formula="of:=[.A76]+[.$H$3]" office:value-type="float" office:value="75" calcext:value-type="float">
            <text:p>75</text:p>
          </table:table-cell>
          <table:table-cell table:formula="of:=[.B76]+(([.$H$1]-[.B76])/[.$H$5])*[.$H$3]" office:value-type="float" office:value="6.03989676363734" calcext:value-type="float">
            <text:p>6.03989676363734</text:p>
          </table:table-cell>
          <table:table-cell table:number-columns-repeated="6"/>
        </table:table-row>
        <table:table-row table:style-name="ro1">
          <table:table-cell table:formula="of:=[.A77]+[.$H$3]" office:value-type="float" office:value="76" calcext:value-type="float">
            <text:p>76</text:p>
          </table:table-cell>
          <table:table-cell table:formula="of:=[.B77]+(([.$H$1]-[.B77])/[.$H$5])*[.$H$3]" office:value-type="float" office:value="6.08867851042225" calcext:value-type="float">
            <text:p>6.08867851042225</text:p>
          </table:table-cell>
          <table:table-cell table:number-columns-repeated="6"/>
        </table:table-row>
        <table:table-row table:style-name="ro1">
          <table:table-cell table:formula="of:=[.A78]+[.$H$3]" office:value-type="float" office:value="77" calcext:value-type="float">
            <text:p>77</text:p>
          </table:table-cell>
          <table:table-cell table:formula="of:=[.B78]+(([.$H$1]-[.B78])/[.$H$5])*[.$H$3]" office:value-type="float" office:value="6.13686535785613" calcext:value-type="float">
            <text:p>6.13686535785613</text:p>
          </table:table-cell>
          <table:table-cell table:number-columns-repeated="6"/>
        </table:table-row>
        <table:table-row table:style-name="ro1">
          <table:table-cell table:formula="of:=[.A79]+[.$H$3]" office:value-type="float" office:value="78" calcext:value-type="float">
            <text:p>78</text:p>
          </table:table-cell>
          <table:table-cell table:formula="of:=[.B79]+(([.$H$1]-[.B79])/[.$H$5])*[.$H$3]" office:value-type="float" office:value="6.1844645608091" calcext:value-type="float">
            <text:p>6.1844645608091</text:p>
          </table:table-cell>
          <table:table-cell table:number-columns-repeated="6"/>
        </table:table-row>
        <table:table-row table:style-name="ro1">
          <table:table-cell table:formula="of:=[.A80]+[.$H$3]" office:value-type="float" office:value="79" calcext:value-type="float">
            <text:p>79</text:p>
          </table:table-cell>
          <table:table-cell table:formula="of:=[.B80]+(([.$H$1]-[.B80])/[.$H$5])*[.$H$3]" office:value-type="float" office:value="6.23148328567728" calcext:value-type="float">
            <text:p>6.23148328567728</text:p>
          </table:table-cell>
          <table:table-cell table:number-columns-repeated="6"/>
        </table:table-row>
        <table:table-row table:style-name="ro1">
          <table:table-cell table:formula="of:=[.A81]+[.$H$3]" office:value-type="float" office:value="80" calcext:value-type="float">
            <text:p>80</text:p>
          </table:table-cell>
          <table:table-cell table:formula="of:=[.B81]+(([.$H$1]-[.B81])/[.$H$5])*[.$H$3]" office:value-type="float" office:value="6.27792861146171" calcext:value-type="float">
            <text:p>6.27792861146171</text:p>
          </table:table-cell>
          <table:table-cell table:number-columns-repeated="6"/>
        </table:table-row>
        <table:table-row table:style-name="ro1">
          <table:table-cell table:formula="of:=[.A82]+[.$H$3]" office:value-type="float" office:value="81" calcext:value-type="float">
            <text:p>81</text:p>
          </table:table-cell>
          <table:table-cell table:formula="of:=[.B82]+(([.$H$1]-[.B82])/[.$H$5])*[.$H$3]" office:value-type="float" office:value="6.32380753083412" calcext:value-type="float">
            <text:p>6.32380753083412</text:p>
          </table:table-cell>
          <table:table-cell table:number-columns-repeated="6"/>
        </table:table-row>
        <table:table-row table:style-name="ro1">
          <table:table-cell table:formula="of:=[.A83]+[.$H$3]" office:value-type="float" office:value="82" calcext:value-type="float">
            <text:p>82</text:p>
          </table:table-cell>
          <table:table-cell table:formula="of:=[.B83]+(([.$H$1]-[.B83])/[.$H$5])*[.$H$3]" office:value-type="float" office:value="6.36912695118981" calcext:value-type="float">
            <text:p>6.36912695118981</text:p>
          </table:table-cell>
          <table:table-cell table:number-columns-repeated="6"/>
        </table:table-row>
        <table:table-row table:style-name="ro1">
          <table:table-cell table:formula="of:=[.A84]+[.$H$3]" office:value-type="float" office:value="83" calcext:value-type="float">
            <text:p>83</text:p>
          </table:table-cell>
          <table:table-cell table:formula="of:=[.B84]+(([.$H$1]-[.B84])/[.$H$5])*[.$H$3]" office:value-type="float" office:value="6.41389369568749" calcext:value-type="float">
            <text:p>6.41389369568749</text:p>
          </table:table-cell>
          <table:table-cell table:number-columns-repeated="6"/>
        </table:table-row>
        <table:table-row table:style-name="ro1">
          <table:table-cell table:formula="of:=[.A85]+[.$H$3]" office:value-type="float" office:value="84" calcext:value-type="float">
            <text:p>84</text:p>
          </table:table-cell>
          <table:table-cell table:formula="of:=[.B85]+(([.$H$1]-[.B85])/[.$H$5])*[.$H$3]" office:value-type="float" office:value="6.45811450427667" calcext:value-type="float">
            <text:p>6.45811450427667</text:p>
          </table:table-cell>
          <table:table-cell table:number-columns-repeated="6"/>
        </table:table-row>
        <table:table-row table:style-name="ro1">
          <table:table-cell table:formula="of:=[.A86]+[.$H$3]" office:value-type="float" office:value="85" calcext:value-type="float">
            <text:p>85</text:p>
          </table:table-cell>
          <table:table-cell table:formula="of:=[.B86]+(([.$H$1]-[.B86])/[.$H$5])*[.$H$3]" office:value-type="float" office:value="6.50179603471232" calcext:value-type="float">
            <text:p>6.50179603471232</text:p>
          </table:table-cell>
          <table:table-cell table:number-columns-repeated="6"/>
        </table:table-row>
        <table:table-row table:style-name="ro1">
          <table:table-cell table:formula="of:=[.A87]+[.$H$3]" office:value-type="float" office:value="86" calcext:value-type="float">
            <text:p>86</text:p>
          </table:table-cell>
          <table:table-cell table:formula="of:=[.B87]+(([.$H$1]-[.B87])/[.$H$5])*[.$H$3]" office:value-type="float" office:value="6.54494486355729" calcext:value-type="float">
            <text:p>6.54494486355729</text:p>
          </table:table-cell>
          <table:table-cell table:number-columns-repeated="6"/>
        </table:table-row>
        <table:table-row table:style-name="ro1">
          <table:table-cell table:formula="of:=[.A88]+[.$H$3]" office:value-type="float" office:value="87" calcext:value-type="float">
            <text:p>87</text:p>
          </table:table-cell>
          <table:table-cell table:formula="of:=[.B88]+(([.$H$1]-[.B88])/[.$H$5])*[.$H$3]" office:value-type="float" office:value="6.58756748717244" calcext:value-type="float">
            <text:p>6.58756748717244</text:p>
          </table:table-cell>
          <table:table-cell table:number-columns-repeated="6"/>
        </table:table-row>
        <table:table-row table:style-name="ro1">
          <table:table-cell table:formula="of:=[.A89]+[.$H$3]" office:value-type="float" office:value="88" calcext:value-type="float">
            <text:p>88</text:p>
          </table:table-cell>
          <table:table-cell table:formula="of:=[.B89]+(([.$H$1]-[.B89])/[.$H$5])*[.$H$3]" office:value-type="float" office:value="6.62967032269473" calcext:value-type="float">
            <text:p>6.62967032269473</text:p>
          </table:table-cell>
          <table:table-cell table:number-columns-repeated="6"/>
        </table:table-row>
        <table:table-row table:style-name="ro1">
          <table:table-cell table:formula="of:=[.A90]+[.$H$3]" office:value-type="float" office:value="89" calcext:value-type="float">
            <text:p>89</text:p>
          </table:table-cell>
          <table:table-cell table:formula="of:=[.B90]+(([.$H$1]-[.B90])/[.$H$5])*[.$H$3]" office:value-type="float" office:value="6.67125970900333" calcext:value-type="float">
            <text:p>6.67125970900333</text:p>
          </table:table-cell>
          <table:table-cell table:number-columns-repeated="6"/>
        </table:table-row>
        <table:table-row table:style-name="ro1">
          <table:table-cell table:formula="of:=[.A91]+[.$H$3]" office:value-type="float" office:value="90" calcext:value-type="float">
            <text:p>90</text:p>
          </table:table-cell>
          <table:table-cell table:formula="of:=[.B91]+(([.$H$1]-[.B91])/[.$H$5])*[.$H$3]" office:value-type="float" office:value="6.71234190767402" calcext:value-type="float">
            <text:p>6.71234190767402</text:p>
          </table:table-cell>
          <table:table-cell table:number-columns-repeated="6"/>
        </table:table-row>
        <table:table-row table:style-name="ro1">
          <table:table-cell table:formula="of:=[.A92]+[.$H$3]" office:value-type="float" office:value="91" calcext:value-type="float">
            <text:p>91</text:p>
          </table:table-cell>
          <table:table-cell table:formula="of:=[.B92]+(([.$H$1]-[.B92])/[.$H$5])*[.$H$3]" office:value-type="float" office:value="6.7529231039219" calcext:value-type="float">
            <text:p>6.7529231039219</text:p>
          </table:table-cell>
          <table:table-cell table:number-columns-repeated="6"/>
        </table:table-row>
        <table:table-row table:style-name="ro1">
          <table:table-cell table:formula="of:=[.A93]+[.$H$3]" office:value-type="float" office:value="92" calcext:value-type="float">
            <text:p>92</text:p>
          </table:table-cell>
          <table:table-cell table:formula="of:=[.B93]+(([.$H$1]-[.B93])/[.$H$5])*[.$H$3]" office:value-type="float" office:value="6.79300940753261" calcext:value-type="float">
            <text:p>6.79300940753261</text:p>
          </table:table-cell>
          <table:table-cell table:number-columns-repeated="6"/>
        </table:table-row>
        <table:table-row table:style-name="ro1">
          <table:table-cell table:formula="of:=[.A94]+[.$H$3]" office:value-type="float" office:value="93" calcext:value-type="float">
            <text:p>93</text:p>
          </table:table-cell>
          <table:table-cell table:formula="of:=[.B94]+(([.$H$1]-[.B94])/[.$H$5])*[.$H$3]" office:value-type="float" office:value="6.83260685378221" calcext:value-type="float">
            <text:p>6.83260685378221</text:p>
          </table:table-cell>
          <table:table-cell table:number-columns-repeated="6"/>
        </table:table-row>
        <table:table-row table:style-name="ro1">
          <table:table-cell table:formula="of:=[.A95]+[.$H$3]" office:value-type="float" office:value="94" calcext:value-type="float">
            <text:p>94</text:p>
          </table:table-cell>
          <table:table-cell table:formula="of:=[.B95]+(([.$H$1]-[.B95])/[.$H$5])*[.$H$3]" office:value-type="float" office:value="6.87172140434584" calcext:value-type="float">
            <text:p>6.87172140434584</text:p>
          </table:table-cell>
          <table:table-cell table:number-columns-repeated="6"/>
        </table:table-row>
        <table:table-row table:style-name="ro1">
          <table:table-cell table:formula="of:=[.A96]+[.$H$3]" office:value-type="float" office:value="95" calcext:value-type="float">
            <text:p>95</text:p>
          </table:table-cell>
          <table:table-cell table:formula="of:=[.B96]+(([.$H$1]-[.B96])/[.$H$5])*[.$H$3]" office:value-type="float" office:value="6.91035894819528" calcext:value-type="float">
            <text:p>6.91035894819528</text:p>
          </table:table-cell>
          <table:table-cell table:number-columns-repeated="6"/>
        </table:table-row>
        <table:table-row table:style-name="ro1">
          <table:table-cell table:formula="of:=[.A97]+[.$H$3]" office:value-type="float" office:value="96" calcext:value-type="float">
            <text:p>96</text:p>
          </table:table-cell>
          <table:table-cell table:formula="of:=[.B97]+(([.$H$1]-[.B97])/[.$H$5])*[.$H$3]" office:value-type="float" office:value="6.94852530248559" calcext:value-type="float">
            <text:p>6.94852530248559</text:p>
          </table:table-cell>
          <table:table-cell table:number-columns-repeated="6"/>
        </table:table-row>
        <table:table-row table:style-name="ro1">
          <table:table-cell table:formula="of:=[.A98]+[.$H$3]" office:value-type="float" office:value="97" calcext:value-type="float">
            <text:p>97</text:p>
          </table:table-cell>
          <table:table-cell table:formula="of:=[.B98]+(([.$H$1]-[.B98])/[.$H$5])*[.$H$3]" office:value-type="float" office:value="6.98622621343088" calcext:value-type="float">
            <text:p>6.98622621343088</text:p>
          </table:table-cell>
          <table:table-cell table:number-columns-repeated="6"/>
        </table:table-row>
        <table:table-row table:style-name="ro1">
          <table:table-cell table:formula="of:=[.A99]+[.$H$3]" office:value-type="float" office:value="98" calcext:value-type="float">
            <text:p>98</text:p>
          </table:table-cell>
          <table:table-cell table:formula="of:=[.B99]+(([.$H$1]-[.B99])/[.$H$5])*[.$H$3]" office:value-type="float" office:value="7.02346735716953" calcext:value-type="float">
            <text:p>7.02346735716953</text:p>
          </table:table-cell>
          <table:table-cell table:number-columns-repeated="6"/>
        </table:table-row>
        <table:table-row table:style-name="ro1">
          <table:table-cell table:formula="of:=[.A100]+[.$H$3]" office:value-type="float" office:value="99" calcext:value-type="float">
            <text:p>99</text:p>
          </table:table-cell>
          <table:table-cell table:formula="of:=[.B100]+(([.$H$1]-[.B100])/[.$H$5])*[.$H$3]" office:value-type="float" office:value="7.06025434061868" calcext:value-type="float">
            <text:p>7.06025434061868</text:p>
          </table:table-cell>
          <table:table-cell table:number-columns-repeated="6"/>
        </table:table-row>
        <table:table-row table:style-name="ro1">
          <table:table-cell table:formula="of:=[.A101]+[.$H$3]" office:value-type="float" office:value="100" calcext:value-type="float">
            <text:p>100</text:p>
          </table:table-cell>
          <table:table-cell table:formula="of:=[.B101]+(([.$H$1]-[.B101])/[.$H$5])*[.$H$3]" office:value-type="float" office:value="7.09659270231846" calcext:value-type="float">
            <text:p>7.09659270231846</text:p>
          </table:table-cell>
          <table:table-cell table:number-columns-repeated="6"/>
        </table:table-row>
        <table:table-row table:style-name="ro1">
          <table:table-cell table:formula="of:=[.A102]+[.$H$3]" office:value-type="float" office:value="101" calcext:value-type="float">
            <text:p>101</text:p>
          </table:table-cell>
          <table:table-cell table:formula="of:=[.B102]+(([.$H$1]-[.B102])/[.$H$5])*[.$H$3]" office:value-type="float" office:value="7.13248791326579" calcext:value-type="float">
            <text:p>7.13248791326579</text:p>
          </table:table-cell>
          <table:table-cell table:number-columns-repeated="6"/>
        </table:table-row>
        <table:table-row table:style-name="ro1">
          <table:table-cell table:formula="of:=[.A103]+[.$H$3]" office:value-type="float" office:value="102" calcext:value-type="float">
            <text:p>102</text:p>
          </table:table-cell>
          <table:table-cell table:formula="of:=[.B103]+(([.$H$1]-[.B103])/[.$H$5])*[.$H$3]" office:value-type="float" office:value="7.16794537773816" calcext:value-type="float">
            <text:p>7.16794537773816</text:p>
          </table:table-cell>
          <table:table-cell table:number-columns-repeated="6"/>
        </table:table-row>
        <table:table-row table:style-name="ro1">
          <table:table-cell table:formula="of:=[.A104]+[.$H$3]" office:value-type="float" office:value="103" calcext:value-type="float">
            <text:p>103</text:p>
          </table:table-cell>
          <table:table-cell table:formula="of:=[.B104]+(([.$H$1]-[.B104])/[.$H$5])*[.$H$3]" office:value-type="float" office:value="7.20297043410721" calcext:value-type="float">
            <text:p>7.20297043410721</text:p>
          </table:table-cell>
          <table:table-cell table:number-columns-repeated="6"/>
        </table:table-row>
        <table:table-row table:style-name="ro1">
          <table:table-cell table:formula="of:=[.A105]+[.$H$3]" office:value-type="float" office:value="104" calcext:value-type="float">
            <text:p>104</text:p>
          </table:table-cell>
          <table:table-cell table:formula="of:=[.B105]+(([.$H$1]-[.B105])/[.$H$5])*[.$H$3]" office:value-type="float" office:value="7.23756835564248" calcext:value-type="float">
            <text:p>7.23756835564248</text:p>
          </table:table-cell>
          <table:table-cell table:number-columns-repeated="6"/>
        </table:table-row>
        <table:table-row table:style-name="ro1">
          <table:table-cell table:formula="of:=[.A106]+[.$H$3]" office:value-type="float" office:value="105" calcext:value-type="float">
            <text:p>105</text:p>
          </table:table-cell>
          <table:table-cell table:formula="of:=[.B106]+(([.$H$1]-[.B106])/[.$H$5])*[.$H$3]" office:value-type="float" office:value="7.27174435130538" calcext:value-type="float">
            <text:p>7.27174435130538</text:p>
          </table:table-cell>
          <table:table-cell table:number-columns-repeated="6"/>
        </table:table-row>
        <table:table-row table:style-name="ro1">
          <table:table-cell table:formula="of:=[.A107]+[.$H$3]" office:value-type="float" office:value="106" calcext:value-type="float">
            <text:p>106</text:p>
          </table:table-cell>
          <table:table-cell table:formula="of:=[.B107]+(([.$H$1]-[.B107])/[.$H$5])*[.$H$3]" office:value-type="float" office:value="7.30550356653336" calcext:value-type="float">
            <text:p>7.30550356653336</text:p>
          </table:table-cell>
          <table:table-cell table:number-columns-repeated="6"/>
        </table:table-row>
        <table:table-row table:style-name="ro1">
          <table:table-cell table:formula="of:=[.A108]+[.$H$3]" office:value-type="float" office:value="107" calcext:value-type="float">
            <text:p>107</text:p>
          </table:table-cell>
          <table:table-cell table:formula="of:=[.B108]+(([.$H$1]-[.B108])/[.$H$5])*[.$H$3]" office:value-type="float" office:value="7.33885108401466" calcext:value-type="float">
            <text:p>7.33885108401466</text:p>
          </table:table-cell>
          <table:table-cell table:number-columns-repeated="6"/>
        </table:table-row>
        <table:table-row table:style-name="ro1">
          <table:table-cell table:formula="of:=[.A109]+[.$H$3]" office:value-type="float" office:value="108" calcext:value-type="float">
            <text:p>108</text:p>
          </table:table-cell>
          <table:table-cell table:formula="of:=[.B109]+(([.$H$1]-[.B109])/[.$H$5])*[.$H$3]" office:value-type="float" office:value="7.37179192445351" calcext:value-type="float">
            <text:p>7.37179192445351</text:p>
          </table:table-cell>
          <table:table-cell table:number-columns-repeated="6"/>
        </table:table-row>
        <table:table-row table:style-name="ro1">
          <table:table-cell table:formula="of:=[.A110]+[.$H$3]" office:value-type="float" office:value="109" calcext:value-type="float">
            <text:p>109</text:p>
          </table:table-cell>
          <table:table-cell table:formula="of:=[.B110]+(([.$H$1]-[.B110])/[.$H$5])*[.$H$3]" office:value-type="float" office:value="7.40433104732603" calcext:value-type="float">
            <text:p>7.40433104732603</text:p>
          </table:table-cell>
          <table:table-cell table:number-columns-repeated="6"/>
        </table:table-row>
        <table:table-row table:style-name="ro1">
          <table:table-cell table:formula="of:=[.A111]+[.$H$3]" office:value-type="float" office:value="110" calcext:value-type="float">
            <text:p>110</text:p>
          </table:table-cell>
          <table:table-cell table:formula="of:=[.B111]+(([.$H$1]-[.B111])/[.$H$5])*[.$H$3]" office:value-type="float" office:value="7.43647335162693" calcext:value-type="float">
            <text:p>7.43647335162693</text:p>
          </table:table-cell>
          <table:table-cell table:number-columns-repeated="6"/>
        </table:table-row>
        <table:table-row table:style-name="ro1">
          <table:table-cell table:formula="of:=[.A112]+[.$H$3]" office:value-type="float" office:value="111" calcext:value-type="float">
            <text:p>111</text:p>
          </table:table-cell>
          <table:table-cell table:formula="of:=[.B112]+(([.$H$1]-[.B112])/[.$H$5])*[.$H$3]" office:value-type="float" office:value="7.46822367660709" calcext:value-type="float">
            <text:p>7.46822367660709</text:p>
          </table:table-cell>
          <table:table-cell table:number-columns-repeated="6"/>
        </table:table-row>
        <table:table-row table:style-name="ro1">
          <table:table-cell table:formula="of:=[.A113]+[.$H$3]" office:value-type="float" office:value="112" calcext:value-type="float">
            <text:p>112</text:p>
          </table:table-cell>
          <table:table-cell table:formula="of:=[.B113]+(([.$H$1]-[.B113])/[.$H$5])*[.$H$3]" office:value-type="float" office:value="7.49958680250212" calcext:value-type="float">
            <text:p>7.49958680250212</text:p>
          </table:table-cell>
          <table:table-cell table:number-columns-repeated="6"/>
        </table:table-row>
        <table:table-row table:style-name="ro1">
          <table:table-cell table:formula="of:=[.A114]+[.$H$3]" office:value-type="float" office:value="113" calcext:value-type="float">
            <text:p>113</text:p>
          </table:table-cell>
          <table:table-cell table:formula="of:=[.B114]+(([.$H$1]-[.B114])/[.$H$5])*[.$H$3]" office:value-type="float" office:value="7.5305674512521" calcext:value-type="float">
            <text:p>7.5305674512521</text:p>
          </table:table-cell>
          <table:table-cell table:number-columns-repeated="6"/>
        </table:table-row>
        <table:table-row table:style-name="ro1">
          <table:table-cell table:formula="of:=[.A115]+[.$H$3]" office:value-type="float" office:value="114" calcext:value-type="float">
            <text:p>114</text:p>
          </table:table-cell>
          <table:table-cell table:formula="of:=[.B115]+(([.$H$1]-[.B115])/[.$H$5])*[.$H$3]" office:value-type="float" office:value="7.56117028721244" calcext:value-type="float">
            <text:p>7.56117028721244</text:p>
          </table:table-cell>
          <table:table-cell table:number-columns-repeated="6"/>
        </table:table-row>
        <table:table-row table:style-name="ro1">
          <table:table-cell table:formula="of:=[.A116]+[.$H$3]" office:value-type="float" office:value="115" calcext:value-type="float">
            <text:p>115</text:p>
          </table:table-cell>
          <table:table-cell table:formula="of:=[.B116]+(([.$H$1]-[.B116])/[.$H$5])*[.$H$3]" office:value-type="float" office:value="7.59139991785619" calcext:value-type="float">
            <text:p>7.59139991785619</text:p>
          </table:table-cell>
          <table:table-cell table:number-columns-repeated="6"/>
        </table:table-row>
        <table:table-row table:style-name="ro1">
          <table:table-cell table:formula="of:=[.A117]+[.$H$3]" office:value-type="float" office:value="116" calcext:value-type="float">
            <text:p>116</text:p>
          </table:table-cell>
          <table:table-cell table:formula="of:=[.B117]+(([.$H$1]-[.B117])/[.$H$5])*[.$H$3]" office:value-type="float" office:value="7.6212608944677" calcext:value-type="float">
            <text:p>7.6212608944677</text:p>
          </table:table-cell>
          <table:table-cell table:number-columns-repeated="6"/>
        </table:table-row>
        <table:table-row table:style-name="ro1">
          <table:table-cell table:formula="of:=[.A118]+[.$H$3]" office:value-type="float" office:value="117" calcext:value-type="float">
            <text:p>117</text:p>
          </table:table-cell>
          <table:table-cell table:formula="of:=[.B118]+(([.$H$1]-[.B118])/[.$H$5])*[.$H$3]" office:value-type="float" office:value="7.65075771282785" calcext:value-type="float">
            <text:p>7.65075771282785</text:p>
          </table:table-cell>
          <table:table-cell table:number-columns-repeated="6"/>
        </table:table-row>
        <table:table-row table:style-name="ro1">
          <table:table-cell table:formula="of:=[.A119]+[.$H$3]" office:value-type="float" office:value="118" calcext:value-type="float">
            <text:p>118</text:p>
          </table:table-cell>
          <table:table-cell table:formula="of:=[.B119]+(([.$H$1]-[.B119])/[.$H$5])*[.$H$3]" office:value-type="float" office:value="7.67989481389092" calcext:value-type="float">
            <text:p>7.67989481389092</text:p>
          </table:table-cell>
          <table:table-cell table:number-columns-repeated="6"/>
        </table:table-row>
        <table:table-row table:style-name="ro1">
          <table:table-cell table:formula="of:=[.A120]+[.$H$3]" office:value-type="float" office:value="119" calcext:value-type="float">
            <text:p>119</text:p>
          </table:table-cell>
          <table:table-cell table:formula="of:=[.B120]+(([.$H$1]-[.B120])/[.$H$5])*[.$H$3]" office:value-type="float" office:value="7.70867658445323" calcext:value-type="float">
            <text:p>7.70867658445323</text:p>
          </table:table-cell>
          <table:table-cell table:number-columns-repeated="6"/>
        </table:table-row>
        <table:table-row table:style-name="ro1">
          <table:table-cell table:formula="of:=[.A121]+[.$H$3]" office:value-type="float" office:value="120" calcext:value-type="float">
            <text:p>120</text:p>
          </table:table-cell>
          <table:table-cell table:formula="of:=[.B121]+(([.$H$1]-[.B121])/[.$H$5])*[.$H$3]" office:value-type="float" office:value="7.73710735781356" calcext:value-type="float">
            <text:p>7.73710735781356</text:p>
          </table:table-cell>
          <table:table-cell table:number-columns-repeated="6"/>
        </table:table-row>
        <table:table-row table:style-name="ro1">
          <table:table-cell table:formula="of:=[.A122]+[.$H$3]" office:value-type="float" office:value="121" calcext:value-type="float">
            <text:p>121</text:p>
          </table:table-cell>
          <table:table-cell table:formula="of:=[.B122]+(([.$H$1]-[.B122])/[.$H$5])*[.$H$3]" office:value-type="float" office:value="7.76519141442559" calcext:value-type="float">
            <text:p>7.76519141442559</text:p>
          </table:table-cell>
          <table:table-cell table:number-columns-repeated="6"/>
        </table:table-row>
        <table:table-row table:style-name="ro1">
          <table:table-cell table:formula="of:=[.A123]+[.$H$3]" office:value-type="float" office:value="122" calcext:value-type="float">
            <text:p>122</text:p>
          </table:table-cell>
          <table:table-cell table:formula="of:=[.B123]+(([.$H$1]-[.B123])/[.$H$5])*[.$H$3]" office:value-type="float" office:value="7.79293298254235" calcext:value-type="float">
            <text:p>7.79293298254235</text:p>
          </table:table-cell>
          <table:table-cell table:number-columns-repeated="6"/>
        </table:table-row>
        <table:table-row table:style-name="ro1">
          <table:table-cell table:formula="of:=[.A124]+[.$H$3]" office:value-type="float" office:value="123" calcext:value-type="float">
            <text:p>123</text:p>
          </table:table-cell>
          <table:table-cell table:formula="of:=[.B124]+(([.$H$1]-[.B124])/[.$H$5])*[.$H$3]" office:value-type="float" office:value="7.82033623885281" calcext:value-type="float">
            <text:p>7.82033623885281</text:p>
          </table:table-cell>
          <table:table-cell table:number-columns-repeated="6"/>
        </table:table-row>
        <table:table-row table:style-name="ro1">
          <table:table-cell table:formula="of:=[.A125]+[.$H$3]" office:value-type="float" office:value="124" calcext:value-type="float">
            <text:p>124</text:p>
          </table:table-cell>
          <table:table-cell table:formula="of:=[.B125]+(([.$H$1]-[.B125])/[.$H$5])*[.$H$3]" office:value-type="float" office:value="7.8474053091107" calcext:value-type="float">
            <text:p>7.8474053091107</text:p>
          </table:table-cell>
          <table:table-cell table:number-columns-repeated="6"/>
        </table:table-row>
        <table:table-row table:style-name="ro1">
          <table:table-cell table:formula="of:=[.A126]+[.$H$3]" office:value-type="float" office:value="125" calcext:value-type="float">
            <text:p>125</text:p>
          </table:table-cell>
          <table:table-cell table:formula="of:=[.B126]+(([.$H$1]-[.B126])/[.$H$5])*[.$H$3]" office:value-type="float" office:value="7.87414426875569" calcext:value-type="float">
            <text:p>7.87414426875569</text:p>
          </table:table-cell>
          <table:table-cell table:number-columns-repeated="6"/>
        </table:table-row>
        <table:table-row table:style-name="ro1">
          <table:table-cell table:formula="of:=[.A127]+[.$H$3]" office:value-type="float" office:value="126" calcext:value-type="float">
            <text:p>126</text:p>
          </table:table-cell>
          <table:table-cell table:formula="of:=[.B127]+(([.$H$1]-[.B127])/[.$H$5])*[.$H$3]" office:value-type="float" office:value="7.90055714352696" calcext:value-type="float">
            <text:p>7.90055714352696</text:p>
          </table:table-cell>
          <table:table-cell table:number-columns-repeated="6"/>
        </table:table-row>
        <table:table-row table:style-name="ro1">
          <table:table-cell table:formula="of:=[.A128]+[.$H$3]" office:value-type="float" office:value="127" calcext:value-type="float">
            <text:p>127</text:p>
          </table:table-cell>
          <table:table-cell table:formula="of:=[.B128]+(([.$H$1]-[.B128])/[.$H$5])*[.$H$3]" office:value-type="float" office:value="7.92664791006932" calcext:value-type="float">
            <text:p>7.92664791006932</text:p>
          </table:table-cell>
          <table:table-cell table:number-columns-repeated="6"/>
        </table:table-row>
        <table:table-row table:style-name="ro1">
          <table:table-cell table:formula="of:=[.A129]+[.$H$3]" office:value-type="float" office:value="128" calcext:value-type="float">
            <text:p>128</text:p>
          </table:table-cell>
          <table:table-cell table:formula="of:=[.B129]+(([.$H$1]-[.B129])/[.$H$5])*[.$H$3]" office:value-type="float" office:value="7.95242049653189" calcext:value-type="float">
            <text:p>7.95242049653189</text:p>
          </table:table-cell>
          <table:table-cell table:number-columns-repeated="6"/>
        </table:table-row>
        <table:table-row table:style-name="ro1">
          <table:table-cell table:formula="of:=[.A130]+[.$H$3]" office:value-type="float" office:value="129" calcext:value-type="float">
            <text:p>129</text:p>
          </table:table-cell>
          <table:table-cell table:formula="of:=[.B130]+(([.$H$1]-[.B130])/[.$H$5])*[.$H$3]" office:value-type="float" office:value="7.97787878315955" calcext:value-type="float">
            <text:p>7.97787878315955</text:p>
          </table:table-cell>
          <table:table-cell table:number-columns-repeated="6"/>
        </table:table-row>
        <table:table-row table:style-name="ro1">
          <table:table-cell table:formula="of:=[.A131]+[.$H$3]" office:value-type="float" office:value="130" calcext:value-type="float">
            <text:p>130</text:p>
          </table:table-cell>
          <table:table-cell table:formula="of:=[.B131]+(([.$H$1]-[.B131])/[.$H$5])*[.$H$3]" office:value-type="float" office:value="8.00302660287711" calcext:value-type="float">
            <text:p>8.00302660287711</text:p>
          </table:table-cell>
          <table:table-cell table:number-columns-repeated="6"/>
        </table:table-row>
        <table:table-row table:style-name="ro1">
          <table:table-cell table:formula="of:=[.A132]+[.$H$3]" office:value-type="float" office:value="131" calcext:value-type="float">
            <text:p>131</text:p>
          </table:table-cell>
          <table:table-cell table:formula="of:=[.B132]+(([.$H$1]-[.B132])/[.$H$5])*[.$H$3]" office:value-type="float" office:value="8.02786774186642" calcext:value-type="float">
            <text:p>8.02786774186642</text:p>
          </table:table-cell>
          <table:table-cell table:number-columns-repeated="6"/>
        </table:table-row>
        <table:table-row table:style-name="ro1">
          <table:table-cell table:formula="of:=[.A133]+[.$H$3]" office:value-type="float" office:value="132" calcext:value-type="float">
            <text:p>132</text:p>
          </table:table-cell>
          <table:table-cell table:formula="of:=[.B133]+(([.$H$1]-[.B133])/[.$H$5])*[.$H$3]" office:value-type="float" office:value="8.05240594013634" calcext:value-type="float">
            <text:p>8.05240594013634</text:p>
          </table:table-cell>
          <table:table-cell table:number-columns-repeated="6"/>
        </table:table-row>
        <table:table-row table:style-name="ro1">
          <table:table-cell table:formula="of:=[.A134]+[.$H$3]" office:value-type="float" office:value="133" calcext:value-type="float">
            <text:p>133</text:p>
          </table:table-cell>
          <table:table-cell table:formula="of:=[.B134]+(([.$H$1]-[.B134])/[.$H$5])*[.$H$3]" office:value-type="float" office:value="8.0766448920859" calcext:value-type="float">
            <text:p>8.0766448920859</text:p>
          </table:table-cell>
          <table:table-cell table:number-columns-repeated="6"/>
        </table:table-row>
        <table:table-row table:style-name="ro1">
          <table:table-cell table:formula="of:=[.A135]+[.$H$3]" office:value-type="float" office:value="134" calcext:value-type="float">
            <text:p>134</text:p>
          </table:table-cell>
          <table:table-cell table:formula="of:=[.B135]+(([.$H$1]-[.B135])/[.$H$5])*[.$H$3]" office:value-type="float" office:value="8.10058824706046" calcext:value-type="float">
            <text:p>8.10058824706046</text:p>
          </table:table-cell>
          <table:table-cell table:number-columns-repeated="6"/>
        </table:table-row>
        <table:table-row table:style-name="ro1">
          <table:table-cell table:formula="of:=[.A136]+[.$H$3]" office:value-type="float" office:value="135" calcext:value-type="float">
            <text:p>135</text:p>
          </table:table-cell>
          <table:table-cell table:formula="of:=[.B136]+(([.$H$1]-[.B136])/[.$H$5])*[.$H$3]" office:value-type="float" office:value="8.12423960990118" calcext:value-type="float">
            <text:p>8.12423960990118</text:p>
          </table:table-cell>
          <table:table-cell table:number-columns-repeated="6"/>
        </table:table-row>
        <table:table-row table:style-name="ro1">
          <table:table-cell table:formula="of:=[.A137]+[.$H$3]" office:value-type="float" office:value="136" calcext:value-type="float">
            <text:p>136</text:p>
          </table:table-cell>
          <table:table-cell table:formula="of:=[.B137]+(([.$H$1]-[.B137])/[.$H$5])*[.$H$3]" office:value-type="float" office:value="8.14760254148775" calcext:value-type="float">
            <text:p>8.14760254148775</text:p>
          </table:table-cell>
          <table:table-cell table:number-columns-repeated="6"/>
        </table:table-row>
        <table:table-row table:style-name="ro1">
          <table:table-cell table:formula="of:=[.A138]+[.$H$3]" office:value-type="float" office:value="137" calcext:value-type="float">
            <text:p>137</text:p>
          </table:table-cell>
          <table:table-cell table:formula="of:=[.B138]+(([.$H$1]-[.B138])/[.$H$5])*[.$H$3]" office:value-type="float" office:value="8.17068055927449" calcext:value-type="float">
            <text:p>8.17068055927449</text:p>
          </table:table-cell>
          <table:table-cell table:number-columns-repeated="6"/>
        </table:table-row>
        <table:table-row table:style-name="ro1">
          <table:table-cell table:formula="of:=[.A139]+[.$H$3]" office:value-type="float" office:value="138" calcext:value-type="float">
            <text:p>138</text:p>
          </table:table-cell>
          <table:table-cell table:formula="of:=[.B139]+(([.$H$1]-[.B139])/[.$H$5])*[.$H$3]" office:value-type="float" office:value="8.19347713781992" calcext:value-type="float">
            <text:p>8.19347713781992</text:p>
          </table:table-cell>
          <table:table-cell table:number-columns-repeated="6"/>
        </table:table-row>
        <table:table-row table:style-name="ro1">
          <table:table-cell table:formula="of:=[.A140]+[.$H$3]" office:value-type="float" office:value="139" calcext:value-type="float">
            <text:p>139</text:p>
          </table:table-cell>
          <table:table-cell table:formula="of:=[.B140]+(([.$H$1]-[.B140])/[.$H$5])*[.$H$3]" office:value-type="float" office:value="8.21599570930992" calcext:value-type="float">
            <text:p>8.21599570930992</text:p>
          </table:table-cell>
          <table:table-cell table:number-columns-repeated="6"/>
        </table:table-row>
        <table:table-row table:style-name="ro1">
          <table:table-cell table:formula="of:=[.A141]+[.$H$3]" office:value-type="float" office:value="140" calcext:value-type="float">
            <text:p>140</text:p>
          </table:table-cell>
          <table:table-cell table:formula="of:=[.B141]+(([.$H$1]-[.B141])/[.$H$5])*[.$H$3]" office:value-type="float" office:value="8.23823966407444" calcext:value-type="float">
            <text:p>8.23823966407444</text:p>
          </table:table-cell>
          <table:table-cell table:number-columns-repeated="6"/>
        </table:table-row>
        <table:table-row table:style-name="ro1">
          <table:table-cell table:formula="of:=[.A142]+[.$H$3]" office:value-type="float" office:value="141" calcext:value-type="float">
            <text:p>141</text:p>
          </table:table-cell>
          <table:table-cell table:formula="of:=[.B142]+(([.$H$1]-[.B142])/[.$H$5])*[.$H$3]" office:value-type="float" office:value="8.26021235109792" calcext:value-type="float">
            <text:p>8.26021235109792</text:p>
          </table:table-cell>
          <table:table-cell table:number-columns-repeated="6"/>
        </table:table-row>
        <table:table-row table:style-name="ro1">
          <table:table-cell table:formula="of:=[.A143]+[.$H$3]" office:value-type="float" office:value="142" calcext:value-type="float">
            <text:p>142</text:p>
          </table:table-cell>
          <table:table-cell table:formula="of:=[.B143]+(([.$H$1]-[.B143])/[.$H$5])*[.$H$3]" office:value-type="float" office:value="8.28191707852356" calcext:value-type="float">
            <text:p>8.28191707852356</text:p>
          </table:table-cell>
          <table:table-cell table:number-columns-repeated="6"/>
        </table:table-row>
        <table:table-row table:style-name="ro1">
          <table:table-cell table:formula="of:=[.A144]+[.$H$3]" office:value-type="float" office:value="143" calcext:value-type="float">
            <text:p>143</text:p>
          </table:table-cell>
          <table:table-cell table:formula="of:=[.B144]+(([.$H$1]-[.B144])/[.$H$5])*[.$H$3]" office:value-type="float" office:value="8.30335711415132" calcext:value-type="float">
            <text:p>8.30335711415132</text:p>
          </table:table-cell>
          <table:table-cell table:number-columns-repeated="6"/>
        </table:table-row>
        <table:table-row table:style-name="ro1">
          <table:table-cell table:formula="of:=[.A145]+[.$H$3]" office:value-type="float" office:value="144" calcext:value-type="float">
            <text:p>144</text:p>
          </table:table-cell>
          <table:table-cell table:formula="of:=[.B145]+(([.$H$1]-[.B145])/[.$H$5])*[.$H$3]" office:value-type="float" office:value="8.32453568592996" calcext:value-type="float">
            <text:p>8.32453568592996</text:p>
          </table:table-cell>
          <table:table-cell table:number-columns-repeated="6"/>
        </table:table-row>
        <table:table-row table:style-name="ro1">
          <table:table-cell table:formula="of:=[.A146]+[.$H$3]" office:value-type="float" office:value="145" calcext:value-type="float">
            <text:p>145</text:p>
          </table:table-cell>
          <table:table-cell table:formula="of:=[.B146]+(([.$H$1]-[.B146])/[.$H$5])*[.$H$3]" office:value-type="float" office:value="8.34545598244301" calcext:value-type="float">
            <text:p>8.34545598244301</text:p>
          </table:table-cell>
          <table:table-cell table:number-columns-repeated="6"/>
        </table:table-row>
        <table:table-row table:style-name="ro1">
          <table:table-cell table:formula="of:=[.A147]+[.$H$3]" office:value-type="float" office:value="146" calcext:value-type="float">
            <text:p>146</text:p>
          </table:table-cell>
          <table:table-cell table:formula="of:=[.B147]+(([.$H$1]-[.B147])/[.$H$5])*[.$H$3]" office:value-type="float" office:value="8.36612115338883" calcext:value-type="float">
            <text:p>8.36612115338883</text:p>
          </table:table-cell>
          <table:table-cell table:number-columns-repeated="6"/>
        </table:table-row>
        <table:table-row table:style-name="ro1">
          <table:table-cell table:formula="of:=[.A148]+[.$H$3]" office:value-type="float" office:value="147" calcext:value-type="float">
            <text:p>147</text:p>
          </table:table-cell>
          <table:table-cell table:formula="of:=[.B148]+(([.$H$1]-[.B148])/[.$H$5])*[.$H$3]" office:value-type="float" office:value="8.38653431005482" calcext:value-type="float">
            <text:p>8.38653431005482</text:p>
          </table:table-cell>
          <table:table-cell table:number-columns-repeated="6"/>
        </table:table-row>
        <table:table-row table:style-name="ro1">
          <table:table-cell table:formula="of:=[.A149]+[.$H$3]" office:value-type="float" office:value="148" calcext:value-type="float">
            <text:p>148</text:p>
          </table:table-cell>
          <table:table-cell table:formula="of:=[.B149]+(([.$H$1]-[.B149])/[.$H$5])*[.$H$3]" office:value-type="float" office:value="8.40669852578586" calcext:value-type="float">
            <text:p>8.40669852578586</text:p>
          </table:table-cell>
          <table:table-cell table:number-columns-repeated="6"/>
        </table:table-row>
        <table:table-row table:style-name="ro1">
          <table:table-cell table:formula="of:=[.A150]+[.$H$3]" office:value-type="float" office:value="149" calcext:value-type="float">
            <text:p>149</text:p>
          </table:table-cell>
          <table:table-cell table:formula="of:=[.B150]+(([.$H$1]-[.B150])/[.$H$5])*[.$H$3]" office:value-type="float" office:value="8.42661683644701" calcext:value-type="float">
            <text:p>8.42661683644701</text:p>
          </table:table-cell>
          <table:table-cell table:number-columns-repeated="6"/>
        </table:table-row>
        <table:table-row table:style-name="ro1">
          <table:table-cell table:formula="of:=[.A151]+[.$H$3]" office:value-type="float" office:value="150" calcext:value-type="float">
            <text:p>150</text:p>
          </table:table-cell>
          <table:table-cell table:formula="of:=[.B151]+(([.$H$1]-[.B151])/[.$H$5])*[.$H$3]" office:value-type="float" office:value="8.44629224088058" calcext:value-type="float">
            <text:p>8.44629224088058</text:p>
          </table:table-cell>
          <table:table-cell table:number-columns-repeated="6"/>
        </table:table-row>
        <table:table-row table:style-name="ro1">
          <table:table-cell table:formula="of:=[.A152]+[.$H$3]" office:value-type="float" office:value="151" calcext:value-type="float">
            <text:p>151</text:p>
          </table:table-cell>
          <table:table-cell table:formula="of:=[.B152]+(([.$H$1]-[.B152])/[.$H$5])*[.$H$3]" office:value-type="float" office:value="8.46572770135764" calcext:value-type="float">
            <text:p>8.46572770135764</text:p>
          </table:table-cell>
          <table:table-cell table:number-columns-repeated="6"/>
        </table:table-row>
        <table:table-row table:style-name="ro1">
          <table:table-cell table:formula="of:=[.A153]+[.$H$3]" office:value-type="float" office:value="152" calcext:value-type="float">
            <text:p>152</text:p>
          </table:table-cell>
          <table:table-cell table:formula="of:=[.B153]+(([.$H$1]-[.B153])/[.$H$5])*[.$H$3]" office:value-type="float" office:value="8.48492614402401" calcext:value-type="float">
            <text:p>8.48492614402401</text:p>
          </table:table-cell>
          <table:table-cell table:number-columns-repeated="6"/>
        </table:table-row>
        <table:table-row table:style-name="ro1">
          <table:table-cell table:formula="of:=[.A154]+[.$H$3]" office:value-type="float" office:value="153" calcext:value-type="float">
            <text:p>153</text:p>
          </table:table-cell>
          <table:table-cell table:formula="of:=[.B154]+(([.$H$1]-[.B154])/[.$H$5])*[.$H$3]" office:value-type="float" office:value="8.5038904593408" calcext:value-type="float">
            <text:p>8.5038904593408</text:p>
          </table:table-cell>
          <table:table-cell table:number-columns-repeated="6"/>
        </table:table-row>
        <table:table-row table:style-name="ro1">
          <table:table-cell table:formula="of:=[.A155]+[.$H$3]" office:value-type="float" office:value="154" calcext:value-type="float">
            <text:p>154</text:p>
          </table:table-cell>
          <table:table-cell table:formula="of:=[.B155]+(([.$H$1]-[.B155])/[.$H$5])*[.$H$3]" office:value-type="float" office:value="8.52262350251957" calcext:value-type="float">
            <text:p>8.52262350251957</text:p>
          </table:table-cell>
          <table:table-cell table:number-columns-repeated="6"/>
        </table:table-row>
        <table:table-row table:style-name="ro1">
          <table:table-cell table:formula="of:=[.A156]+[.$H$3]" office:value-type="float" office:value="155" calcext:value-type="float">
            <text:p>155</text:p>
          </table:table-cell>
          <table:table-cell table:formula="of:=[.B156]+(([.$H$1]-[.B156])/[.$H$5])*[.$H$3]" office:value-type="float" office:value="8.54112809395225" calcext:value-type="float">
            <text:p>8.54112809395225</text:p>
          </table:table-cell>
          <table:table-cell table:number-columns-repeated="6"/>
        </table:table-row>
        <table:table-row table:style-name="ro1">
          <table:table-cell table:formula="of:=[.A157]+[.$H$3]" office:value-type="float" office:value="156" calcext:value-type="float">
            <text:p>156</text:p>
          </table:table-cell>
          <table:table-cell table:formula="of:=[.B157]+(([.$H$1]-[.B157])/[.$H$5])*[.$H$3]" office:value-type="float" office:value="8.55940701963576" calcext:value-type="float">
            <text:p>8.55940701963576</text:p>
          </table:table-cell>
          <table:table-cell table:number-columns-repeated="6"/>
        </table:table-row>
        <table:table-row table:style-name="ro1">
          <table:table-cell table:formula="of:=[.A158]+[.$H$3]" office:value-type="float" office:value="157" calcext:value-type="float">
            <text:p>157</text:p>
          </table:table-cell>
          <table:table-cell table:formula="of:=[.B158]+(([.$H$1]-[.B158])/[.$H$5])*[.$H$3]" office:value-type="float" office:value="8.57746303159142" calcext:value-type="float">
            <text:p>8.57746303159142</text:p>
          </table:table-cell>
          <table:table-cell table:number-columns-repeated="6"/>
        </table:table-row>
        <table:table-row table:style-name="ro1">
          <table:table-cell table:formula="of:=[.A159]+[.$H$3]" office:value-type="float" office:value="158" calcext:value-type="float">
            <text:p>158</text:p>
          </table:table-cell>
          <table:table-cell table:formula="of:=[.B159]+(([.$H$1]-[.B159])/[.$H$5])*[.$H$3]" office:value-type="float" office:value="8.59529884827933" calcext:value-type="float">
            <text:p>8.59529884827933</text:p>
          </table:table-cell>
          <table:table-cell table:number-columns-repeated="6"/>
        </table:table-row>
        <table:table-row table:style-name="ro1">
          <table:table-cell table:formula="of:=[.A160]+[.$H$3]" office:value-type="float" office:value="159" calcext:value-type="float">
            <text:p>159</text:p>
          </table:table-cell>
          <table:table-cell table:formula="of:=[.B160]+(([.$H$1]-[.B160])/[.$H$5])*[.$H$3]" office:value-type="float" office:value="8.61291715500763" calcext:value-type="float">
            <text:p>8.61291715500763</text:p>
          </table:table-cell>
          <table:table-cell table:number-columns-repeated="6"/>
        </table:table-row>
        <table:table-row table:style-name="ro1">
          <table:table-cell table:formula="of:=[.A161]+[.$H$3]" office:value-type="float" office:value="160" calcext:value-type="float">
            <text:p>160</text:p>
          </table:table-cell>
          <table:table-cell table:formula="of:=[.B161]+(([.$H$1]-[.B161])/[.$H$5])*[.$H$3]" office:value-type="float" office:value="8.63032060433681" calcext:value-type="float">
            <text:p>8.63032060433681</text:p>
          </table:table-cell>
          <table:table-cell table:number-columns-repeated="6"/>
        </table:table-row>
        <table:table-row table:style-name="ro1">
          <table:table-cell table:formula="of:=[.A162]+[.$H$3]" office:value-type="float" office:value="161" calcext:value-type="float">
            <text:p>161</text:p>
          </table:table-cell>
          <table:table-cell table:formula="of:=[.B162]+(([.$H$1]-[.B162])/[.$H$5])*[.$H$3]" office:value-type="float" office:value="8.64751181647904" calcext:value-type="float">
            <text:p>8.64751181647904</text:p>
          </table:table-cell>
          <table:table-cell table:number-columns-repeated="6"/>
        </table:table-row>
        <table:table-row table:style-name="ro1">
          <table:table-cell table:formula="of:=[.A163]+[.$H$3]" office:value-type="float" office:value="162" calcext:value-type="float">
            <text:p>162</text:p>
          </table:table-cell>
          <table:table-cell table:formula="of:=[.B163]+(([.$H$1]-[.B163])/[.$H$5])*[.$H$3]" office:value-type="float" office:value="8.66449337969271" calcext:value-type="float">
            <text:p>8.66449337969271</text:p>
          </table:table-cell>
          <table:table-cell table:number-columns-repeated="6"/>
        </table:table-row>
        <table:table-row table:style-name="ro1">
          <table:table-cell table:formula="of:=[.A164]+[.$H$3]" office:value-type="float" office:value="163" calcext:value-type="float">
            <text:p>163</text:p>
          </table:table-cell>
          <table:table-cell table:formula="of:=[.B164]+(([.$H$1]-[.B164])/[.$H$5])*[.$H$3]" office:value-type="float" office:value="8.68126785067207" calcext:value-type="float">
            <text:p>8.68126785067207</text:p>
          </table:table-cell>
          <table:table-cell table:number-columns-repeated="6"/>
        </table:table-row>
        <table:table-row table:style-name="ro1">
          <table:table-cell table:formula="of:=[.A165]+[.$H$3]" office:value-type="float" office:value="164" calcext:value-type="float">
            <text:p>164</text:p>
          </table:table-cell>
          <table:table-cell table:formula="of:=[.B165]+(([.$H$1]-[.B165])/[.$H$5])*[.$H$3]" office:value-type="float" office:value="8.69783775493217" calcext:value-type="float">
            <text:p>8.69783775493217</text:p>
          </table:table-cell>
          <table:table-cell table:number-columns-repeated="6"/>
        </table:table-row>
        <table:table-row table:style-name="ro1">
          <table:table-cell table:formula="of:=[.A166]+[.$H$3]" office:value-type="float" office:value="165" calcext:value-type="float">
            <text:p>165</text:p>
          </table:table-cell>
          <table:table-cell table:formula="of:=[.B166]+(([.$H$1]-[.B166])/[.$H$5])*[.$H$3]" office:value-type="float" office:value="8.71420558718909" calcext:value-type="float">
            <text:p>8.71420558718909</text:p>
          </table:table-cell>
          <table:table-cell table:number-columns-repeated="6"/>
        </table:table-row>
        <table:table-row table:style-name="ro1">
          <table:table-cell table:formula="of:=[.A167]+[.$H$3]" office:value-type="float" office:value="166" calcext:value-type="float">
            <text:p>166</text:p>
          </table:table-cell>
          <table:table-cell table:formula="of:=[.B167]+(([.$H$1]-[.B167])/[.$H$5])*[.$H$3]" office:value-type="float" office:value="8.73037381173557" calcext:value-type="float">
            <text:p>8.73037381173557</text:p>
          </table:table-cell>
          <table:table-cell table:number-columns-repeated="6"/>
        </table:table-row>
        <table:table-row table:style-name="ro1">
          <table:table-cell table:formula="of:=[.A168]+[.$H$3]" office:value-type="float" office:value="167" calcext:value-type="float">
            <text:p>167</text:p>
          </table:table-cell>
          <table:table-cell table:formula="of:=[.B168]+(([.$H$1]-[.B168])/[.$H$5])*[.$H$3]" office:value-type="float" office:value="8.74634486281196" calcext:value-type="float">
            <text:p>8.74634486281196</text:p>
          </table:table-cell>
          <table:table-cell table:number-columns-repeated="6"/>
        </table:table-row>
        <table:table-row table:style-name="ro1">
          <table:table-cell table:formula="of:=[.A169]+[.$H$3]" office:value-type="float" office:value="168" calcext:value-type="float">
            <text:p>168</text:p>
          </table:table-cell>
          <table:table-cell table:formula="of:=[.B169]+(([.$H$1]-[.B169])/[.$H$5])*[.$H$3]" office:value-type="float" office:value="8.76212114497279" calcext:value-type="float">
            <text:p>8.76212114497279</text:p>
          </table:table-cell>
          <table:table-cell table:number-columns-repeated="6"/>
        </table:table-row>
        <table:table-row table:style-name="ro1">
          <table:table-cell table:formula="of:=[.A170]+[.$H$3]" office:value-type="float" office:value="169" calcext:value-type="float">
            <text:p>169</text:p>
          </table:table-cell>
          <table:table-cell table:formula="of:=[.B170]+(([.$H$1]-[.B170])/[.$H$5])*[.$H$3]" office:value-type="float" office:value="8.77770503344873" calcext:value-type="float">
            <text:p>8.77770503344873</text:p>
          </table:table-cell>
          <table:table-cell table:number-columns-repeated="6"/>
        </table:table-row>
        <table:table-row table:style-name="ro1">
          <table:table-cell table:formula="of:=[.A171]+[.$H$3]" office:value-type="float" office:value="170" calcext:value-type="float">
            <text:p>170</text:p>
          </table:table-cell>
          <table:table-cell table:formula="of:=[.B171]+(([.$H$1]-[.B171])/[.$H$5])*[.$H$3]" office:value-type="float" office:value="8.79309887450424" calcext:value-type="float">
            <text:p>8.79309887450424</text:p>
          </table:table-cell>
          <table:table-cell table:number-columns-repeated="6"/>
        </table:table-row>
        <table:table-row table:style-name="ro1">
          <table:table-cell table:formula="of:=[.A172]+[.$H$3]" office:value-type="float" office:value="171" calcext:value-type="float">
            <text:p>171</text:p>
          </table:table-cell>
          <table:table-cell table:formula="of:=[.B172]+(([.$H$1]-[.B172])/[.$H$5])*[.$H$3]" office:value-type="float" office:value="8.80830498579077" calcext:value-type="float">
            <text:p>8.80830498579077</text:p>
          </table:table-cell>
          <table:table-cell table:number-columns-repeated="6"/>
        </table:table-row>
        <table:table-row table:style-name="ro1">
          <table:table-cell table:formula="of:=[.A173]+[.$H$3]" office:value-type="float" office:value="172" calcext:value-type="float">
            <text:p>172</text:p>
          </table:table-cell>
          <table:table-cell table:formula="of:=[.B173]+(([.$H$1]-[.B173])/[.$H$5])*[.$H$3]" office:value-type="float" office:value="8.82332565669576" calcext:value-type="float">
            <text:p>8.82332565669576</text:p>
          </table:table-cell>
          <table:table-cell table:number-columns-repeated="6"/>
        </table:table-row>
        <table:table-row table:style-name="ro1">
          <table:table-cell table:formula="of:=[.A174]+[.$H$3]" office:value-type="float" office:value="173" calcext:value-type="float">
            <text:p>173</text:p>
          </table:table-cell>
          <table:table-cell table:formula="of:=[.B174]+(([.$H$1]-[.B174])/[.$H$5])*[.$H$3]" office:value-type="float" office:value="8.83816314868728" calcext:value-type="float">
            <text:p>8.83816314868728</text:p>
          </table:table-cell>
          <table:table-cell table:number-columns-repeated="6"/>
        </table:table-row>
        <table:table-row table:style-name="ro1">
          <table:table-cell table:formula="of:=[.A175]+[.$H$3]" office:value-type="float" office:value="174" calcext:value-type="float">
            <text:p>174</text:p>
          </table:table-cell>
          <table:table-cell table:formula="of:=[.B175]+(([.$H$1]-[.B175])/[.$H$5])*[.$H$3]" office:value-type="float" office:value="8.8528196956545" calcext:value-type="float">
            <text:p>8.8528196956545</text:p>
          </table:table-cell>
          <table:table-cell table:number-columns-repeated="6"/>
        </table:table-row>
        <table:table-row table:style-name="ro1">
          <table:table-cell table:formula="of:=[.A176]+[.$H$3]" office:value-type="float" office:value="175" calcext:value-type="float">
            <text:p>175</text:p>
          </table:table-cell>
          <table:table-cell table:formula="of:=[.B176]+(([.$H$1]-[.B176])/[.$H$5])*[.$H$3]" office:value-type="float" office:value="8.86729750424408" calcext:value-type="float">
            <text:p>8.86729750424408</text:p>
          </table:table-cell>
          <table:table-cell table:number-columns-repeated="6"/>
        </table:table-row>
        <table:table-row table:style-name="ro1">
          <table:table-cell table:formula="of:=[.A177]+[.$H$3]" office:value-type="float" office:value="176" calcext:value-type="float">
            <text:p>176</text:p>
          </table:table-cell>
          <table:table-cell table:formula="of:=[.B177]+(([.$H$1]-[.B177])/[.$H$5])*[.$H$3]" office:value-type="float" office:value="8.88159875419233" calcext:value-type="float">
            <text:p>8.88159875419233</text:p>
          </table:table-cell>
          <table:table-cell table:number-columns-repeated="6"/>
        </table:table-row>
        <table:table-row table:style-name="ro1">
          <table:table-cell table:formula="of:=[.A178]+[.$H$3]" office:value-type="float" office:value="177" calcext:value-type="float">
            <text:p>177</text:p>
          </table:table-cell>
          <table:table-cell table:formula="of:=[.B178]+(([.$H$1]-[.B178])/[.$H$5])*[.$H$3]" office:value-type="float" office:value="8.89572559865339" calcext:value-type="float">
            <text:p>8.89572559865339</text:p>
          </table:table-cell>
          <table:table-cell table:number-columns-repeated="6"/>
        </table:table-row>
        <table:table-row table:style-name="ro1">
          <table:table-cell table:formula="of:=[.A179]+[.$H$3]" office:value-type="float" office:value="178" calcext:value-type="float">
            <text:p>178</text:p>
          </table:table-cell>
          <table:table-cell table:formula="of:=[.B179]+(([.$H$1]-[.B179])/[.$H$5])*[.$H$3]" office:value-type="float" office:value="8.90968016452347" calcext:value-type="float">
            <text:p>8.90968016452347</text:p>
          </table:table-cell>
          <table:table-cell table:number-columns-repeated="6"/>
        </table:table-row>
        <table:table-row table:style-name="ro1">
          <table:table-cell table:formula="of:=[.A180]+[.$H$3]" office:value-type="float" office:value="179" calcext:value-type="float">
            <text:p>179</text:p>
          </table:table-cell>
          <table:table-cell table:formula="of:=[.B180]+(([.$H$1]-[.B180])/[.$H$5])*[.$H$3]" office:value-type="float" office:value="8.92346455276099" calcext:value-type="float">
            <text:p>8.92346455276099</text:p>
          </table:table-cell>
          <table:table-cell table:number-columns-repeated="6"/>
        </table:table-row>
        <table:table-row table:style-name="ro1">
          <table:table-cell table:formula="of:=[.A181]+[.$H$3]" office:value-type="float" office:value="180" calcext:value-type="float">
            <text:p>180</text:p>
          </table:table-cell>
          <table:table-cell table:formula="of:=[.B181]+(([.$H$1]-[.B181])/[.$H$5])*[.$H$3]" office:value-type="float" office:value="8.93708083870293" calcext:value-type="float">
            <text:p>8.93708083870293</text:p>
          </table:table-cell>
          <table:table-cell table:number-columns-repeated="6"/>
        </table:table-row>
        <table:table-row table:style-name="ro1">
          <table:table-cell table:formula="of:=[.A182]+[.$H$3]" office:value-type="float" office:value="181" calcext:value-type="float">
            <text:p>181</text:p>
          </table:table-cell>
          <table:table-cell table:formula="of:=[.B182]+(([.$H$1]-[.B182])/[.$H$5])*[.$H$3]" office:value-type="float" office:value="8.95053107237729" calcext:value-type="float">
            <text:p>8.95053107237729</text:p>
          </table:table-cell>
          <table:table-cell table:number-columns-repeated="6"/>
        </table:table-row>
        <table:table-row table:style-name="ro1">
          <table:table-cell table:formula="of:=[.A183]+[.$H$3]" office:value-type="float" office:value="182" calcext:value-type="float">
            <text:p>182</text:p>
          </table:table-cell>
          <table:table-cell table:formula="of:=[.B183]+(([.$H$1]-[.B183])/[.$H$5])*[.$H$3]" office:value-type="float" office:value="8.96381727881171" calcext:value-type="float">
            <text:p>8.96381727881171</text:p>
          </table:table-cell>
          <table:table-cell table:number-columns-repeated="6"/>
        </table:table-row>
        <table:table-row table:style-name="ro1">
          <table:table-cell table:formula="of:=[.A184]+[.$H$3]" office:value-type="float" office:value="183" calcext:value-type="float">
            <text:p>183</text:p>
          </table:table-cell>
          <table:table-cell table:formula="of:=[.B184]+(([.$H$1]-[.B184])/[.$H$5])*[.$H$3]" office:value-type="float" office:value="8.9769414583384" calcext:value-type="float">
            <text:p>8.9769414583384</text:p>
          </table:table-cell>
          <table:table-cell table:number-columns-repeated="6"/>
        </table:table-row>
        <table:table-row table:style-name="ro1">
          <table:table-cell table:formula="of:=[.A185]+[.$H$3]" office:value-type="float" office:value="184" calcext:value-type="float">
            <text:p>184</text:p>
          </table:table-cell>
          <table:table-cell table:formula="of:=[.B185]+(([.$H$1]-[.B185])/[.$H$5])*[.$H$3]" office:value-type="float" office:value="8.98990558689525" calcext:value-type="float">
            <text:p>8.98990558689525</text:p>
          </table:table-cell>
          <table:table-cell table:number-columns-repeated="6"/>
        </table:table-row>
        <table:table-row table:style-name="ro1">
          <table:table-cell table:formula="of:=[.A186]+[.$H$3]" office:value-type="float" office:value="185" calcext:value-type="float">
            <text:p>185</text:p>
          </table:table-cell>
          <table:table-cell table:formula="of:=[.B186]+(([.$H$1]-[.B186])/[.$H$5])*[.$H$3]" office:value-type="float" office:value="9.00271161632335" calcext:value-type="float">
            <text:p>9.00271161632335</text:p>
          </table:table-cell>
          <table:table-cell table:number-columns-repeated="6"/>
        </table:table-row>
        <table:table-row table:style-name="ro1">
          <table:table-cell table:formula="of:=[.A187]+[.$H$3]" office:value-type="float" office:value="186" calcext:value-type="float">
            <text:p>186</text:p>
          </table:table-cell>
          <table:table-cell table:formula="of:=[.B187]+(([.$H$1]-[.B187])/[.$H$5])*[.$H$3]" office:value-type="float" office:value="9.01536147466087" calcext:value-type="float">
            <text:p>9.01536147466087</text:p>
          </table:table-cell>
          <table:table-cell table:number-columns-repeated="6"/>
        </table:table-row>
        <table:table-row table:style-name="ro1">
          <table:table-cell table:formula="of:=[.A188]+[.$H$3]" office:value-type="float" office:value="187" calcext:value-type="float">
            <text:p>187</text:p>
          </table:table-cell>
          <table:table-cell table:formula="of:=[.B188]+(([.$H$1]-[.B188])/[.$H$5])*[.$H$3]" office:value-type="float" office:value="9.0278570664333" calcext:value-type="float">
            <text:p>9.0278570664333</text:p>
          </table:table-cell>
          <table:table-cell table:number-columns-repeated="6"/>
        </table:table-row>
        <table:table-row table:style-name="ro1">
          <table:table-cell table:formula="of:=[.A189]+[.$H$3]" office:value-type="float" office:value="188" calcext:value-type="float">
            <text:p>188</text:p>
          </table:table-cell>
          <table:table-cell table:formula="of:=[.B189]+(([.$H$1]-[.B189])/[.$H$5])*[.$H$3]" office:value-type="float" office:value="9.04020027294021" calcext:value-type="float">
            <text:p>9.04020027294021</text:p>
          </table:table-cell>
          <table:table-cell table:number-columns-repeated="6"/>
        </table:table-row>
        <table:table-row table:style-name="ro1">
          <table:table-cell table:formula="of:=[.A190]+[.$H$3]" office:value-type="float" office:value="189" calcext:value-type="float">
            <text:p>189</text:p>
          </table:table-cell>
          <table:table-cell table:formula="of:=[.B190]+(([.$H$1]-[.B190])/[.$H$5])*[.$H$3]" office:value-type="float" office:value="9.0523929525385" calcext:value-type="float">
            <text:p>9.0523929525385</text:p>
          </table:table-cell>
          <table:table-cell table:number-columns-repeated="6"/>
        </table:table-row>
        <table:table-row table:style-name="ro1">
          <table:table-cell table:formula="of:=[.A191]+[.$H$3]" office:value-type="float" office:value="190" calcext:value-type="float">
            <text:p>190</text:p>
          </table:table-cell>
          <table:table-cell table:formula="of:=[.B191]+(([.$H$1]-[.B191])/[.$H$5])*[.$H$3]" office:value-type="float" office:value="9.06443694092218" calcext:value-type="float">
            <text:p>9.06443694092218</text:p>
          </table:table-cell>
          <table:table-cell table:number-columns-repeated="6"/>
        </table:table-row>
        <table:table-row table:style-name="ro1">
          <table:table-cell table:formula="of:=[.A192]+[.$H$3]" office:value-type="float" office:value="191" calcext:value-type="float">
            <text:p>191</text:p>
          </table:table-cell>
          <table:table-cell table:formula="of:=[.B192]+(([.$H$1]-[.B192])/[.$H$5])*[.$H$3]" office:value-type="float" office:value="9.07633405139874" calcext:value-type="float">
            <text:p>9.07633405139874</text:p>
          </table:table-cell>
          <table:table-cell table:number-columns-repeated="6"/>
        </table:table-row>
        <table:table-row table:style-name="ro1">
          <table:table-cell table:formula="of:=[.A193]+[.$H$3]" office:value-type="float" office:value="192" calcext:value-type="float">
            <text:p>192</text:p>
          </table:table-cell>
          <table:table-cell table:formula="of:=[.B193]+(([.$H$1]-[.B193])/[.$H$5])*[.$H$3]" office:value-type="float" office:value="9.08808607516217" calcext:value-type="float">
            <text:p>9.08808607516217</text:p>
          </table:table-cell>
          <table:table-cell table:number-columns-repeated="6"/>
        </table:table-row>
        <table:table-row table:style-name="ro1">
          <table:table-cell table:formula="of:=[.A194]+[.$H$3]" office:value-type="float" office:value="193" calcext:value-type="float">
            <text:p>193</text:p>
          </table:table-cell>
          <table:table-cell table:formula="of:=[.B194]+(([.$H$1]-[.B194])/[.$H$5])*[.$H$3]" office:value-type="float" office:value="9.09969478156263" calcext:value-type="float">
            <text:p>9.09969478156263</text:p>
          </table:table-cell>
          <table:table-cell table:number-columns-repeated="6"/>
        </table:table-row>
        <table:table-row table:style-name="ro1">
          <table:table-cell table:formula="of:=[.A195]+[.$H$3]" office:value-type="float" office:value="194" calcext:value-type="float">
            <text:p>194</text:p>
          </table:table-cell>
          <table:table-cell table:formula="of:=[.B195]+(([.$H$1]-[.B195])/[.$H$5])*[.$H$3]" office:value-type="float" office:value="9.11116191837284" calcext:value-type="float">
            <text:p>9.11116191837284</text:p>
          </table:table-cell>
          <table:table-cell table:number-columns-repeated="6"/>
        </table:table-row>
        <table:table-row table:style-name="ro1">
          <table:table-cell table:formula="of:=[.A196]+[.$H$3]" office:value-type="float" office:value="195" calcext:value-type="float">
            <text:p>195</text:p>
          </table:table-cell>
          <table:table-cell table:formula="of:=[.B196]+(([.$H$1]-[.B196])/[.$H$5])*[.$H$3]" office:value-type="float" office:value="9.12248921205122" calcext:value-type="float">
            <text:p>9.12248921205122</text:p>
          </table:table-cell>
          <table:table-cell table:number-columns-repeated="6"/>
        </table:table-row>
        <table:table-row table:style-name="ro1">
          <table:table-cell table:formula="of:=[.A197]+[.$H$3]" office:value-type="float" office:value="196" calcext:value-type="float">
            <text:p>196</text:p>
          </table:table-cell>
          <table:table-cell table:formula="of:=[.B197]+(([.$H$1]-[.B197])/[.$H$5])*[.$H$3]" office:value-type="float" office:value="9.13367836800182" calcext:value-type="float">
            <text:p>9.13367836800182</text:p>
          </table:table-cell>
          <table:table-cell table:number-columns-repeated="6"/>
        </table:table-row>
        <table:table-row table:style-name="ro1">
          <table:table-cell table:formula="of:=[.A198]+[.$H$3]" office:value-type="float" office:value="197" calcext:value-type="float">
            <text:p>197</text:p>
          </table:table-cell>
          <table:table-cell table:formula="of:=[.B198]+(([.$H$1]-[.B198])/[.$H$5])*[.$H$3]" office:value-type="float" office:value="9.14473107083106" calcext:value-type="float">
            <text:p>9.14473107083106</text:p>
          </table:table-cell>
          <table:table-cell table:number-columns-repeated="6"/>
        </table:table-row>
        <table:table-row table:style-name="ro1">
          <table:table-cell table:formula="of:=[.A199]+[.$H$3]" office:value-type="float" office:value="198" calcext:value-type="float">
            <text:p>198</text:p>
          </table:table-cell>
          <table:table-cell table:formula="of:=[.B199]+(([.$H$1]-[.B199])/[.$H$5])*[.$H$3]" office:value-type="float" office:value="9.15564898460142" calcext:value-type="float">
            <text:p>9.15564898460142</text:p>
          </table:table-cell>
          <table:table-cell table:number-columns-repeated="6"/>
        </table:table-row>
        <table:table-row table:style-name="ro1">
          <table:table-cell table:formula="of:=[.A200]+[.$H$3]" office:value-type="float" office:value="199" calcext:value-type="float">
            <text:p>199</text:p>
          </table:table-cell>
          <table:table-cell table:formula="of:=[.B200]+(([.$H$1]-[.B200])/[.$H$5])*[.$H$3]" office:value-type="float" office:value="9.16643375308189" calcext:value-type="float">
            <text:p>9.16643375308189</text:p>
          </table:table-cell>
          <table:table-cell table:number-columns-repeated="6"/>
        </table:table-row>
        <table:table-row table:style-name="ro1">
          <table:table-cell table:formula="of:=[.A201]+[.$H$3]" office:value-type="float" office:value="200" calcext:value-type="float">
            <text:p>200</text:p>
          </table:table-cell>
          <table:table-cell table:formula="of:=[.B201]+(([.$H$1]-[.B201])/[.$H$5])*[.$H$3]" office:value-type="float" office:value="9.17708699999552" calcext:value-type="float">
            <text:p>9.1770869999955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4:56:56.574800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4:41:34.612451009</meta:creation-date>
    <dc:date>2022-02-10T16:59:21.894669282</dc:date>
    <meta:editing-duration>PT1H54M59S</meta:editing-duration>
    <meta:editing-cycles>3</meta:editing-cycles>
    <meta:generator>LibreOffice/6.4.7.2$Linux_X86_64 LibreOffice_project/40$Build-2</meta:generator>
    <meta:document-statistic meta:table-count="2" meta:cell-count="1035" meta:object-count="0"/>
  </office:meta>
</office:document-meta>
</file>